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0800000008AEB03D6432C48F53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ndale Mono" svg:font-family="'Andale Mono'" style:font-pitch="fixed"/>
    <style:font-face style:name="DejaVu Sans Mono" svg:font-family="'DejaVu Sans Mono'" style:font-family-generic="modern" style:font-pitch="fixed"/>
    <style:font-face style:name="Lucida Sans Typewriter" svg:font-family="'Lucida Sans Typewriter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0" style:family="table">
      <style:table-properties style:width="6.7944in" fo:margin-left="0in" fo:margin-right="-0.1021in" table:align="margins"/>
    </style:style>
    <style:style style:name="Таблица10.A" style:family="table-column">
      <style:table-column-properties style:column-width="1.4403in" style:rel-column-width="13892*"/>
    </style:style>
    <style:style style:name="Таблица10.B" style:family="table-column">
      <style:table-column-properties style:column-width="0.0403in" style:rel-column-width="388*"/>
    </style:style>
    <style:style style:name="Таблица10.J" style:family="table-column">
      <style:table-column-properties style:column-width="0.3208in" style:rel-column-width="3094*"/>
    </style:style>
    <style:style style:name="Таблица10.K" style:family="table-column">
      <style:table-column-properties style:column-width="4.7118in" style:rel-column-width="45445*"/>
    </style:style>
    <style:style style:name="Таблица10.1" style:family="table-row">
      <style:table-row-properties style:min-row-height="9.7313in"/>
    </style:style>
    <style:style style:name="Таблица10.A1" style:family="table-cell">
      <style:table-cell-properties fo:padding="0in" fo:border="none"/>
    </style:style>
    <style:style style:name="Таблица10.B1" style:family="table-cell">
      <style:table-cell-properties fo:padding="0.0201in" fo:border-left="0.5pt solid #000000" fo:border-right="none" fo:border-top="none" fo:border-bottom="none"/>
    </style:style>
    <style:style style:name="Таблица10.I1" style:family="table-cell">
      <style:table-cell-properties fo:padding="0.0201in" fo:border-left="0.5pt solid #000000" fo:border-right="0.5pt solid #000000" fo:border-top="none" fo:border-bottom="none"/>
    </style:style>
    <style:style style:name="Таблица11" style:family="table">
      <style:table-properties style:width="2.7944in" fo:margin-left="0.0979in" fo:margin-right="1.8194in" table:align="margins"/>
    </style:style>
    <style:style style:name="Таблица11.A" style:family="table-column">
      <style:table-column-properties style:column-width="1.1986in" style:rel-column-width="28114*"/>
    </style:style>
    <style:style style:name="Таблица11.B" style:family="table-column">
      <style:table-column-properties style:column-width="1.5958in" style:rel-column-width="37421*"/>
    </style:style>
    <style:style style:name="Таблица11.A1" style:family="table-cell">
      <style:table-cell-properties fo:padding="0.0382in" fo:border-left="none" fo:border-right="none" fo:border-top="none" fo:border-bottom="0.5pt solid #000000"/>
    </style:style>
    <style:style style:name="Таблица11.B1" style:family="table-cell">
      <style:table-cell-properties fo:padding="0.0382in" fo:border-left="0.5pt solid #000000" fo:border-right="none" fo:border-top="none" fo:border-bottom="0.5pt solid #000000"/>
    </style:style>
    <style:style style:name="Таблица11.A2" style:family="table-cell">
      <style:table-cell-properties fo:padding="0.0382in" fo:border="none"/>
    </style:style>
    <style:style style:name="Таблица11.B2" style:family="table-cell">
      <style:table-cell-properties fo:padding="0.0382in" fo:border-left="0.5pt solid #000000" fo:border-right="none" fo:border-top="none" fo:border-bottom="none"/>
    </style:style>
    <style:style style:name="Bits112" style:family="table">
      <style:table-properties style:width="6.6903in" table:align="left" style:may-break-between-rows="false"/>
    </style:style>
    <style:style style:name="Bits112.A" style:family="table-column">
      <style:table-column-properties style:column-width="0.2382in"/>
    </style:style>
    <style:style style:name="Bits112.B" style:family="table-column">
      <style:table-column-properties style:column-width="0.2389in"/>
    </style:style>
    <style:style style:name="Bits112.F" style:family="table-column">
      <style:table-column-properties style:column-width="0.2396in"/>
    </style:style>
    <style:style style:name="Bits112.R" style:family="table-column">
      <style:table-column-properties style:column-width="0.1854in"/>
    </style:style>
    <style:style style:name="Bits112.S" style:family="table-column">
      <style:table-column-properties style:column-width="0.2917in"/>
    </style:style>
    <style:style style:name="Bits112.A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Bits112.A2" style:family="table-cell">
      <style:table-cell-properties fo:padding-left="0in" fo:padding-right="0in" fo:padding-top="0.0403in" fo:padding-bottom="0.0403in" fo:border-left="0.05pt solid #000000" fo:border-right="none" fo:border-top="none" fo:border-bottom="0.05pt solid #000000"/>
    </style:style>
    <style:style style:name="Bits112.Z2" style:family="table-cell">
      <style:table-cell-properties fo:padding-left="0in" fo:padding-right="0in" fo:padding-top="0.0403in" fo:padding-bottom="0.0403in" fo:border-left="0.05pt solid #000000" fo:border-right="0.05pt solid #000000" fo:border-top="none" fo:border-bottom="0.05pt solid #000000"/>
    </style:style>
    <style:style style:name="Table1" style:family="table">
      <style:table-properties style:width="6.6924in" table:align="margins" style:may-break-between-rows="false"/>
    </style:style>
    <style:style style:name="Table1.A" style:family="table-column">
      <style:table-column-properties style:column-width="0.2306in" style:rel-column-width="2257*"/>
    </style:style>
    <style:style style:name="Table1.D" style:family="table-column">
      <style:table-column-properties style:column-width="0.2313in" style:rel-column-width="2264*"/>
    </style:style>
    <style:style style:name="Table1.U" style:family="table-column">
      <style:table-column-properties style:column-width="0.1986in" style:rel-column-width="1944*"/>
    </style:style>
    <style:style style:name="Table1.V" style:family="table-column">
      <style:table-column-properties style:column-width="0.3125in" style:rel-column-width="3060*"/>
    </style:style>
    <style:style style:name="Table1.W" style:family="table-column">
      <style:table-column-properties style:column-width="0.1861in" style:rel-column-width="1822*"/>
    </style:style>
    <style:style style:name="Table1.X" style:family="table-column">
      <style:table-column-properties style:column-width="0.2528in" style:rel-column-width="2475*"/>
    </style:style>
    <style:style style:name="Table1.Y" style:family="table-column">
      <style:table-column-properties style:column-width="0.2035in" style:rel-column-width="1992*"/>
    </style:style>
    <style:style style:name="Table1.c" style:family="table-column">
      <style:table-column-properties style:column-width="0.2333in" style:rel-column-width="2282*"/>
    </style:style>
    <style:style style:name="Table1.A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1.A2" style:family="table-cell">
      <style:table-cell-properties style:vertical-align="middle" fo:padding-left="0in" fo:padding-right="0in" fo:padding-top="0.0403in" fo:padding-bottom="0.0403in" fo:border-left="0.05pt solid #000000" fo:border-right="none" fo:border-top="none" fo:border-bottom="0.05pt solid #000000"/>
    </style:style>
    <style:style style:name="Table1.Y2" style:family="table-cell">
      <style:table-cell-properties style:vertical-align="middle" fo:padding-left="0in" fo:padding-right="0in" fo:padding-top="0.0403in" fo:padding-bottom="0.0403in" fo:border-left="0.05pt solid #000000" fo:border-right="0.05pt solid #000000" fo:border-top="none" fo:border-bottom="0.05pt solid #000000"/>
    </style:style>
    <style:style style:name="Table2" style:family="table">
      <style:table-properties style:width="6.6813in" table:align="left" style:may-break-between-rows="false"/>
    </style:style>
    <style:style style:name="Table2.A" style:family="table-column">
      <style:table-column-properties style:column-width="0.2514in"/>
    </style:style>
    <style:style style:name="Table2.B" style:family="table-column">
      <style:table-column-properties style:column-width="0.2472in"/>
    </style:style>
    <style:style style:name="Table2.M" style:family="table-column">
      <style:table-column-properties style:column-width="0.2139in"/>
    </style:style>
    <style:style style:name="Table2.N" style:family="table-column">
      <style:table-column-properties style:column-width="0.1931in"/>
    </style:style>
    <style:style style:name="Table2.O" style:family="table-column">
      <style:table-column-properties style:column-width="0.3125in"/>
    </style:style>
    <style:style style:name="Table2.Q" style:family="table-column">
      <style:table-column-properties style:column-width="0.1861in"/>
    </style:style>
    <style:style style:name="Table2.R" style:family="table-column">
      <style:table-column-properties style:column-width="0.2458in"/>
    </style:style>
    <style:style style:name="Table2.S" style:family="table-column">
      <style:table-column-properties style:column-width="0.1264in"/>
    </style:style>
    <style:style style:name="Table2.T" style:family="table-column">
      <style:table-column-properties style:column-width="0.2528in"/>
    </style:style>
    <style:style style:name="Table2.W" style:family="table-column">
      <style:table-column-properties style:column-width="0.1938in"/>
    </style:style>
    <style:style style:name="Table2.X" style:family="table-column">
      <style:table-column-properties style:column-width="0.3049in"/>
    </style:style>
    <style:style style:name="Table2.a" style:family="table-column">
      <style:table-column-properties style:column-width="0.3646in"/>
    </style:style>
    <style:style style:name="Table2.A1" style:family="table-cell">
      <style:table-cell-properties fo:background-color="transparent" fo:padding-left="0in" fo:padding-right="0in" fo:padding-top="0.0403in" fo:padding-bottom="0.0403in" fo:border-left="none" fo:border-right="none" fo:border-top="none" fo:border-bottom="0.05pt solid #000000">
        <style:background-image/>
      </style:table-cell-properties>
    </style:style>
    <style:style style:name="Table2.B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C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D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E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F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G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H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I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J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K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L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M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N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O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P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Q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R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S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T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U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V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W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X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Y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Z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a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A2" style:family="table-cell">
      <style:table-cell-properties style:vertical-align="middle" fo:padding-left="0in" fo:padding-right="0in" fo:padding-top="0.0403in" fo:padding-bottom="0.0403in" fo:border-left="0.05pt solid #000000" fo:border-right="none" fo:border-top="none" fo:border-bottom="0.05pt solid #000000"/>
    </style:style>
    <style:style style:name="Table2.a2" style:family="table-cell">
      <style:table-cell-properties style:vertical-align="middle" fo:padding-left="0in" fo:padding-right="0in" fo:padding-top="0.0403in" fo:padding-bottom="0.0403in" fo:border-left="0.05pt solid #000000" fo:border-right="0.05pt solid #000000" fo:border-top="none" fo:border-bottom="0.05pt solid #000000"/>
    </style:style>
    <style:style style:name="Table3" style:family="table">
      <style:table-properties style:width="6.6924in" table:align="margins" style:may-break-between-rows="false"/>
    </style:style>
    <style:style style:name="Table3.A" style:family="table-column">
      <style:table-column-properties style:column-width="0.3125in" style:rel-column-width="3060*"/>
    </style:style>
    <style:style style:name="Table3.C" style:family="table-column">
      <style:table-column-properties style:column-width="0.1264in" style:rel-column-width="1237*"/>
    </style:style>
    <style:style style:name="Table3.D" style:family="table-column">
      <style:table-column-properties style:column-width="0.1861in" style:rel-column-width="1822*"/>
    </style:style>
    <style:style style:name="Table3.E" style:family="table-column">
      <style:table-column-properties style:column-width="0.2569in" style:rel-column-width="2516*"/>
    </style:style>
    <style:style style:name="Table3.F" style:family="table-column">
      <style:table-column-properties style:column-width="0.3083in" style:rel-column-width="3019*"/>
    </style:style>
    <style:style style:name="Table3.G" style:family="table-column">
      <style:table-column-properties style:column-width="0.1701in" style:rel-column-width="1666*"/>
    </style:style>
    <style:style style:name="Table3.H" style:family="table-column">
      <style:table-column-properties style:column-width="0.2389in" style:rel-column-width="2339*"/>
    </style:style>
    <style:style style:name="Table3.N" style:family="table-column">
      <style:table-column-properties style:column-width="0.2042in" style:rel-column-width="1999*"/>
    </style:style>
    <style:style style:name="Table3.P" style:family="table-column">
      <style:table-column-properties style:column-width="0.3264in" style:rel-column-width="3196*"/>
    </style:style>
    <style:style style:name="Table3.Q" style:family="table-column">
      <style:table-column-properties style:column-width="0.3653in" style:rel-column-width="3576*"/>
    </style:style>
    <style:style style:name="Table3.S" style:family="table-column">
      <style:table-column-properties style:column-width="0.2458in" style:rel-column-width="2407*"/>
    </style:style>
    <style:style style:name="Table3.T" style:family="table-column">
      <style:table-column-properties style:column-width="0.159in" style:rel-column-width="1557*"/>
    </style:style>
    <style:style style:name="Table3.W" style:family="table-column">
      <style:table-column-properties style:column-width="0.2396in" style:rel-column-width="2346*"/>
    </style:style>
    <style:style style:name="Table3.a" style:family="table-column">
      <style:table-column-properties style:column-width="0.1625in" style:rel-column-width="1591*"/>
    </style:style>
    <style:style style:name="Table3.b" style:family="table-column">
      <style:table-column-properties style:column-width="0.3167in" style:rel-column-width="3103*"/>
    </style:style>
    <style:style style:name="Table3.A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3.A2" style:family="table-cell">
      <style:table-cell-properties style:vertical-align="middle" fo:padding-left="0in" fo:padding-right="0in" fo:padding-top="0.0403in" fo:padding-bottom="0.0403in" fo:border-left="0.05pt solid #000000" fo:border-right="none" fo:border-top="none" fo:border-bottom="0.05pt solid #000000"/>
    </style:style>
    <style:style style:name="Table3.b2" style:family="table-cell">
      <style:table-cell-properties style:vertical-align="middle" fo:padding-left="0in" fo:padding-right="0in" fo:padding-top="0.0403in" fo:padding-bottom="0.0403in" fo:border-left="0.05pt solid #000000" fo:border-right="0.05pt solid #000000" fo:border-top="none" fo:border-bottom="0.05pt solid #000000"/>
    </style:style>
    <style:style style:name="Table3.R3" style:family="table-cell">
      <style:table-cell-properties style:vertical-align="middle" fo:padding="0.0403in" fo:border-left="0.05pt solid #000000" fo:border-right="none" fo:border-top="none" fo:border-bottom="none"/>
    </style:style>
    <style:style style:name="Microbits" style:family="table">
      <style:table-properties style:width="6.6924in" table:align="margins"/>
    </style:style>
    <style:style style:name="Microbits.A" style:family="table-column">
      <style:table-column-properties style:column-width="0.6854in" style:rel-column-width="6711*"/>
    </style:style>
    <style:style style:name="Microbits.C" style:family="table-column">
      <style:table-column-properties style:column-width="0.5646in" style:rel-column-width="5528*"/>
    </style:style>
    <style:style style:name="Microbits.D" style:family="table-column">
      <style:table-column-properties style:column-width="4.7569in" style:rel-column-width="46585*"/>
    </style:style>
    <style:style style:name="Microbits.A1" style:family="table-cell">
      <style:table-cell-properties fo:padding="0.0382in" fo:border-left="0.05pt solid #000000" fo:border-right="none" fo:border-top="0.05pt solid #000000" fo:border-bottom="0.05pt solid #000000"/>
    </style:style>
    <style:style style:name="Microbits.D1" style:family="table-cell">
      <style:table-cell-properties fo:padding="0.0382in" fo:border="0.05pt solid #000000"/>
    </style:style>
    <style:style style:name="Microbits.2" style:family="table-row">
      <style:table-row-properties fo:keep-together="always"/>
    </style:style>
    <style:style style:name="Microbits.A2" style:family="table-cell">
      <style:table-cell-properties fo:padding="0.0382in" fo:border-left="0.05pt solid #000000" fo:border-right="none" fo:border-top="none" fo:border-bottom="0.05pt solid #000000"/>
    </style:style>
    <style:style style:name="Microbits.D2" style:family="table-cell">
      <style:table-cell-properties fo:padding="0.0382in" fo:border-left="0.05pt solid #000000" fo:border-right="0.05pt solid #000000" fo:border-top="none" fo:border-bottom="0.05pt solid #000000"/>
    </style:style>
    <style:style style:name="Microbits.13" style:family="table-row">
      <style:table-row-properties fo:keep-together="auto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Arial Black" fo:font-size="16pt" style:font-size-asian="16pt" style:font-size-complex="16pt"/>
    </style:style>
    <style:style style:name="P3" style:family="paragraph" style:parent-style-name="Standard">
      <style:text-properties officeooo:paragraph-rsid="001c80d4"/>
    </style:style>
    <style:style style:name="P4" style:family="paragraph" style:parent-style-name="Standard">
      <style:paragraph-properties fo:text-align="center" style:justify-single-word="false"/>
      <style:text-properties fo:font-size="9pt" officeooo:rsid="001c80d4" officeooo:paragraph-rsid="001c80d4" style:font-size-asian="9pt" style:font-size-complex="9pt"/>
    </style:style>
    <style:style style:name="P5" style:family="paragraph" style:parent-style-name="Standard">
      <style:paragraph-properties fo:text-align="center" style:justify-single-word="false"/>
      <style:text-properties fo:font-size="9pt" officeooo:rsid="001c80d4" officeooo:paragraph-rsid="001c879d" style:font-size-asian="9pt" style:font-size-complex="9pt"/>
    </style:style>
    <style:style style:name="P6" style:family="paragraph" style:parent-style-name="Standard">
      <style:paragraph-properties fo:text-align="center" style:justify-single-word="false"/>
      <style:text-properties fo:font-size="9pt" officeooo:rsid="001c80d4" officeooo:paragraph-rsid="001d7cdb" style:font-size-asian="9pt" style:font-size-complex="9pt"/>
    </style:style>
    <style:style style:name="P7" style:family="paragraph" style:parent-style-name="Standard">
      <style:paragraph-properties fo:text-align="center" style:justify-single-word="false"/>
      <style:text-properties fo:font-size="9pt" officeooo:rsid="001c80d4" officeooo:paragraph-rsid="001f48ae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fo:font-size="9pt" officeooo:rsid="001c80d4" officeooo:paragraph-rsid="001fdb00" style:font-size-asian="9pt" style:font-size-complex="9pt"/>
    </style:style>
    <style:style style:name="P9" style:family="paragraph" style:parent-style-name="Standard">
      <style:paragraph-properties fo:text-align="center" style:justify-single-word="false"/>
      <style:text-properties fo:font-size="9pt" officeooo:rsid="0020f98b" officeooo:paragraph-rsid="0020f98b" style:font-size-asian="9pt" style:font-size-complex="9pt"/>
    </style:style>
    <style:style style:name="P10" style:family="paragraph" style:parent-style-name="Standard">
      <style:paragraph-properties fo:text-align="center" style:justify-single-word="false"/>
      <style:text-properties fo:font-size="9pt" officeooo:rsid="0020f98b" officeooo:paragraph-rsid="00255c1b" style:font-size-asian="9pt" style:font-size-complex="9pt"/>
    </style:style>
    <style:style style:name="P11" style:family="paragraph" style:parent-style-name="Standard">
      <style:paragraph-properties fo:text-align="center" style:justify-single-word="false"/>
      <style:text-properties fo:font-size="9pt" officeooo:rsid="00255c1b" officeooo:paragraph-rsid="00255c1b" style:font-size-asian="9pt" style:font-size-complex="9pt"/>
    </style:style>
    <style:style style:name="P12" style:family="paragraph" style:parent-style-name="Standard">
      <style:paragraph-properties fo:text-align="center" style:justify-single-word="false"/>
      <style:text-properties fo:font-size="9pt" officeooo:rsid="0026fbb7" officeooo:paragraph-rsid="0026fbb7" style:font-size-asian="9pt" style:font-size-complex="9pt"/>
    </style:style>
    <style:style style:name="P13" style:family="paragraph" style:parent-style-name="Standard">
      <style:paragraph-properties fo:text-align="center" style:justify-single-word="false"/>
      <style:text-properties fo:font-size="9pt" officeooo:rsid="0026fbb7" officeooo:paragraph-rsid="0028dcb3" style:font-size-asian="9pt" style:font-size-complex="9pt"/>
    </style:style>
    <style:style style:name="P14" style:family="paragraph" style:parent-style-name="Standard">
      <style:paragraph-properties fo:text-align="center" style:justify-single-word="false"/>
      <style:text-properties fo:font-size="9pt" officeooo:rsid="0026fbb7" officeooo:paragraph-rsid="00293630" style:font-size-asian="9pt" style:font-size-complex="9pt"/>
    </style:style>
    <style:style style:name="P15" style:family="paragraph" style:parent-style-name="Standard">
      <style:paragraph-properties fo:text-align="center" style:justify-single-word="false"/>
      <style:text-properties fo:font-size="9pt" officeooo:rsid="0029aaae" officeooo:paragraph-rsid="0029aaae" style:font-size-asian="9pt" style:font-size-complex="9pt"/>
    </style:style>
    <style:style style:name="P16" style:family="paragraph" style:parent-style-name="Standard">
      <style:paragraph-properties fo:text-align="center" style:justify-single-word="false"/>
      <style:text-properties fo:font-size="9pt" officeooo:rsid="0029aaae" officeooo:paragraph-rsid="0029eccf" style:font-size-asian="9pt" style:font-size-complex="9pt"/>
    </style:style>
    <style:style style:name="P17" style:family="paragraph" style:parent-style-name="Standard">
      <style:paragraph-properties fo:text-align="center" style:justify-single-word="false"/>
      <style:text-properties fo:font-size="9pt" officeooo:rsid="002af319" officeooo:paragraph-rsid="002af319" style:font-size-asian="9pt" style:font-size-complex="9pt"/>
    </style:style>
    <style:style style:name="P18" style:family="paragraph" style:parent-style-name="Standard">
      <style:paragraph-properties fo:text-align="center" style:justify-single-word="false"/>
      <style:text-properties fo:font-size="9pt" officeooo:rsid="002af319" officeooo:paragraph-rsid="002bad53" style:font-size-asian="9pt" style:font-size-complex="9pt"/>
    </style:style>
    <style:style style:name="P19" style:family="paragraph" style:parent-style-name="Standard">
      <style:paragraph-properties fo:text-align="start" style:justify-single-word="false"/>
      <style:text-properties fo:font-size="9pt" officeooo:rsid="0034d55f" officeooo:paragraph-rsid="0034d55f" style:font-size-asian="9pt" style:font-size-complex="9pt"/>
    </style:style>
    <style:style style:name="P20" style:family="paragraph" style:parent-style-name="Standard">
      <style:paragraph-properties fo:text-align="center" style:justify-single-word="false"/>
      <style:text-properties fo:font-size="11pt" officeooo:rsid="0036851c" officeooo:paragraph-rsid="0036851c" style:font-size-asian="11pt" style:font-size-complex="11pt"/>
    </style:style>
    <style:style style:name="P21" style:family="paragraph" style:parent-style-name="Standard">
      <style:paragraph-properties fo:text-align="center" style:justify-single-word="false"/>
      <style:text-properties fo:font-size="11pt" officeooo:rsid="001c80d4" officeooo:paragraph-rsid="0036851c" style:font-size-asian="11pt" style:font-size-complex="11pt"/>
    </style:style>
    <style:style style:name="P22" style:family="paragraph" style:parent-style-name="Standard">
      <style:paragraph-properties fo:text-align="center" style:justify-single-word="false"/>
      <style:text-properties fo:font-size="11pt" officeooo:rsid="001c80d4" officeooo:paragraph-rsid="001c879d" style:font-size-asian="11pt" style:font-size-complex="11pt"/>
    </style:style>
    <style:style style:name="P23" style:family="paragraph" style:parent-style-name="Standard">
      <style:paragraph-properties fo:text-align="center" style:justify-single-word="false"/>
      <style:text-properties fo:font-size="11pt" officeooo:rsid="0020f98b" officeooo:paragraph-rsid="0036851c" style:font-size-asian="11pt" style:font-size-complex="11pt"/>
    </style:style>
    <style:style style:name="P24" style:family="paragraph" style:parent-style-name="Standard">
      <style:paragraph-properties fo:text-align="center" style:justify-single-word="false"/>
      <style:text-properties fo:font-size="11pt" officeooo:rsid="00255c1b" officeooo:paragraph-rsid="0036851c" style:font-size-asian="11pt" style:font-size-complex="11pt"/>
    </style:style>
    <style:style style:name="P25" style:family="paragraph" style:parent-style-name="Standard">
      <style:paragraph-properties fo:text-align="center" style:justify-single-word="false"/>
      <style:text-properties fo:font-size="11pt" officeooo:rsid="002af319" officeooo:paragraph-rsid="004855a7" style:font-size-asian="11pt" style:font-size-complex="11pt"/>
    </style:style>
    <style:style style:name="P26" style:family="paragraph" style:parent-style-name="Standard">
      <style:paragraph-properties fo:text-align="center" style:justify-single-word="false"/>
      <style:text-properties fo:font-size="11pt" officeooo:rsid="002af319" officeooo:paragraph-rsid="0046984e" style:font-size-asian="11pt" style:font-size-complex="11pt"/>
    </style:style>
    <style:style style:name="P27" style:family="paragraph" style:parent-style-name="Standard">
      <style:paragraph-properties fo:text-align="center" style:justify-single-word="false"/>
      <style:text-properties fo:font-size="11pt" officeooo:rsid="002af319" officeooo:paragraph-rsid="00444bb9" style:font-size-asian="11pt" style:font-size-complex="11pt"/>
    </style:style>
    <style:style style:name="P28" style:family="paragraph" style:parent-style-name="Standard">
      <style:paragraph-properties fo:text-align="center" style:justify-single-word="false"/>
      <style:text-properties fo:font-size="11pt" officeooo:rsid="0026fbb7" officeooo:paragraph-rsid="003e83f4" style:font-size-asian="11pt" style:font-size-complex="11pt"/>
    </style:style>
    <style:style style:name="P29" style:family="paragraph" style:parent-style-name="Standard">
      <style:paragraph-properties fo:text-align="center" style:justify-single-word="false"/>
      <style:text-properties fo:font-size="11pt" officeooo:rsid="0026fbb7" officeooo:paragraph-rsid="003facb4" style:font-size-asian="11pt" style:font-size-complex="11pt"/>
    </style:style>
    <style:style style:name="P30" style:family="paragraph" style:parent-style-name="Standard">
      <style:paragraph-properties fo:text-align="center" style:justify-single-word="false"/>
      <style:text-properties fo:font-size="11pt" officeooo:rsid="0026fbb7" officeooo:paragraph-rsid="003fc36f" style:font-size-asian="11pt" style:font-size-complex="11pt"/>
    </style:style>
    <style:style style:name="P31" style:family="paragraph" style:parent-style-name="Standard">
      <style:paragraph-properties fo:text-align="center" style:justify-single-word="false"/>
      <style:text-properties fo:font-size="11pt" officeooo:rsid="0026fbb7" officeooo:paragraph-rsid="00411f07" style:font-size-asian="11pt" style:font-size-complex="11pt"/>
    </style:style>
    <style:style style:name="P32" style:family="paragraph" style:parent-style-name="Standard">
      <style:paragraph-properties fo:text-align="center" style:justify-single-word="false"/>
      <style:text-properties fo:font-size="11pt" officeooo:rsid="0026fbb7" officeooo:paragraph-rsid="004307cf" style:font-size-asian="11pt" style:font-size-complex="11pt"/>
    </style:style>
    <style:style style:name="P33" style:family="paragraph" style:parent-style-name="Standard">
      <style:paragraph-properties fo:text-align="center" style:justify-single-word="false"/>
      <style:text-properties fo:font-size="11pt" officeooo:rsid="0029aaae" officeooo:paragraph-rsid="004307cf" style:font-size-asian="11pt" style:font-size-complex="11pt"/>
    </style:style>
    <style:style style:name="P34" style:family="paragraph" style:parent-style-name="Standard">
      <style:paragraph-properties fo:text-align="start" style:justify-single-word="false"/>
      <style:text-properties fo:font-size="11pt" officeooo:rsid="0034d55f" officeooo:paragraph-rsid="0034d55f" style:font-size-asian="11pt" style:font-size-complex="11pt"/>
    </style:style>
    <style:style style:name="P35" style:family="paragraph" style:parent-style-name="Table_20_Heading">
      <style:paragraph-properties fo:margin-left="0in" fo:margin-right="0in" fo:text-indent="0in" style:auto-text-indent="false"/>
    </style:style>
    <style:style style:name="P36" style:family="paragraph" style:parent-style-name="Table_20_Heading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37" style:family="paragraph" style:parent-style-name="Table_20_Contents">
      <style:paragraph-properties fo:margin-left="0in" fo:margin-right="0in" fo:text-align="center" style:justify-single-word="false" fo:text-indent="0in" style:auto-text-indent="false"/>
    </style:style>
    <style:style style:name="P38" style:family="paragraph" style:parent-style-name="Text_20_body">
      <style:paragraph-properties fo:margin-left="0in" fo:margin-right="0in" fo:text-indent="0in" style:auto-text-indent="false"/>
    </style:style>
    <style:style style:name="P39" style:family="paragraph" style:parent-style-name="Text_20_body">
      <style:paragraph-properties fo:margin-left="0in" fo:margin-right="0in" fo:text-indent="0in" style:auto-text-indent="false"/>
      <style:text-properties fo:font-size="16pt" fo:font-weight="normal" style:font-size-asian="16pt" style:font-weight-asian="normal" style:font-size-complex="16pt" style:font-weight-complex="normal"/>
    </style:style>
    <style:style style:name="P40" style:family="paragraph" style:parent-style-name="Text_20_body">
      <style:paragraph-properties fo:margin-left="0in" fo:margin-right="0in" fo:text-indent="0in" style:auto-text-indent="false"/>
      <style:text-properties fo:font-size="16pt" fo:font-weight="normal" officeooo:rsid="0018dcf5" officeooo:paragraph-rsid="0018dcf5" style:font-size-asian="16pt" style:font-weight-asian="normal" style:font-size-complex="16pt" style:font-weight-complex="normal"/>
    </style:style>
    <style:style style:name="P41" style:family="paragraph" style:parent-style-name="Text_20_body">
      <style:paragraph-properties fo:margin-left="0in" fo:margin-right="0in" fo:text-indent="0in" style:auto-text-indent="false"/>
      <style:text-properties fo:font-size="24pt" fo:font-weight="bold" officeooo:rsid="0018dcf5" style:font-size-asian="24pt" style:font-weight-asian="bold" style:font-size-complex="24pt" style:font-weight-complex="bold"/>
    </style:style>
    <style:style style:name="P42" style:family="paragraph" style:parent-style-name="Text_20_body">
      <style:paragraph-properties fo:margin-left="0.9846in" fo:margin-right="0in" fo:text-indent="0in" style:auto-text-indent="false"/>
    </style:style>
    <style:style style:name="P43" style:family="paragraph" style:parent-style-name="Text_20_body">
      <style:paragraph-properties fo:margin-left="1.4772in" fo:margin-right="0in" fo:text-indent="0in" style:auto-text-indent="false"/>
    </style:style>
    <style:style style:name="P44" style:family="paragraph" style:parent-style-name="Text_20_body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45" style:family="paragraph" style:parent-style-name="Text_20_body">
      <style:text-properties fo:font-style="normal" style:text-underline-style="none" fo:font-weight="normal" officeooo:rsid="0018dcf5" officeooo:paragraph-rsid="0018dcf5" style:font-style-asian="normal" style:font-weight-asian="normal" style:font-style-complex="normal" style:font-weight-complex="normal"/>
    </style:style>
    <style:style style:name="P46" style:family="paragraph" style:parent-style-name="Text_20_body">
      <style:text-properties fo:font-style="normal" style:text-underline-style="none" fo:font-weight="normal" officeooo:rsid="0018dcf5" officeooo:paragraph-rsid="0019251c" style:font-style-asian="normal" style:font-weight-asian="normal" style:font-style-complex="normal" style:font-weight-complex="normal"/>
    </style:style>
    <style:style style:name="P47" style:family="paragraph" style:parent-style-name="Text_20_body">
      <style:text-properties officeooo:paragraph-rsid="001a1e6e"/>
    </style:style>
    <style:style style:name="P48" style:family="paragraph" style:parent-style-name="Text_20_body">
      <style:paragraph-properties fo:margin-top="0in" fo:margin-bottom="0in" loext:contextual-spacing="false"/>
    </style:style>
    <style:style style:name="P49" style:family="paragraph" style:parent-style-name="Text_20_body">
      <style:paragraph-properties fo:margin-top="0in" fo:margin-bottom="0in" loext:contextual-spacing="false"/>
      <style:text-properties style:font-name="Andale Mono" fo:font-size="9pt" fo:font-style="normal" style:text-underline-style="none" fo:font-weight="normal" officeooo:rsid="0019251c" officeooo:paragraph-rsid="0019251c" style:font-size-asian="9pt" style:font-style-asian="normal" style:font-weight-asian="normal" style:font-size-complex="9pt" style:font-style-complex="normal" style:font-weight-complex="normal"/>
    </style:style>
    <style:style style:name="P50" style:family="paragraph" style:parent-style-name="Text_20_body">
      <style:paragraph-properties fo:margin-top="0in" fo:margin-bottom="0in" loext:contextual-spacing="false"/>
      <style:text-properties style:font-name="Andale Mono" fo:font-size="9pt" fo:font-style="normal" style:text-underline-style="none" fo:font-weight="normal" officeooo:rsid="0019251c" officeooo:paragraph-rsid="00a16894" style:font-size-asian="9pt" style:font-style-asian="normal" style:font-weight-asian="normal" style:font-size-complex="9pt" style:font-style-complex="normal" style:font-weight-complex="normal"/>
    </style:style>
    <style:style style:name="P51" style:family="paragraph" style:parent-style-name="Text_20_body">
      <style:paragraph-properties fo:margin-top="0in" fo:margin-bottom="0in" loext:contextual-spacing="false"/>
      <style:text-properties style:font-name="Andale Mono" fo:font-size="9pt" fo:font-style="normal" style:text-underline-style="none" fo:font-weight="normal" officeooo:rsid="0019251c" officeooo:paragraph-rsid="00a264b8" style:font-size-asian="9pt" style:font-style-asian="normal" style:font-weight-asian="normal" style:font-size-complex="9pt" style:font-style-complex="normal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fo:font-size="9pt" officeooo:rsid="001b752c" officeooo:paragraph-rsid="001b752c" style:font-size-asian="9pt" style:font-size-complex="9pt"/>
    </style:style>
    <style:style style:name="P53" style:family="paragraph" style:parent-style-name="Table_20_Contents">
      <style:paragraph-properties fo:text-align="center" style:justify-single-word="false"/>
      <style:text-properties fo:font-size="9pt" officeooo:paragraph-rsid="001c80d4" style:font-size-asian="9pt" style:font-size-complex="9pt"/>
    </style:style>
    <style:style style:name="P54" style:family="paragraph" style:parent-style-name="Table_20_Contents">
      <style:paragraph-properties fo:text-align="center" style:justify-single-word="false"/>
      <style:text-properties fo:font-size="9pt" officeooo:rsid="001c879d" officeooo:paragraph-rsid="001c879d" style:font-size-asian="9pt" style:font-size-complex="9pt"/>
    </style:style>
    <style:style style:name="P55" style:family="paragraph" style:parent-style-name="Table_20_Contents">
      <style:paragraph-properties fo:text-align="center" style:justify-single-word="false"/>
      <style:text-properties fo:font-size="9pt" officeooo:rsid="001d4c16" officeooo:paragraph-rsid="001d4c16" style:font-size-asian="9pt" style:font-size-complex="9pt"/>
    </style:style>
    <style:style style:name="P56" style:family="paragraph" style:parent-style-name="Table_20_Contents">
      <style:paragraph-properties fo:text-align="center" style:justify-single-word="false"/>
      <style:text-properties fo:font-size="9pt" officeooo:rsid="0020f98b" officeooo:paragraph-rsid="0020f98b" style:font-size-asian="9pt" style:font-size-complex="9pt"/>
    </style:style>
    <style:style style:name="P57" style:family="paragraph" style:parent-style-name="Table_20_Contents">
      <style:paragraph-properties fo:text-align="center" style:justify-single-word="false"/>
      <style:text-properties fo:font-size="9pt" officeooo:rsid="0026fbb7" officeooo:paragraph-rsid="0026fbb7" style:font-size-asian="9pt" style:font-size-complex="9pt"/>
    </style:style>
    <style:style style:name="P58" style:family="paragraph" style:parent-style-name="Table_20_Contents">
      <style:paragraph-properties fo:text-align="center" style:justify-single-word="false"/>
      <style:text-properties fo:font-size="9pt" fo:font-weight="bold" officeooo:rsid="00353b51" officeooo:paragraph-rsid="00353b51" style:font-size-asian="9pt" style:font-weight-asian="bold" style:font-size-complex="9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officeooo:rsid="00353b51" officeooo:paragraph-rsid="00353b51" style:font-size-asian="9pt" style:font-size-complex="9pt"/>
    </style:style>
    <style:style style:name="P60" style:family="paragraph" style:parent-style-name="Table_20_Contents">
      <style:paragraph-properties fo:text-align="center" style:justify-single-word="false"/>
      <style:text-properties officeooo:rsid="0036851c" officeooo:paragraph-rsid="0036851c" style:font-size-asian="9pt" style:font-size-complex="9pt"/>
    </style:style>
    <style:style style:name="P61" style:family="paragraph" style:parent-style-name="Table_20_Contents">
      <style:paragraph-properties fo:text-align="center" style:justify-single-word="false"/>
      <style:text-properties officeooo:rsid="003864af" officeooo:paragraph-rsid="003864af" style:font-size-asian="9pt" style:font-size-complex="9pt"/>
    </style:style>
    <style:style style:name="P62" style:family="paragraph" style:parent-style-name="Table_20_Contents">
      <style:paragraph-properties fo:text-align="center" style:justify-single-word="false"/>
      <style:text-properties officeooo:rsid="0039efe4" officeooo:paragraph-rsid="0039efe4" style:font-size-asian="9pt" style:font-size-complex="9pt"/>
    </style:style>
    <style:style style:name="P63" style:family="paragraph" style:parent-style-name="Table_20_Contents">
      <style:paragraph-properties fo:text-align="center" style:justify-single-word="false"/>
      <style:text-properties officeooo:rsid="0039fe21" officeooo:paragraph-rsid="0039fe21" style:font-size-asian="9pt" style:font-size-complex="9pt"/>
    </style:style>
    <style:style style:name="P64" style:family="paragraph" style:parent-style-name="Table_20_Contents">
      <style:paragraph-properties fo:text-align="center" style:justify-single-word="false"/>
      <style:text-properties officeooo:rsid="003d0ba6" officeooo:paragraph-rsid="003d0ba6" style:font-size-asian="9pt" style:font-size-complex="9pt"/>
    </style:style>
    <style:style style:name="P65" style:family="paragraph" style:parent-style-name="Table_20_Contents">
      <style:paragraph-properties fo:text-align="center" style:justify-single-word="false"/>
      <style:text-properties officeooo:rsid="003e83f4" officeooo:paragraph-rsid="003e83f4" style:font-size-asian="9pt" style:font-size-complex="9pt"/>
    </style:style>
    <style:style style:name="P66" style:family="paragraph" style:parent-style-name="Table_20_Contents">
      <style:paragraph-properties fo:text-align="center" style:justify-single-word="false"/>
      <style:text-properties officeooo:rsid="003facb4" officeooo:paragraph-rsid="003facb4" style:font-size-asian="9pt" style:font-size-complex="9pt"/>
    </style:style>
    <style:style style:name="P67" style:family="paragraph" style:parent-style-name="Table_20_Contents">
      <style:paragraph-properties fo:text-align="center" style:justify-single-word="false"/>
      <style:text-properties officeooo:rsid="003fc36f" officeooo:paragraph-rsid="003fc36f" style:font-size-asian="9pt" style:font-size-complex="9pt"/>
    </style:style>
    <style:style style:name="P68" style:family="paragraph" style:parent-style-name="Table_20_Contents">
      <style:paragraph-properties fo:text-align="center" style:justify-single-word="false"/>
      <style:text-properties officeooo:rsid="00411f07" officeooo:paragraph-rsid="00411f07" style:font-size-asian="9pt" style:font-size-complex="9pt"/>
    </style:style>
    <style:style style:name="P69" style:family="paragraph" style:parent-style-name="Table_20_Contents">
      <style:paragraph-properties fo:text-align="center" style:justify-single-word="false"/>
      <style:text-properties officeooo:rsid="004307cf" officeooo:paragraph-rsid="004307cf" style:font-size-asian="9pt" style:font-size-complex="9pt"/>
    </style:style>
    <style:style style:name="P70" style:family="paragraph" style:parent-style-name="Table_20_Contents">
      <style:paragraph-properties fo:text-align="center" style:justify-single-word="false"/>
      <style:text-properties officeooo:rsid="00444bb9" officeooo:paragraph-rsid="00444bb9" style:font-size-asian="9pt" style:font-size-complex="9pt"/>
    </style:style>
    <style:style style:name="P71" style:family="paragraph" style:parent-style-name="Table_20_Contents">
      <style:paragraph-properties fo:text-align="center" style:justify-single-word="false"/>
      <style:text-properties officeooo:rsid="00455cf0" officeooo:paragraph-rsid="00455cf0" style:font-size-asian="9pt" style:font-size-complex="9pt"/>
    </style:style>
    <style:style style:name="P72" style:family="paragraph" style:parent-style-name="Table_20_Contents">
      <style:paragraph-properties fo:text-align="center" style:justify-single-word="false"/>
      <style:text-properties officeooo:rsid="0046984e" officeooo:paragraph-rsid="0046984e" style:font-size-asian="9pt" style:font-size-complex="9pt"/>
    </style:style>
    <style:style style:name="P73" style:family="paragraph" style:parent-style-name="Table_20_Contents">
      <style:paragraph-properties fo:text-align="center" style:justify-single-word="false"/>
      <style:text-properties officeooo:rsid="004855a7" officeooo:paragraph-rsid="004855a7" style:font-size-asian="9pt" style:font-size-complex="9pt"/>
    </style:style>
    <style:style style:name="P74" style:family="paragraph" style:parent-style-name="Table_20_Contents">
      <style:paragraph-properties fo:text-align="start" style:justify-single-word="false"/>
      <style:text-properties officeooo:rsid="004ac891" officeooo:paragraph-rsid="004ac891" style:font-size-asian="9pt" style:font-size-complex="9pt"/>
    </style:style>
    <style:style style:name="P75" style:family="paragraph" style:parent-style-name="Table_20_Contents">
      <style:paragraph-properties fo:text-align="start" style:justify-single-word="false"/>
      <style:text-properties officeooo:rsid="004ac891" officeooo:paragraph-rsid="004e34dc" style:font-size-asian="9pt" style:font-size-complex="9pt"/>
    </style:style>
    <style:style style:name="P76" style:family="paragraph" style:parent-style-name="Table_20_Contents">
      <style:paragraph-properties fo:text-align="start" style:justify-single-word="false"/>
      <style:text-properties officeooo:rsid="004ac891" officeooo:paragraph-rsid="0050842c" style:font-size-asian="9pt" style:font-size-complex="9pt"/>
    </style:style>
    <style:style style:name="P77" style:family="paragraph" style:parent-style-name="Table_20_Contents">
      <style:paragraph-properties fo:text-align="start" style:justify-single-word="false"/>
      <style:text-properties officeooo:rsid="004ac891" officeooo:paragraph-rsid="0054fca5" style:font-size-asian="9pt" style:font-size-complex="9pt"/>
    </style:style>
    <style:style style:name="P78" style:family="paragraph" style:parent-style-name="Table_20_Contents">
      <style:paragraph-properties fo:text-align="start" style:justify-single-word="false"/>
      <style:text-properties officeooo:rsid="004ac891" officeooo:paragraph-rsid="006caafc" style:font-size-asian="9pt" style:font-size-complex="9pt"/>
    </style:style>
    <style:style style:name="P79" style:family="paragraph" style:parent-style-name="Table_20_Contents">
      <style:paragraph-properties fo:text-align="start" style:justify-single-word="false"/>
      <style:text-properties officeooo:rsid="004ac891" officeooo:paragraph-rsid="005178d0" style:font-size-asian="9pt" style:font-size-complex="9pt"/>
    </style:style>
    <style:style style:name="P80" style:family="paragraph" style:parent-style-name="Table_20_Contents">
      <style:paragraph-properties fo:text-align="start" style:justify-single-word="false"/>
      <style:text-properties officeooo:rsid="004ac891" officeooo:paragraph-rsid="0072e3dd" style:font-size-asian="9pt" style:font-size-complex="9pt"/>
    </style:style>
    <style:style style:name="P81" style:family="paragraph" style:parent-style-name="Table_20_Contents">
      <style:paragraph-properties fo:text-align="start" style:justify-single-word="false"/>
      <style:text-properties officeooo:rsid="004ac891" officeooo:paragraph-rsid="007da53f" style:font-size-asian="9pt" style:font-size-complex="9pt"/>
    </style:style>
    <style:style style:name="P82" style:family="paragraph" style:parent-style-name="Table_20_Contents">
      <style:paragraph-properties fo:text-align="start" style:justify-single-word="false"/>
      <style:text-properties officeooo:rsid="004c7435" officeooo:paragraph-rsid="004c7435" style:font-size-asian="9pt" style:font-size-complex="9pt"/>
    </style:style>
    <style:style style:name="P83" style:family="paragraph" style:parent-style-name="Table_20_Contents">
      <style:paragraph-properties fo:text-align="start" style:justify-single-word="false"/>
      <style:text-properties officeooo:rsid="004c7435" officeooo:paragraph-rsid="005561c6" style:font-size-asian="9pt" style:font-size-complex="9pt"/>
    </style:style>
    <style:style style:name="P84" style:family="paragraph" style:parent-style-name="Table_20_Contents">
      <style:paragraph-properties fo:text-align="start" style:justify-single-word="false"/>
      <style:text-properties officeooo:rsid="004c7435" officeooo:paragraph-rsid="005678a5" style:font-size-asian="9pt" style:font-size-complex="9pt"/>
    </style:style>
    <style:style style:name="P85" style:family="paragraph" style:parent-style-name="Table_20_Contents">
      <style:paragraph-properties fo:text-align="start" style:justify-single-word="false"/>
      <style:text-properties officeooo:rsid="004c7435" officeooo:paragraph-rsid="005951bc" style:font-size-asian="9pt" style:font-size-complex="9pt"/>
    </style:style>
    <style:style style:name="P86" style:family="paragraph" style:parent-style-name="Table_20_Contents">
      <style:paragraph-properties fo:text-align="start" style:justify-single-word="false"/>
      <style:text-properties officeooo:rsid="004c7435" officeooo:paragraph-rsid="005a40a1" style:font-size-asian="9pt" style:font-size-complex="9pt"/>
    </style:style>
    <style:style style:name="P87" style:family="paragraph" style:parent-style-name="Table_20_Contents">
      <style:paragraph-properties fo:text-align="start" style:justify-single-word="false"/>
      <style:text-properties officeooo:rsid="004c7435" officeooo:paragraph-rsid="005a5a07" style:font-size-asian="9pt" style:font-size-complex="9pt"/>
    </style:style>
    <style:style style:name="P88" style:family="paragraph" style:parent-style-name="Table_20_Contents">
      <style:paragraph-properties fo:text-align="start" style:justify-single-word="false"/>
      <style:text-properties officeooo:rsid="004c7435" officeooo:paragraph-rsid="005b2121" style:font-size-asian="9pt" style:font-size-complex="9pt"/>
    </style:style>
    <style:style style:name="P89" style:family="paragraph" style:parent-style-name="Table_20_Contents">
      <style:paragraph-properties fo:text-align="start" style:justify-single-word="false"/>
      <style:text-properties officeooo:rsid="004c7435" officeooo:paragraph-rsid="0062cb89" style:font-size-asian="9pt" style:font-size-complex="9pt"/>
    </style:style>
    <style:style style:name="P90" style:family="paragraph" style:parent-style-name="Table_20_Contents">
      <style:paragraph-properties fo:text-align="start" style:justify-single-word="false"/>
      <style:text-properties officeooo:rsid="004c7435" officeooo:paragraph-rsid="007ecf23" style:font-size-asian="9pt" style:font-size-complex="9pt"/>
    </style:style>
    <style:style style:name="P91" style:family="paragraph" style:parent-style-name="Table_20_Contents">
      <style:paragraph-properties fo:text-align="start" style:justify-single-word="false"/>
      <style:text-properties officeooo:rsid="004c7435" officeooo:paragraph-rsid="0089eb1e" style:font-size-asian="9pt" style:font-size-complex="9pt"/>
    </style:style>
    <style:style style:name="P92" style:family="paragraph" style:parent-style-name="Table_20_Contents">
      <style:paragraph-properties fo:text-align="start" style:justify-single-word="false"/>
      <style:text-properties officeooo:rsid="004c7435" officeooo:paragraph-rsid="006caafc" style:font-size-asian="9pt" style:font-size-complex="9pt"/>
    </style:style>
    <style:style style:name="P93" style:family="paragraph" style:parent-style-name="Table_20_Contents">
      <style:paragraph-properties fo:text-align="start" style:justify-single-word="false"/>
      <style:text-properties officeooo:rsid="004c7435" officeooo:paragraph-rsid="005e8677" style:font-size-asian="9pt" style:font-size-complex="9pt"/>
    </style:style>
    <style:style style:name="P94" style:family="paragraph" style:parent-style-name="Table_20_Contents">
      <style:paragraph-properties fo:text-align="start" style:justify-single-word="false"/>
      <style:text-properties officeooo:rsid="004c7435" officeooo:paragraph-rsid="00618b74" style:font-size-asian="9pt" style:font-size-complex="9pt"/>
    </style:style>
    <style:style style:name="P95" style:family="paragraph" style:parent-style-name="Table_20_Contents">
      <style:paragraph-properties fo:text-align="start" style:justify-single-word="false"/>
      <style:text-properties officeooo:rsid="004c7435" officeooo:paragraph-rsid="0072d060" style:font-size-asian="9pt" style:font-size-complex="9pt"/>
    </style:style>
    <style:style style:name="P96" style:family="paragraph" style:parent-style-name="Table_20_Contents">
      <style:paragraph-properties fo:text-align="start" style:justify-single-word="false"/>
      <style:text-properties officeooo:rsid="004cd9ad" officeooo:paragraph-rsid="004cd9ad" style:font-size-asian="9pt" style:font-size-complex="9pt"/>
    </style:style>
    <style:style style:name="P97" style:family="paragraph" style:parent-style-name="Table_20_Contents">
      <style:paragraph-properties fo:text-align="start" style:justify-single-word="false"/>
      <style:text-properties officeooo:rsid="00519dfa" officeooo:paragraph-rsid="00519dfa" style:font-size-asian="9pt" style:font-size-complex="9pt"/>
    </style:style>
    <style:style style:name="P98" style:family="paragraph" style:parent-style-name="Table_20_Contents">
      <style:paragraph-properties fo:text-align="start" style:justify-single-word="false"/>
      <style:text-properties officeooo:rsid="0054fca5" officeooo:paragraph-rsid="0054fca5" style:font-size-asian="9pt" style:font-size-complex="9pt"/>
    </style:style>
    <style:style style:name="P99" style:family="paragraph" style:parent-style-name="Table_20_Contents">
      <style:paragraph-properties fo:text-align="start" style:justify-single-word="false"/>
      <style:text-properties officeooo:rsid="00536070" officeooo:paragraph-rsid="00536070" style:font-size-asian="9pt" style:font-size-complex="9pt"/>
    </style:style>
    <style:style style:name="P100" style:family="paragraph" style:parent-style-name="Table_20_Contents">
      <style:paragraph-properties fo:text-align="start" style:justify-single-word="false"/>
      <style:text-properties officeooo:rsid="0065f1cf" officeooo:paragraph-rsid="0065f1cf" style:font-size-asian="9pt" style:font-size-complex="9pt"/>
    </style:style>
    <style:style style:name="P101" style:family="paragraph" style:parent-style-name="Table_20_Contents">
      <style:paragraph-properties fo:text-align="start" style:justify-single-word="false"/>
      <style:text-properties officeooo:rsid="004fb1d6" officeooo:paragraph-rsid="004fb1d6" style:font-size-asian="9pt" style:font-size-complex="9pt"/>
    </style:style>
    <style:style style:name="P102" style:family="paragraph" style:parent-style-name="Table_20_Contents">
      <style:paragraph-properties fo:text-align="start" style:justify-single-word="false"/>
      <style:text-properties officeooo:rsid="00663c17" officeooo:paragraph-rsid="00663c17" style:font-size-asian="9pt" style:font-size-complex="9pt"/>
    </style:style>
    <style:style style:name="P103" style:family="paragraph" style:parent-style-name="Table_20_Contents">
      <style:paragraph-properties fo:text-align="start" style:justify-single-word="false"/>
      <style:text-properties officeooo:rsid="0050842c" officeooo:paragraph-rsid="0050842c" style:font-size-asian="9pt" style:font-size-complex="9pt"/>
    </style:style>
    <style:style style:name="P104" style:family="paragraph" style:parent-style-name="Table_20_Contents">
      <style:paragraph-properties fo:text-align="start" style:justify-single-word="false"/>
      <style:text-properties officeooo:rsid="0050842c" officeooo:paragraph-rsid="006caafc" style:font-size-asian="9pt" style:font-size-complex="9pt"/>
    </style:style>
    <style:style style:name="P105" style:family="paragraph" style:parent-style-name="Table_20_Contents">
      <style:paragraph-properties fo:text-align="start" style:justify-single-word="false"/>
      <style:text-properties officeooo:rsid="0067a2b3" officeooo:paragraph-rsid="0067a2b3" style:font-size-asian="9pt" style:font-size-complex="9pt"/>
    </style:style>
    <style:style style:name="P106" style:family="paragraph" style:parent-style-name="Table_20_Contents">
      <style:paragraph-properties fo:text-align="start" style:justify-single-word="false"/>
      <style:text-properties officeooo:rsid="006a85bc" officeooo:paragraph-rsid="006a85bc" style:font-size-asian="9pt" style:font-size-complex="9pt"/>
    </style:style>
    <style:style style:name="P107" style:family="paragraph" style:parent-style-name="Table_20_Contents">
      <style:paragraph-properties fo:text-align="start" style:justify-single-word="false"/>
      <style:text-properties officeooo:rsid="006ae6c3" officeooo:paragraph-rsid="006ae6c3" style:font-size-asian="9pt" style:font-size-complex="9pt"/>
    </style:style>
    <style:style style:name="P108" style:family="paragraph" style:parent-style-name="Table_20_Contents">
      <style:paragraph-properties fo:text-align="start" style:justify-single-word="false"/>
      <style:text-properties officeooo:rsid="005178d0" officeooo:paragraph-rsid="005178d0" style:font-size-asian="9pt" style:font-size-complex="9pt"/>
    </style:style>
    <style:style style:name="P109" style:family="paragraph" style:parent-style-name="Table_20_Contents">
      <style:paragraph-properties fo:text-align="start" style:justify-single-word="false"/>
      <style:text-properties officeooo:rsid="006e5f45" officeooo:paragraph-rsid="006e5f45" style:font-size-asian="9pt" style:font-size-complex="9pt"/>
    </style:style>
    <style:style style:name="P110" style:family="paragraph" style:parent-style-name="Table_20_Contents">
      <style:paragraph-properties fo:text-align="start" style:justify-single-word="false"/>
      <style:text-properties officeooo:rsid="006f1f42" officeooo:paragraph-rsid="004ac891" style:font-size-asian="9pt" style:font-size-complex="9pt"/>
    </style:style>
    <style:style style:name="P111" style:family="paragraph" style:parent-style-name="Table_20_Contents">
      <style:paragraph-properties fo:text-align="start" style:justify-single-word="false"/>
      <style:text-properties officeooo:rsid="00712aa0" officeooo:paragraph-rsid="00712aa0" style:font-size-asian="9pt" style:font-size-complex="9pt"/>
    </style:style>
    <style:style style:name="P112" style:family="paragraph" style:parent-style-name="Table_20_Contents">
      <style:paragraph-properties fo:text-align="start" style:justify-single-word="false"/>
      <style:text-properties officeooo:rsid="0072e3dd" officeooo:paragraph-rsid="0072e3dd" style:font-size-asian="9pt" style:font-size-complex="9pt"/>
    </style:style>
    <style:style style:name="P113" style:family="paragraph" style:parent-style-name="Table_20_Contents">
      <style:paragraph-properties fo:text-align="start" style:justify-single-word="false"/>
      <style:text-properties officeooo:rsid="00741608" officeooo:paragraph-rsid="00741608" style:font-size-asian="9pt" style:font-size-complex="9pt"/>
    </style:style>
    <style:style style:name="P114" style:family="paragraph" style:parent-style-name="Table_20_Contents">
      <style:paragraph-properties fo:text-align="start" style:justify-single-word="false"/>
      <style:text-properties officeooo:rsid="00741608" officeooo:paragraph-rsid="007da53f" style:font-size-asian="9pt" style:font-size-complex="9pt"/>
    </style:style>
    <style:style style:name="P115" style:family="paragraph" style:parent-style-name="Table_20_Contents">
      <style:paragraph-properties fo:text-align="start" style:justify-single-word="false"/>
      <style:text-properties officeooo:rsid="0076db1a" officeooo:paragraph-rsid="0077c9bb" style:font-size-asian="9pt" style:font-size-complex="9pt"/>
    </style:style>
    <style:style style:name="P116" style:family="paragraph" style:parent-style-name="Table_20_Contents">
      <style:paragraph-properties fo:text-align="start" style:justify-single-word="false"/>
      <style:text-properties officeooo:rsid="0076db1a" officeooo:paragraph-rsid="0076db1a" style:font-size-asian="9pt" style:font-size-complex="9pt"/>
    </style:style>
    <style:style style:name="P117" style:family="paragraph" style:parent-style-name="Table_20_Contents">
      <style:paragraph-properties fo:text-align="start" style:justify-single-word="false"/>
      <style:text-properties officeooo:rsid="007923b1" officeooo:paragraph-rsid="007923b1" style:font-size-asian="9pt" style:font-size-complex="9pt"/>
    </style:style>
    <style:style style:name="P118" style:family="paragraph" style:parent-style-name="Table_20_Contents">
      <style:paragraph-properties fo:text-align="start" style:justify-single-word="false"/>
      <style:text-properties officeooo:rsid="0080bc8c" officeooo:paragraph-rsid="0080bc8c" style:font-size-asian="9pt" style:font-size-complex="9pt"/>
    </style:style>
    <style:style style:name="P119" style:family="paragraph" style:parent-style-name="Table_20_Contents">
      <style:paragraph-properties fo:text-align="start" style:justify-single-word="false"/>
      <style:text-properties officeooo:rsid="007ecf23" officeooo:paragraph-rsid="007ecf23" style:font-size-asian="9pt" style:font-size-complex="9pt"/>
    </style:style>
    <style:style style:name="P120" style:family="paragraph" style:parent-style-name="Table_20_Contents">
      <style:paragraph-properties fo:text-align="start" style:justify-single-word="false"/>
      <style:text-properties officeooo:rsid="007ecf23" officeooo:paragraph-rsid="0083cac0" style:font-size-asian="9pt" style:font-size-complex="9pt"/>
    </style:style>
    <style:style style:name="P121" style:family="paragraph" style:parent-style-name="Table_20_Contents">
      <style:paragraph-properties fo:text-align="start" style:justify-single-word="false"/>
      <style:text-properties officeooo:rsid="008266bc" officeooo:paragraph-rsid="008266bc" style:font-size-asian="9pt" style:font-size-complex="9pt"/>
    </style:style>
    <style:style style:name="P122" style:family="paragraph" style:parent-style-name="Table_20_Contents">
      <style:paragraph-properties fo:text-align="start" style:justify-single-word="false"/>
      <style:text-properties officeooo:rsid="008266bc" officeooo:paragraph-rsid="0083cac0" style:font-size-asian="9pt" style:font-size-complex="9pt"/>
    </style:style>
    <style:style style:name="P123" style:family="paragraph" style:parent-style-name="Table_20_Contents">
      <style:paragraph-properties fo:text-align="start" style:justify-single-word="false"/>
      <style:text-properties officeooo:rsid="0083ba04" officeooo:paragraph-rsid="0083ba04" style:font-size-asian="9pt" style:font-size-complex="9pt"/>
    </style:style>
    <style:style style:name="P124" style:family="paragraph" style:parent-style-name="Table_20_Contents">
      <style:paragraph-properties fo:text-align="start" style:justify-single-word="false"/>
      <style:text-properties officeooo:rsid="0083ba04" officeooo:paragraph-rsid="00852fc2" style:font-size-asian="9pt" style:font-size-complex="9pt"/>
    </style:style>
    <style:style style:name="P125" style:family="paragraph" style:parent-style-name="Table_20_Contents">
      <style:paragraph-properties fo:text-align="start" style:justify-single-word="false"/>
      <style:text-properties officeooo:rsid="0083cac0" officeooo:paragraph-rsid="0083cac0" style:font-size-asian="9pt" style:font-size-complex="9pt"/>
    </style:style>
    <style:style style:name="P126" style:family="paragraph" style:parent-style-name="Table_20_Contents">
      <style:paragraph-properties fo:text-align="start" style:justify-single-word="false"/>
      <style:text-properties officeooo:rsid="0083cac0" officeooo:paragraph-rsid="00852fc2" style:font-size-asian="9pt" style:font-size-complex="9pt"/>
    </style:style>
    <style:style style:name="P127" style:family="paragraph" style:parent-style-name="Table_20_Contents">
      <style:paragraph-properties fo:text-align="start" style:justify-single-word="false"/>
      <style:text-properties officeooo:rsid="0087e44f" officeooo:paragraph-rsid="0087e44f" style:font-size-asian="9pt" style:font-size-complex="9pt"/>
    </style:style>
    <style:style style:name="P128" style:family="paragraph" style:parent-style-name="Table_20_Contents">
      <style:paragraph-properties fo:text-align="start" style:justify-single-word="false"/>
      <style:text-properties officeooo:rsid="0088eeb3" officeooo:paragraph-rsid="004c7435" style:font-size-asian="9pt" style:font-size-complex="9pt"/>
    </style:style>
    <style:style style:name="P129" style:family="paragraph" style:parent-style-name="Table_20_Contents">
      <style:paragraph-properties fo:text-align="start" style:justify-single-word="false"/>
      <style:text-properties officeooo:rsid="0088eeb3" officeooo:paragraph-rsid="0088eeb3" style:font-size-asian="9pt" style:font-size-complex="9pt"/>
    </style:style>
    <style:style style:name="P130" style:family="paragraph" style:parent-style-name="Table_20_Contents">
      <style:paragraph-properties fo:text-align="start" style:justify-single-word="false"/>
      <style:text-properties officeooo:rsid="00559586" officeooo:paragraph-rsid="0089eb1e" style:font-size-asian="9pt" style:font-size-complex="9pt"/>
    </style:style>
    <style:style style:name="P131" style:family="paragraph" style:parent-style-name="Table_20_Contents">
      <style:paragraph-properties fo:text-align="start" style:justify-single-word="false"/>
      <style:text-properties officeooo:rsid="005678a5" officeooo:paragraph-rsid="005678a5" style:font-size-asian="9pt" style:font-size-complex="9pt"/>
    </style:style>
    <style:style style:name="P132" style:family="paragraph" style:parent-style-name="Table_20_Contents">
      <style:paragraph-properties fo:text-align="start" style:justify-single-word="false"/>
      <style:text-properties officeooo:rsid="005951bc" officeooo:paragraph-rsid="005951bc" style:font-size-asian="9pt" style:font-size-complex="9pt"/>
    </style:style>
    <style:style style:name="P133" style:family="paragraph" style:parent-style-name="Table_20_Contents">
      <style:paragraph-properties fo:text-align="start" style:justify-single-word="false"/>
      <style:text-properties officeooo:rsid="005af182" officeooo:paragraph-rsid="006caafc" style:font-size-asian="9pt" style:font-size-complex="9pt"/>
    </style:style>
    <style:style style:name="P134" style:family="paragraph" style:parent-style-name="Table_20_Contents">
      <style:paragraph-properties fo:text-align="start" style:justify-single-word="false"/>
      <style:text-properties officeooo:rsid="008eccef" officeooo:paragraph-rsid="008eccef" style:font-size-asian="9pt" style:font-size-complex="9pt"/>
    </style:style>
    <style:style style:name="P135" style:family="paragraph" style:parent-style-name="Table_20_Contents">
      <style:paragraph-properties fo:text-align="start" style:justify-single-word="false"/>
      <style:text-properties officeooo:rsid="008eccef" officeooo:paragraph-rsid="00901f1b" style:font-size-asian="9pt" style:font-size-complex="9pt"/>
    </style:style>
    <style:style style:name="P136" style:family="paragraph" style:parent-style-name="Table_20_Contents">
      <style:paragraph-properties fo:text-align="start" style:justify-single-word="false"/>
      <style:text-properties officeooo:rsid="005b2121" officeooo:paragraph-rsid="006caafc" style:font-size-asian="9pt" style:font-size-complex="9pt"/>
    </style:style>
    <style:style style:name="P137" style:family="paragraph" style:parent-style-name="Table_20_Contents">
      <style:paragraph-properties fo:text-align="start" style:justify-single-word="false"/>
      <style:text-properties officeooo:rsid="00920c79" officeooo:paragraph-rsid="00920c79" style:font-size-asian="9pt" style:font-size-complex="9pt"/>
    </style:style>
    <style:style style:name="P138" style:family="paragraph" style:parent-style-name="Table_20_Contents">
      <style:paragraph-properties fo:text-align="start" style:justify-single-word="false"/>
      <style:text-properties officeooo:rsid="00931e24" officeooo:paragraph-rsid="00931e24" style:font-size-asian="9pt" style:font-size-complex="9pt"/>
    </style:style>
    <style:style style:name="P139" style:family="paragraph" style:parent-style-name="Table_20_Contents">
      <style:paragraph-properties fo:text-align="start" style:justify-single-word="false"/>
      <style:text-properties officeooo:rsid="0094f94e" officeooo:paragraph-rsid="0094f94e" style:font-size-asian="9pt" style:font-size-complex="9pt"/>
    </style:style>
    <style:style style:name="P140" style:family="paragraph" style:parent-style-name="Table_20_Contents">
      <style:paragraph-properties fo:text-align="start" style:justify-single-word="false"/>
      <style:text-properties officeooo:rsid="00623494" officeooo:paragraph-rsid="004c7435" style:font-size-asian="9pt" style:font-size-complex="9pt"/>
    </style:style>
    <style:style style:name="P141" style:family="paragraph" style:parent-style-name="Table_20_Contents">
      <style:paragraph-properties fo:text-align="start" style:justify-single-word="false"/>
      <style:text-properties officeooo:rsid="00976a4b" officeooo:paragraph-rsid="00976a4b" style:font-size-asian="9pt" style:font-size-complex="9pt"/>
    </style:style>
    <style:style style:name="P142" style:family="paragraph" style:parent-style-name="Table_20_Contents">
      <style:paragraph-properties fo:text-align="start" style:justify-single-word="false"/>
      <style:text-properties officeooo:rsid="00976a4b" officeooo:paragraph-rsid="00a36f77" style:font-size-asian="9pt" style:font-size-complex="9pt"/>
    </style:style>
    <style:style style:name="P143" style:family="paragraph" style:parent-style-name="Table_20_Contents">
      <style:paragraph-properties fo:text-align="start" style:justify-single-word="false"/>
      <style:text-properties officeooo:rsid="0097af74" officeooo:paragraph-rsid="0097af74" style:font-size-asian="9pt" style:font-size-complex="9pt"/>
    </style:style>
    <style:style style:name="P144" style:family="paragraph" style:parent-style-name="Table_20_Contents">
      <style:paragraph-properties fo:text-align="start" style:justify-single-word="false"/>
      <style:text-properties officeooo:rsid="0099487b" officeooo:paragraph-rsid="0099487b" style:font-size-asian="9pt" style:font-size-complex="9pt"/>
    </style:style>
    <style:style style:name="P145" style:family="paragraph" style:parent-style-name="Table_20_Contents">
      <style:paragraph-properties fo:text-align="start" style:justify-single-word="false"/>
      <style:text-properties officeooo:rsid="0062cb89" officeooo:paragraph-rsid="0062cb89" style:font-size-asian="9pt" style:font-size-complex="9pt"/>
    </style:style>
    <style:style style:name="P146" style:family="paragraph" style:parent-style-name="Table_20_Contents">
      <style:paragraph-properties fo:text-align="start" style:justify-single-word="false"/>
      <style:text-properties officeooo:rsid="0089eb1e" officeooo:paragraph-rsid="008eccef" style:font-size-asian="9pt" style:font-size-complex="9pt"/>
    </style:style>
    <style:style style:name="P147" style:family="paragraph" style:parent-style-name="Table_20_Contents">
      <style:paragraph-properties fo:text-align="center" style:justify-single-word="false"/>
      <style:text-properties fo:font-size="11pt" officeooo:rsid="00353b51" officeooo:paragraph-rsid="00353b51" style:font-size-asian="11pt" style:font-size-complex="11pt"/>
    </style:style>
    <style:style style:name="P148" style:family="paragraph" style:parent-style-name="Table_20_Contents">
      <style:paragraph-properties fo:text-align="center" style:justify-single-word="false"/>
      <style:text-properties fo:font-size="11pt" officeooo:rsid="00455cf0" officeooo:paragraph-rsid="00455cf0" style:font-size-asian="11pt" style:font-size-complex="11pt"/>
    </style:style>
    <style:style style:name="P149" style:family="paragraph" style:parent-style-name="Table_20_Contents">
      <style:paragraph-properties fo:text-align="center" style:justify-single-word="false"/>
      <style:text-properties fo:font-size="11pt" officeooo:rsid="004307cf" officeooo:paragraph-rsid="004307cf" style:font-size-asian="11pt" style:font-size-complex="11pt"/>
    </style:style>
    <style:style style:name="P150" style:family="paragraph" style:parent-style-name="Table_20_Contents">
      <style:paragraph-properties fo:text-align="center" style:justify-single-word="false"/>
      <style:text-properties fo:font-size="11pt" officeooo:rsid="0026fbb7" officeooo:paragraph-rsid="003d0ba6" style:font-size-asian="11pt" style:font-size-complex="11pt"/>
    </style:style>
    <style:style style:name="P151" style:family="paragraph" style:parent-style-name="Text_20_body" style:list-style-name="L1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52" style:family="paragraph" style:parent-style-name="Text_20_body" style:list-style-name="L2">
      <style:text-properties fo:font-style="normal" style:text-underline-style="none" fo:font-weight="normal" officeooo:rsid="0018dcf5" style:font-style-asian="normal" style:font-weight-asian="normal" style:font-style-complex="normal" style:font-weight-complex="normal"/>
    </style:style>
    <style:style style:name="P153" style:family="paragraph" style:parent-style-name="Text_20_body" style:list-style-name="L2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54" style:family="paragraph" style:parent-style-name="Text_20_body" style:list-style-name="L2"/>
    <style:style style:name="P155" style:family="paragraph" style:parent-style-name="Table_20_Contents" style:master-page-name="Standard">
      <style:paragraph-properties fo:text-align="start" style:justify-single-word="false" style:page-number="auto"/>
      <style:text-properties officeooo:rsid="004ac891" officeooo:paragraph-rsid="004ac891" style:font-size-asian="9pt" style:font-size-complex="9pt"/>
    </style:style>
    <style:style style:name="P156" style:family="paragraph" style:parent-style-name="Table_20_Contents" style:master-page-name="Standard">
      <style:paragraph-properties fo:text-align="start" style:justify-single-word="false" style:page-number="auto"/>
      <style:text-properties officeooo:rsid="004ac891" officeooo:paragraph-rsid="004fb1d6" style:font-size-asian="9pt" style:font-size-complex="9pt"/>
    </style:style>
    <style:style style:name="P157" style:family="paragraph" style:parent-style-name="Table_20_Contents" style:master-page-name="Standard">
      <style:paragraph-properties fo:text-align="start" style:justify-single-word="false" style:page-number="auto"/>
      <style:text-properties officeooo:rsid="00519dfa" officeooo:paragraph-rsid="00519dfa" style:font-size-asian="9pt" style:font-size-complex="9pt"/>
    </style:style>
    <style:style style:name="P158" style:family="paragraph" style:parent-style-name="Table_20_Contents" style:master-page-name="Standard">
      <style:paragraph-properties fo:text-align="start" style:justify-single-word="false" style:page-number="auto"/>
      <style:text-properties officeooo:rsid="0054fca5" officeooo:paragraph-rsid="0054fca5" style:font-size-asian="9pt" style:font-size-complex="9pt"/>
    </style:style>
    <style:style style:name="P159" style:family="paragraph" style:parent-style-name="Table_20_Contents">
      <style:paragraph-properties fo:text-align="start" style:justify-single-word="false"/>
      <style:text-properties officeooo:rsid="004c7435" officeooo:paragraph-rsid="00a52681" style:font-size-asian="9pt" style:font-size-complex="9pt"/>
    </style:style>
    <style:style style:name="P160" style:family="paragraph" style:parent-style-name="Table_20_Contents">
      <style:paragraph-properties fo:text-align="start" style:justify-single-word="false"/>
      <style:text-properties officeooo:rsid="00a52681" officeooo:paragraph-rsid="00a52681" style:font-size-asian="9pt" style:font-size-complex="9pt"/>
    </style:style>
    <style:style style:name="P161" style:family="paragraph" style:parent-style-name="Heading_20_1">
      <style:paragraph-properties fo:break-before="page"/>
    </style:style>
    <style:style style:name="P162" style:family="paragraph" style:parent-style-name="Heading_20_1">
      <style:paragraph-properties fo:break-before="page"/>
      <style:text-properties officeooo:rsid="001a1e6e" officeooo:paragraph-rsid="001a1e6e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text-underline-style="none" fo:font-weight="normal" officeooo:rsid="0018dcf5" style:font-style-asian="normal" style:font-weight-asian="normal" style:font-style-complex="normal" style:font-weight-complex="normal"/>
    </style:style>
    <style:style style:name="T3" style:family="text">
      <style:text-properties officeooo:rsid="0018dcf5"/>
    </style:style>
    <style:style style:name="T4" style:family="text">
      <style:text-properties officeooo:rsid="0019251c"/>
    </style:style>
    <style:style style:name="T5" style:family="text">
      <style:text-properties officeooo:rsid="00444bb9"/>
    </style:style>
    <style:style style:name="T6" style:family="text">
      <style:text-properties officeooo:rsid="004e34dc"/>
    </style:style>
    <style:style style:name="T7" style:family="text">
      <style:text-properties officeooo:rsid="004fb1d6"/>
    </style:style>
    <style:style style:name="T8" style:family="text">
      <style:text-properties officeooo:rsid="0050842c"/>
    </style:style>
    <style:style style:name="T9" style:family="text">
      <style:text-properties officeooo:rsid="005178d0"/>
    </style:style>
    <style:style style:name="T10" style:family="text">
      <style:text-properties officeooo:rsid="00519dfa"/>
    </style:style>
    <style:style style:name="T11" style:family="text">
      <style:text-properties officeooo:rsid="0054fca5"/>
    </style:style>
    <style:style style:name="T12" style:family="text">
      <style:text-properties officeooo:rsid="005561c6"/>
    </style:style>
    <style:style style:name="T13" style:family="text">
      <style:text-properties officeooo:rsid="005678a5"/>
    </style:style>
    <style:style style:name="T14" style:family="text">
      <style:text-properties officeooo:rsid="005768a3"/>
    </style:style>
    <style:style style:name="T15" style:family="text">
      <style:text-properties officeooo:rsid="005951bc"/>
    </style:style>
    <style:style style:name="T16" style:family="text">
      <style:text-properties officeooo:rsid="005a40a1"/>
    </style:style>
    <style:style style:name="T17" style:family="text">
      <style:text-properties officeooo:rsid="005a5a07"/>
    </style:style>
    <style:style style:name="T18" style:family="text">
      <style:text-properties officeooo:rsid="005a83da"/>
    </style:style>
    <style:style style:name="T19" style:family="text">
      <style:text-properties officeooo:rsid="005af182"/>
    </style:style>
    <style:style style:name="T20" style:family="text">
      <style:text-properties officeooo:rsid="005b2121"/>
    </style:style>
    <style:style style:name="T21" style:family="text">
      <style:text-properties officeooo:rsid="005cc21b"/>
    </style:style>
    <style:style style:name="T22" style:family="text">
      <style:text-properties officeooo:rsid="005e8677"/>
    </style:style>
    <style:style style:name="T23" style:family="text">
      <style:text-properties officeooo:rsid="005fc1b9"/>
    </style:style>
    <style:style style:name="T24" style:family="text">
      <style:text-properties officeooo:rsid="00610dd2"/>
    </style:style>
    <style:style style:name="T25" style:family="text">
      <style:text-properties officeooo:rsid="00618b74"/>
    </style:style>
    <style:style style:name="T26" style:family="text">
      <style:text-properties officeooo:rsid="00623494"/>
    </style:style>
    <style:style style:name="T27" style:family="text">
      <style:text-properties officeooo:rsid="0062cb89"/>
    </style:style>
    <style:style style:name="T28" style:family="text">
      <style:text-properties officeooo:rsid="006a85bc"/>
    </style:style>
    <style:style style:name="T29" style:family="text">
      <style:text-properties officeooo:rsid="006caafc"/>
    </style:style>
    <style:style style:name="T30" style:family="text">
      <style:text-properties style:font-name="Times New Roman1" officeooo:rsid="006caafc" style:font-name-asian="Times New Roman1" style:font-name-complex="Times New Roman1"/>
    </style:style>
    <style:style style:name="T31" style:family="text">
      <style:text-properties officeooo:rsid="006f1f42"/>
    </style:style>
    <style:style style:name="T32" style:family="text">
      <style:text-properties officeooo:rsid="00712aa0"/>
    </style:style>
    <style:style style:name="T33" style:family="text">
      <style:text-properties officeooo:rsid="0072e3dd"/>
    </style:style>
    <style:style style:name="T34" style:family="text">
      <style:text-properties officeooo:rsid="00741608"/>
    </style:style>
    <style:style style:name="T35" style:family="text">
      <style:text-properties officeooo:rsid="007ecf23"/>
    </style:style>
    <style:style style:name="T36" style:family="text">
      <style:text-properties officeooo:rsid="009ab78a"/>
    </style:style>
    <style:style style:name="T37" style:family="text">
      <style:text-properties officeooo:rsid="009e219c"/>
    </style:style>
    <style:style style:name="T38" style:family="text">
      <style:text-properties officeooo:rsid="00a01425"/>
    </style:style>
    <style:style style:name="T39" style:family="text">
      <style:text-properties officeooo:rsid="00a3954b"/>
    </style:style>
    <style:style style:name="T40" style:family="text">
      <style:text-properties officeooo:rsid="00a52681"/>
    </style:style>
    <style:style style:name="T41" style:family="text">
      <style:text-properties fo:font-size="11pt" style:font-size-asian="11pt" style:font-size-complex="11pt"/>
    </style:style>
    <style:style style:name="T42" style:family="text">
      <style:text-properties fo:font-size="11pt" officeooo:rsid="00455cf0" style:font-size-asian="11pt" style:font-size-complex="11pt"/>
    </style:style>
    <style:style style:name="T43" style:family="text">
      <style:text-properties fo:font-size="11pt" officeooo:rsid="00a52681" style:font-size-asian="11pt" style:font-size-complex="11pt"/>
    </style:style>
    <style:style style:name="T44" style:family="text">
      <style:text-properties fo:font-size="11pt" officeooo:rsid="0094f94e"/>
    </style:style>
    <style:style style:name="T45" style:family="text">
      <style:text-properties officeooo:rsid="004c743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0" table:style-name="Таблица10">
        <table:table-column table:style-name="Таблица10.A"/>
        <table:table-column table:style-name="Таблица10.B" table:number-columns-repeated="8"/>
        <table:table-column table:style-name="Таблица10.J"/>
        <table:table-column table:style-name="Таблица10.K"/>
        <table:table-row table:style-name="Таблица10.1">
          <table:table-cell table:style-name="Таблица10.A1" office:value-type="string">
            <text:p text:style-name="P2"><text:s/></text:p>
          </table:table-cell>
          <table:table-cell table:style-name="Таблица10.B1" office:value-type="string">
            <text:p text:style-name="Table_20_Contents"/>
          </table:table-cell>
          <table:table-cell table:style-name="Таблица10.B1" office:value-type="string">
            <text:p text:style-name="Table_20_Contents"/>
          </table:table-cell>
          <table:table-cell table:style-name="Таблица10.B1" office:value-type="string">
            <text:p text:style-name="Table_20_Contents"/>
          </table:table-cell>
          <table:table-cell table:style-name="Таблица10.B1" office:value-type="string">
            <text:p text:style-name="Table_20_Contents"/>
          </table:table-cell>
          <table:table-cell table:style-name="Таблица10.B1" office:value-type="string">
            <text:p text:style-name="Table_20_Contents"/>
          </table:table-cell>
          <table:table-cell table:style-name="Таблица10.B1" office:value-type="string">
            <text:p text:style-name="Table_20_Contents"/>
          </table:table-cell>
          <table:table-cell table:style-name="Таблица10.B1" office:value-type="string">
            <text:p text:style-name="Table_20_Contents"/>
          </table:table-cell>
          <table:table-cell table:style-name="Таблица10.I1" office:value-type="string">
            <text:p text:style-name="Table_20_Contents"/>
          </table:table-cell>
          <table:table-cell table:style-name="Таблица10.A1" office:value-type="string">
            <text:p text:style-name="Table_20_Contents"/>
          </table:table-cell>
          <table:table-cell table:style-name="Таблица10.A1" office:value-type="string"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41">Микро-БЭСМ</text:p>
            <text:p text:style-name="P39"/>
            <text:p text:style-name="P40">Технический проект</text:p>
            <text:p text:style-name="P39"/>
            <text:p text:style-name="P39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able:table table:name="Таблица11" table:style-name="Таблица11">
              <table:table-column table:style-name="Таблица11.A"/>
              <table:table-column table:style-name="Таблица11.B"/>
              <table:table-row>
                <table:table-cell table:style-name="Таблица11.A1" office:value-type="string">
                  <text:p text:style-name="P36">Ревизия</text:p>
                </table:table-cell>
                <table:table-cell table:style-name="Таблица11.B1" office:value-type="string">
                  <text:p text:style-name="P35">Дата</text:p>
                </table:table-cell>
              </table:table-row>
              <table:table-row>
                <table:table-cell table:style-name="Таблица11.A2" office:value-type="string">
                  <text:p text:style-name="P37">A0</text:p>
                </table:table-cell>
                <table:table-cell table:style-name="Таблица11.B2" office:value-type="string">
                  <text:p text:style-name="P37"><text:span text:style-name="T36">9</text:span> <text:span text:style-name="T3">октября</text:span> 201<text:span text:style-name="T3">6</text:span> г.</text:p>
                </table:table-cell>
              </table:table-row>
            </table:table>
            <text:p text:style-name="P38"/>
            <text:p text:style-name="P38"/>
            <text:p text:style-name="P38"/>
            <text:p text:style-name="P38"/>
            <text:p text:style-name="P38">Авторы:</text:p>
            <text:p text:style-name="P42">Сергей Вакуленко</text:p>
            <text:p text:style-name="P42"/>
            <text:p text:style-name="P43"/>
          </table:table-cell>
        </table:table-row>
      </table:table>
      <text:list xml:id="list2994093945180427517" text:style-name="Numbering_20_1">
        <text:list-item>
          <text:h text:style-name="Heading_20_1" text:outline-level="1"><text:soft-page-break/>Назначение</text:h>
        </text:list-item>
      </text:list>
      <text:p text:style-name="P46">Микро-БЭСМ, она же МКБ-8601, она же Ретро-86 — настольный компьютер конца 80-х, совместимый по архитектуре с ЭВМ БЭСМ-6. Он был разработан в конце 80-х в Лаборатории Вычислительной Техники и Автоматизации ОИЯИ в Дубне <text:span text:style-name="T4">под руководством Левчановского Ф.В. и Силина И.Н.</text:span> МКБ-8601 <text:span text:style-name="T4">был</text:span> способ<text:span text:style-name="T4">е</text:span>н выполнять все программы оригинальной БЭСМ-6, от теста АУ/УУ и до фортранного транслятора. Имел собственную ОС, способную интерпретировать экстракоды ОС Дубна и ОС Диспак. Система команд включала команды старой Б6 и собственный оригинальный набор. Процессор был построен на микросхемах серии K1804 (аналог Am2900).</text:p>
      <text:p text:style-name="P45">Настоящий проект ставит задачу повторить микро-БЭСМ на современной элементной базе (FPGA), используя сохранившиеся исходные тексты микрокоманд, тестов и операционной системы.</text:p>
      <text:p text:style-name="P44">Миссия проекта:</text:p>
      <text:list xml:id="list2663990610682320829" text:style-name="L1">
        <text:list-item>
          <text:p text:style-name="P151"><text:span text:style-name="T3">Сохранение исторического наследия советской инженерной школы </text:span>и, <text:span text:style-name="T3">в частности, архитектурной линии БЭСМ-6</text:span>.</text:p>
        </text:list-item>
      </text:list>
      <text:p text:style-name="Text_20_body"><text:span text:style-name="Strong_20_Emphasis"><text:span text:style-name="T1">Требования к проекту:</text:span></text:span></text:p>
      <text:list xml:id="list7903330083462881664" text:style-name="L2">
        <text:list-item>
          <text:p text:style-name="P154"><text:span text:style-name="T2">С</text:span><text:span text:style-name="T1">охранение </text:span><text:span text:style-name="T2">программной</text:span><text:span text:style-name="T1"> совместимости, </text:span><text:span text:style-name="T2">с БЭСМ-6 на уровне системы команд и мониторной системы «Дубна»</text:span><text:span text:style-name="T1">. </text:span></text:p>
        </text:list-item>
        <text:list-item>
          <text:p text:style-name="P152">Поддержка 64-битного режима процессора как расширения архитектуры БЭСМ-6.</text:p>
        </text:list-item>
        <text:list-item>
          <text:p text:style-name="P153"><text:span text:style-name="T3">Реализация схемотехнической части на языке Verilog (SystemVerilog) и возможность запуска всей системы на симуляторе, включая операционную систему</text:span>.</text:p>
        </text:list-item>
        <text:list-item>
          <text:p text:style-name="P153"><text:span text:style-name="T3">Возможность запуска на современных широко доступных платах FPGA</text:span>.</text:p>
        </text:list-item>
        <text:list-item>
          <text:p text:style-name="P153">Ценовая доступность компонентов нового БК по цене. Предполагается упор на продажу в виде недорогих комплектов для самостоятельной сборки (конструкторов).</text:p>
        </text:list-item>
        <text:list-item>
          <text:p text:style-name="P153"><text:span text:style-name="T3">Открытые исходные тексты и</text:span> техническая документация;</text:p>
        </text:list-item>
      </text:list>
      <text:p text:style-name="P44"><text:span text:style-name="Strong_20_Emphasis"><text:span text:style-name="T1"/></text:span></text:p>
      <text:list xml:id="list194804860297975" text:continue-list="list2994093945180427517" text:style-name="Numbering_20_1">
        <text:list-item>
          <text:h text:style-name="P161" text:outline-level="1">Блок-схема процессора</text:h>
        </text:list-item>
      </text:list>
      <text:p text:style-name="P49"/>
      <text:p text:style-name="P49"/>
      <text:p text:style-name="P49"/>
      <text:p text:style-name="P49">════════100═разрядов═════════════Общая═шина═══════════════════</text:p>
      <text:p text:style-name="P49"><text:s text:c="3"/>▲ <text:s text:c="23"/>▲</text:p>
      <text:p text:style-name="P49"><text:s/>х │8 <text:s text:c="20"/>х │64</text:p>
      <text:p text:style-name="P49"><text:s text:c="3"/>▼ <text:s text:c="23"/>▼</text:p>
      <text:p text:style-name="P49">┌──────┐ <text:s text:c="3"/>┌───────────────────────────────┐ <text:s text:c="3"/>┌────────┐</text:p>
      <text:p text:style-name="P49">│ БОИ <text:s/>│ <text:s text:c="3"/>│ <text:s text:c="12"/>Б О И <text:s text:c="12"/>│ <text:s text:c="3"/>│ <text:s text:c="7"/>│</text:p>
      <text:p text:style-name="P49">│ тег: │ <text:s text:c="3"/>│ <text:s/>RG0 <text:s/>│ <text:s/>RG1 <text:s/>│ <text:s/>RG2 <text:s/>│ <text:s/>RG3 <text:s/>│ <text:s text:c="3"/>│ <text:s/>ППЗУ <text:s/>│</text:p>
      <text:p text:style-name="P49">│1-ком.│ <text:s text:c="3"/>│ <text:s/>физ. │команда│операнд│резуль-│ <text:s text:c="3"/>│ <text:s/>кон- <text:s/>│</text:p>
      <text:p text:style-name="P49">│2-oпep│ <text:s text:c="3"/>│ адрес │ <text:s/>л,п <text:s/>│ <text:s text:c="6"/>│ <text:s/>тат <text:s/>│ <text:s text:c="3"/>│ стант <text:s/>│</text:p>
      <text:p text:style-name="P49">│3-рез.│ <text:s text:c="3"/>└───────────────────────────────┘ <text:s text:c="3"/>└───┬────┘</text:p>
      <text:p text:style-name="P49">└┬───В─┘ <text:s text:c="5"/>▲ С <text:s/>▲ В <text:s text:c="7"/>▲ А <text:s text:c="19"/>│</text:p>
      <text:p text:style-name="P49">С│▲ <text:s/>▲ <text:s/>┌───┐ │64 <text:s/>│64 <text:s text:c="7"/>│64 <text:s text:c="19"/>│64</text:p>
      <text:p text:style-name="P49"><text:s/>││ <text:s/>│ <text:s/>│кэш├─┤ <text:s text:c="3"/>│ <text:s text:c="9"/>▼ <text:s text:c="21"/>▼</text:p>
      <text:p text:style-name="P49"><text:s/>▼▼ <text:s/>│ <text:s/>└───┘ ▼ <text:s/>══════Шина═D═══════════════64═разряда════════</text:p>
      <text:p text:style-name="P49">прер.│ ┌───────┐ ▲ │ <text:s text:c="5"/>│ <text:s text:c="7"/>▲ <text:s text:c="5"/>▲ <text:s text:c="6"/>▲ <text:s text:c="6"/>▲</text:p>
      <text:p text:style-name="P49"><text:s/>по <text:s/>│ │ станд.│ │ │ <text:s text:c="5"/>│64 <text:s text:c="5"/>│32 <text:s text:c="3"/>│64 <text:s text:c="4"/>│7 <text:s text:c="5"/>│7</text:p>
      <text:p text:style-name="P49">тегу │ │команд │ │ │ <text:s text:c="5"/>▼ <text:s text:c="7"/>│ <text:s text:c="5"/>│ <text:s text:c="6"/>│ <text:s text:c="6"/>│</text:p>
      <text:p text:style-name="P51"><text:s text:c="5"/>│ └┬─┬──┬─┘ │ │ ┌─────────┐ ┌─┴─┐ ┌──┴──┐ ┌──┴──┐ ┌──┴──┐</text:p>
      <text:p text:style-name="P50"><text:s text:c="5"/>│ <text:s/>│ │ <text:s/>│ 32│ │ │ <text:s text:c="2"/>МПС <text:s text:c="2"/>│ │OЗY│ │сдвиг│ │поиск│ │номер│</text:p>
      <text:p text:style-name="P49"><text:s text:c="5"/>│ <text:s/>│4│ <text:s/>│ <text:s text:c="2"/>│ │ │ РЗУ:АЛУ │ │moд│ │ <text:s text:c="4"/>│ │л.ед.│ │ ед. │</text:p>
      <text:p text:style-name="P51"><text:s text:c="5"/>│ <text:s/>▼ │ <text:s/>│20 │ │ ├─────┬┬┬┬┘ └───┘ └─────┘ └─────┘ └─────┘</text:p>
      <text:p text:style-name="P49"><text:s text:c="5"/>│ <text:s/>ИP│ <text:s/>▼ <text:s text:c="2"/>│ │ │ <text:s text:c="4"/>││││ <text:s text:c="3"/>▲ <text:s text:c="3"/>▲ <text:s text:c="2"/>▲ <text:s text:c="4"/>▲ <text:s text:c="6"/>▲</text:p>
      <text:p text:style-name="P50"><text:s text:c="5"/>│ <text:s text:c="3"/>│ <text:s/>┌───┤ │ │ <text:s text:c="4"/>▼▼▼▼ <text:s text:c="3"/>│ <text:s text:c="3"/>│ <text:s text:c="2"/>│ <text:s text:c="4"/>│ <text:s text:c="6"/>│</text:p>
      <text:p text:style-name="P49"><text:s text:c="5"/>│ <text:s text:c="3"/>│ <text:s/>│АК │ │ │ <text:s/>D ┌────┐ <text:s text:c="2"/>│ <text:s text:c="3"/>│ <text:s/>┌┴─┐ <text:s text:c="2"/>│ <text:s text:c="6"/>│</text:p>
      <text:p text:style-name="P50"><text:s text:c="5"/>│8 <text:s text:c="2"/>│8 └───┘ │ │ <text:s/>◄─┤CYCC│ <text:s text:c="2"/>│32 <text:s/>│64│ПC│ <text:s text:c="2"/>│64 <text:s text:c="4"/>│32</text:p>
      <text:p text:style-name="P49"><text:s text:c="5"/>│ <text:s text:c="3"/>│ <text:s text:c="7"/>│ │64 <text:s/>└────┘ <text:s text:c="2"/>│ <text:s text:c="3"/>│ <text:s/>└──┘ <text:s text:c="2"/>│ <text:s text:c="6"/>│ </text:p>
      <text:p text:style-name="P49"><text:s text:c="5"/>│ <text:s text:c="3"/>│ <text:s text:c="7"/>│ │ <text:s text:c="6"/>▲ <text:s text:c="4"/>│ <text:s text:c="3"/>│ <text:s text:c="2"/>▲ <text:s text:c="4"/>│ <text:s text:c="6"/>│</text:p>
      <text:p text:style-name="P49"><text:s text:c="5"/>▼ <text:s text:c="3"/>│ <text:s text:c="7"/>▼ ▼ <text:s text:c="6"/>│4 <text:s text:c="3"/>│ <text:s text:c="3"/>│ <text:s text:c="2"/>│7 <text:s text:c="3"/>│ <text:s text:c="6"/>│</text:p>
      <text:p text:style-name="P51">╤═╤════════════Шина═Y═══╤═══╤╧═══╤═╧═64═разряда═══╧═══════╧═══</text:p>
      <text:p text:style-name="P49">│ │ <text:s text:c="2"/>▲ <text:s text:c="2"/>│ <text:s text:c="7"/>▲ <text:s text:c="3"/>│ <text:s text:c="2"/>│ <text:s text:c="3"/>│ <text:s text:c="23"/>▲</text:p>
      <text:p text:style-name="P49">│ │32 │ <text:s text:c="2"/>└────────│────│───│──┐ │ ┌───┐ <text:s text:c="17"/>│</text:p>
      <text:p text:style-name="P49">│ │ <text:s text:c="2"/>│ <text:s text:c="11"/>│ <text:s text:c="3"/>▼8 <text:s/>│5 │ └►│ ШФ├──┬────┐ <text:s text:c="9"/>▼</text:p>
      <text:p text:style-name="P49">│ │ ┌─┴─┐ <text:s text:c="2"/>┌───┐ <text:s/>│ <text:s/>┌───┐ │ <text:s/>│ <text:s text:c="2"/>├───┤ <text:s/>│ <text:s text:c="3"/>▼12 <text:s text:c="3"/>┌──────┐</text:p>
      <text:p text:style-name="P49">│ │ │РГ.│ <text:s text:c="2"/>│ <text:s text:c="2"/>│ <text:s/>│ <text:s/>│PHП│ │ <text:s/>└──►│ПHA│ <text:s/>│ <text:s/>┌────┐ <text:s text:c="2"/>│ <text:s/>ОЗУ │</text:p>
      <text:p text:style-name="P49">│ └►│иcп├──►│OЗY│◄─┘ <text:s/>└─┬─┘ ▼ <text:s text:c="5"/>│KOП├──┤ <text:s/>│CYAM│ <text:s text:c="2"/>│oбмена│</text:p>
      <text:p text:style-name="P49">│ <text:s text:c="2"/>│aдp│ <text:s text:c="2"/>│пр.│ <text:s text:c="6"/>│ ┌───┐ <text:s text:c="3"/>├───┤ <text:s/>│ <text:s/>└────┘ <text:s text:c="2"/>└──────┘</text:p>
      <text:p text:style-name="P49">│ <text:s text:c="2"/>└─┬─┘ <text:s text:c="2"/>└───┘ <text:s text:c="6"/>▼ │PHГ│ <text:s text:c="3"/>│ПHA│ <text:s/>│ <text:s text:c="3"/>│◄───┐ <text:s text:c="4"/>▲</text:p>
      <text:p text:style-name="P49">│ <text:s text:c="4"/>│ <text:s/>┌──────────┐ <text:s text:c="2"/>D └─┬─┘ <text:s text:c="3"/>│i/o├──┤ <text:s text:c="3"/>▼ <text:s text:c="3"/>│ <text:s text:c="4"/>│</text:p>
      <text:p text:style-name="P49">│ <text:s text:c="4"/>└─►│ост.по aдp├──► <text:s text:c="3"/>│ <text:s text:c="5"/>├───┤ <text:s/>│ <text:s/>┌────┐ │ <text:s text:c="4"/>▼</text:p>
      <text:p text:style-name="P49">│10 <text:s text:c="5"/>└──────────┘halt <text:s/>6▼ <text:s/>┌──►│ПHA│ <text:s/>│ <text:s/>│ППЗY│ │ ┌──────┐</text:p>
      <text:p text:style-name="P49">│ <text:s text:c="3"/>┌►D <text:s text:c="19"/>D <text:s/>vect│int├──┤ <text:s/>│ OЗY│ │ │ блок │</text:p>
      <text:p text:style-name="P49">│ <text:s text:c="3"/>│ <text:s text:c="5"/>┌──────┐ <text:s text:c="14"/>├───┤ <text:s/>│ <text:s/>│ МП │ ├─┤ связи│</text:p>
      <text:p text:style-name="P49">│ <text:s text:c="3"/>│ <text:s text:c="5"/>│ БОБР │ <text:s/>2 <text:s text:c="11"/>│ПHA│ <text:s/>│ <text:s/>└─┬──┘ │ │ с ПП │</text:p>
      <text:p text:style-name="P49">│ ┌──┴──┐ <text:s text:c="2"/>│ БИЗМ │◄───►D <text:s text:c="8"/>│гр.├──┘ <text:s text:c="3"/>│◄───┘ └───┬──┘</text:p>
      <text:p text:style-name="P49">└►│ РФС ├──►│──────│ <text:s/>1 <text:s text:c="11"/>└───┘ <text:s text:c="6"/>▼ <text:s text:c="9"/>│</text:p>
      <text:p text:style-name="P49"><text:s text:c="2"/>└──┬──┘ <text:s text:c="2"/>│ БМСП │◄───►D <text:s text:c="18"/>┌────┐ <text:s text:c="6"/>▼</text:p>
      <text:p text:style-name="P49"><text:s text:c="5"/>│ <text:s text:c="5"/>└──────┘ <text:s text:c="24"/>│ КР │ <text:s text:c="5"/>к ПП</text:p>
      <text:p text:style-name="P49"><text:s text:c="5"/>│ <text:s text:c="5"/>┌─────┐ <text:s text:c="25"/>├────┤</text:p>
      <text:p text:style-name="P49"><text:s text:c="5"/>│ <text:s text:c="5"/>│ ОЗУ │◄───Y <text:s text:c="20"/>│....│</text:p>
      <text:p text:style-name="P49"><text:s text:c="5"/>└─────►│пpиop├───►D <text:s text:c="20"/>▼....▼</text:p>
      <text:p text:style-name="P49"><text:s text:c="12"/>│ стр.│ <text:s text:c="23"/>управление</text:p>
      <text:p text:style-name="P49"><text:s text:c="12"/>└─────┘</text:p>
      <text:p text:style-name="P49"/>
      <text:p text:style-name="P49"><text:s text:c="3"/>┌────┐ <text:s text:c="14"/>Y ┌─────┐ <text:s text:c="8"/>КОП ┌──────┐ упр-е</text:p>
      <text:p text:style-name="P49">──►│блoк│ <text:s text:c="13"/>──►│ тай-│ <text:s text:c="8"/>арб.│ <text:s text:c="5"/>│ <text:s/>БОИ,</text:p>
      <text:p text:style-name="P49">...│пре-│ <text:s text:c="16"/>│ мер,├─►D <text:s text:c="5"/>───►│apбитр├──────►</text:p>
      <text:p text:style-name="P49">──►│рыв.├───► <text:s text:c="12"/>│часы ├──► <text:s text:c="9"/>│ <text:s text:c="5"/>│магист-</text:p>
      <text:p text:style-name="P49"><text:s text:c="3"/>└────┘vест <text:s text:c="12"/>└─────┘прер. <text:s text:c="7"/>└──────┘ ралью</text:p>
      <text:p text:style-name="P48"/>
      <text:list xml:id="list194804372422217" text:continue-numbering="true" text:style-name="Numbering_20_1">
        <text:list-item>
          <text:h text:style-name="P162" text:outline-level="1">Формат микрокомандного слова</text:h>
        </text:list-item>
      </text:list>
      <text:p text:style-name="P47"/>
      <table:table table:name="Bits112" table:style-name="Bits112">
        <table:table-column table:style-name="Bits112.A"/>
        <table:table-column table:style-name="Bits112.B" table:number-columns-repeated="4"/>
        <table:table-column table:style-name="Bits112.F"/>
        <table:table-column table:style-name="Bits112.B" table:number-columns-repeated="3"/>
        <table:table-column table:style-name="Bits112.A"/>
        <table:table-column table:style-name="Bits112.B"/>
        <table:table-column table:style-name="Bits112.F"/>
        <table:table-column table:style-name="Bits112.B" table:number-columns-repeated="4"/>
        <table:table-column table:style-name="Bits112.F"/>
        <table:table-column table:style-name="Bits112.R"/>
        <table:table-column table:style-name="Bits112.S"/>
        <table:table-column table:style-name="Bits112.B" table:number-columns-repeated="3"/>
        <table:table-column table:style-name="Bits112.F"/>
        <table:table-column table:style-name="Bits112.B" table:number-columns-repeated="4"/>
        <table:table-column table:style-name="Bits112.F"/>
        <table:table-row>
          <table:table-cell table:style-name="Bits112.A1" office:value-type="string">
            <text:p text:style-name="P52">112</text:p>
          </table:table-cell>
          <table:table-cell table:style-name="Bits112.A1" office:value-type="string">
            <text:p text:style-name="P52">111</text:p>
          </table:table-cell>
          <table:table-cell table:style-name="Bits112.A1" office:value-type="string">
            <text:p text:style-name="P52">110</text:p>
          </table:table-cell>
          <table:table-cell table:style-name="Bits112.A1" office:value-type="string">
            <text:p text:style-name="P52">109</text:p>
          </table:table-cell>
          <table:table-cell table:style-name="Bits112.A1" office:value-type="string">
            <text:p text:style-name="P52">108</text:p>
          </table:table-cell>
          <table:table-cell table:style-name="Bits112.A1" office:value-type="string">
            <text:p text:style-name="P52">107</text:p>
          </table:table-cell>
          <table:table-cell table:style-name="Bits112.A1" office:value-type="string">
            <text:p text:style-name="P52">106</text:p>
          </table:table-cell>
          <table:table-cell table:style-name="Bits112.A1" office:value-type="string">
            <text:p text:style-name="P52">105</text:p>
          </table:table-cell>
          <table:table-cell table:style-name="Bits112.A1" office:value-type="string">
            <text:p text:style-name="P52">104</text:p>
          </table:table-cell>
          <table:table-cell table:style-name="Bits112.A1" office:value-type="string">
            <text:p text:style-name="P52">103</text:p>
          </table:table-cell>
          <table:table-cell table:style-name="Bits112.A1" office:value-type="string">
            <text:p text:style-name="P52">102</text:p>
          </table:table-cell>
          <table:table-cell table:style-name="Bits112.A1" office:value-type="string">
            <text:p text:style-name="P52">101</text:p>
          </table:table-cell>
          <table:table-cell table:style-name="Bits112.A1" office:value-type="string">
            <text:p text:style-name="P52">100</text:p>
          </table:table-cell>
          <table:table-cell table:style-name="Bits112.A1" office:value-type="string">
            <text:p text:style-name="P52">99</text:p>
          </table:table-cell>
          <table:table-cell table:style-name="Bits112.A1" office:value-type="string">
            <text:p text:style-name="P52">98</text:p>
          </table:table-cell>
          <table:table-cell table:style-name="Bits112.A1" office:value-type="string">
            <text:p text:style-name="P52">97</text:p>
          </table:table-cell>
          <table:table-cell table:style-name="Bits112.A1" office:value-type="string">
            <text:p text:style-name="P52">96</text:p>
          </table:table-cell>
          <table:table-cell table:style-name="Bits112.A1" office:value-type="string">
            <text:p text:style-name="P52">95</text:p>
          </table:table-cell>
          <table:table-cell table:style-name="Bits112.A1" office:value-type="string">
            <text:p text:style-name="P52">94</text:p>
          </table:table-cell>
          <table:table-cell table:style-name="Bits112.A1" office:value-type="string">
            <text:p text:style-name="P52">93</text:p>
          </table:table-cell>
          <table:table-cell table:style-name="Bits112.A1" office:value-type="string">
            <text:p text:style-name="P52">92</text:p>
          </table:table-cell>
          <table:table-cell table:style-name="Bits112.A1" office:value-type="string">
            <text:p text:style-name="P52">91</text:p>
          </table:table-cell>
          <table:table-cell table:style-name="Bits112.A1" office:value-type="string">
            <text:p text:style-name="P52">90</text:p>
          </table:table-cell>
          <table:table-cell table:style-name="Bits112.A1" office:value-type="string">
            <text:p text:style-name="P52">89</text:p>
          </table:table-cell>
          <table:table-cell table:style-name="Bits112.A1" office:value-type="string">
            <text:p text:style-name="P52">88</text:p>
          </table:table-cell>
          <table:table-cell table:style-name="Bits112.A1" office:value-type="string">
            <text:p text:style-name="P52">87</text:p>
          </table:table-cell>
          <table:table-cell table:style-name="Bits112.A1" office:value-type="string">
            <text:p text:style-name="P52">86</text:p>
          </table:table-cell>
          <table:table-cell table:style-name="Bits112.A1" office:value-type="string">
            <text:p text:style-name="P52">85</text:p>
          </table:table-cell>
        </table:table-row>
        <table:table-row>
          <table:table-cell table:style-name="Bits112.A2" table:number-columns-spanned="4" office:value-type="string">
            <text:p text:style-name="P4">SQI</text:p>
          </table:table-cell>
          <table:covered-table-cell/>
          <table:covered-table-cell/>
          <table:covered-table-cell/>
          <table:table-cell table:style-name="Bits112.A2" table:number-columns-spanned="12" office:value-type="string">
            <text:p text:style-name="P5">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its112.A2" table:number-columns-spanned="2" office:value-type="string">
            <text:p text:style-name="P5">МАР</text:p>
          </table:table-cell>
          <table:covered-table-cell/>
          <table:table-cell table:style-name="Bits112.A2" office:value-type="string">
            <text:p text:style-name="P5">ALU</text:p>
          </table:table-cell>
          <table:table-cell table:style-name="Bits112.A2" table:number-columns-spanned="3" office:value-type="string">
            <text:p text:style-name="P6">ALUD</text:p>
          </table:table-cell>
          <table:covered-table-cell/>
          <table:covered-table-cell/>
          <table:table-cell table:style-name="Bits112.A2" table:number-columns-spanned="3" office:value-type="string">
            <text:p text:style-name="P7">FUNC</text:p>
          </table:table-cell>
          <table:covered-table-cell/>
          <table:covered-table-cell/>
          <table:table-cell table:style-name="Bits112.Z2" table:number-columns-spanned="3" office:value-type="string">
            <text:p text:style-name="P7">ALUS</text:p>
          </table:table-cell>
          <table:covered-table-cell/>
          <table:covered-table-cell/>
        </table:table-row>
      </table:table>
      <text:p text:style-name="P47"/>
      <table:table table:name="Table1" table:style-name="Table1">
        <table:table-column table:style-name="Table1.A" table:number-columns-repeated="3"/>
        <table:table-column table:style-name="Table1.D"/>
        <table:table-column table:style-name="Table1.A" table:number-columns-repeated="2"/>
        <table:table-column table:style-name="Table1.D"/>
        <table:table-column table:style-name="Table1.A" table:number-columns-repeated="2"/>
        <table:table-column table:style-name="Table1.D"/>
        <table:table-column table:style-name="Table1.A" table:number-columns-repeated="2"/>
        <table:table-column table:style-name="Table1.D"/>
        <table:table-column table:style-name="Table1.A" table:number-columns-repeated="3"/>
        <table:table-column table:style-name="Table1.D"/>
        <table:table-column table:style-name="Table1.A" table:number-columns-repeated="2"/>
        <table:table-column table:style-name="Table1.D"/>
        <table:table-column table:style-name="Table1.U"/>
        <table:table-column table:style-name="Table1.V"/>
        <table:table-column table:style-name="Table1.W"/>
        <table:table-column table:style-name="Table1.X"/>
        <table:table-column table:style-name="Table1.Y"/>
        <table:table-column table:style-name="Table1.D"/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54">84</text:p>
          </table:table-cell>
          <table:table-cell table:style-name="Table1.A1" office:value-type="string">
            <text:p text:style-name="P54">83</text:p>
          </table:table-cell>
          <table:table-cell table:style-name="Table1.A1" office:value-type="string">
            <text:p text:style-name="P54">82</text:p>
          </table:table-cell>
          <table:table-cell table:style-name="Table1.A1" office:value-type="string">
            <text:p text:style-name="P54">81</text:p>
          </table:table-cell>
          <table:table-cell table:style-name="Table1.A1" office:value-type="string">
            <text:p text:style-name="P54">80</text:p>
          </table:table-cell>
          <table:table-cell table:style-name="Table1.A1" office:value-type="string">
            <text:p text:style-name="P54">79</text:p>
          </table:table-cell>
          <table:table-cell table:style-name="Table1.A1" office:value-type="string">
            <text:p text:style-name="P54">78</text:p>
          </table:table-cell>
          <table:table-cell table:style-name="Table1.A1" office:value-type="string">
            <text:p text:style-name="P54">77</text:p>
          </table:table-cell>
          <table:table-cell table:style-name="Table1.A1" office:value-type="string">
            <text:p text:style-name="P54">76</text:p>
          </table:table-cell>
          <table:table-cell table:style-name="Table1.A1" office:value-type="string">
            <text:p text:style-name="P54">75</text:p>
          </table:table-cell>
          <table:table-cell table:style-name="Table1.A1" office:value-type="string">
            <text:p text:style-name="P54">74</text:p>
          </table:table-cell>
          <table:table-cell table:style-name="Table1.A1" office:value-type="string">
            <text:p text:style-name="P54">73</text:p>
          </table:table-cell>
          <table:table-cell table:style-name="Table1.A1" office:value-type="string">
            <text:p text:style-name="P54">72</text:p>
          </table:table-cell>
          <table:table-cell table:style-name="Table1.A1" office:value-type="string">
            <text:p text:style-name="P54">71</text:p>
          </table:table-cell>
          <table:table-cell table:style-name="Table1.A1" office:value-type="string">
            <text:p text:style-name="P54">70</text:p>
          </table:table-cell>
          <table:table-cell table:style-name="Table1.A1" office:value-type="string">
            <text:p text:style-name="P54">69</text:p>
          </table:table-cell>
          <table:table-cell table:style-name="Table1.A1" office:value-type="string">
            <text:p text:style-name="P54">68</text:p>
          </table:table-cell>
          <table:table-cell table:style-name="Table1.A1" office:value-type="string">
            <text:p text:style-name="P54">67</text:p>
          </table:table-cell>
          <table:table-cell table:style-name="Table1.A1" office:value-type="string">
            <text:p text:style-name="P54">66</text:p>
          </table:table-cell>
          <table:table-cell table:style-name="Table1.A1" office:value-type="string">
            <text:p text:style-name="P54">65</text:p>
          </table:table-cell>
          <table:table-cell table:style-name="Table1.A1" office:value-type="string">
            <text:p text:style-name="P54">64</text:p>
          </table:table-cell>
          <table:table-cell table:style-name="Table1.A1" office:value-type="string">
            <text:p text:style-name="P54">63</text:p>
          </table:table-cell>
          <table:table-cell table:style-name="Table1.A1" office:value-type="string">
            <text:p text:style-name="P54">62</text:p>
          </table:table-cell>
          <table:table-cell table:style-name="Table1.A1" office:value-type="string">
            <text:p text:style-name="P54">61</text:p>
          </table:table-cell>
          <table:table-cell table:style-name="Table1.A1" office:value-type="string">
            <text:p text:style-name="P54">60</text:p>
          </table:table-cell>
          <table:table-cell table:style-name="Table1.A1" office:value-type="string">
            <text:p text:style-name="P54">59</text:p>
          </table:table-cell>
          <table:table-cell table:style-name="Table1.A1" office:value-type="string">
            <text:p text:style-name="P54">58</text:p>
          </table:table-cell>
          <table:table-cell table:style-name="Table1.A1" office:value-type="string">
            <text:p text:style-name="P54">57</text:p>
          </table:table-cell>
          <table:table-cell table:style-name="Table1.A1" office:value-type="string">
            <text:p text:style-name="P56">56</text:p>
          </table:table-cell>
        </table:table-row>
        <table:table-row>
          <table:table-cell table:style-name="Table1.A2" table:number-rows-spanned="2" office:value-type="string">
            <text:p text:style-name="P8">Н</text:p>
          </table:table-cell>
          <table:table-cell table:style-name="Table1.A2" table:number-rows-spanned="2" table:number-columns-spanned="4" office:value-type="string">
            <text:p text:style-name="P8">RВ</text:p>
          </table:table-cell>
          <table:covered-table-cell/>
          <table:covered-table-cell/>
          <table:covered-table-cell/>
          <table:table-cell table:style-name="Table1.A2" table:number-rows-spanned="2" table:number-columns-spanned="4" office:value-type="string">
            <text:p text:style-name="P8">RА</text:p>
          </table:table-cell>
          <table:covered-table-cell/>
          <table:covered-table-cell/>
          <table:covered-table-cell/>
          <table:table-cell table:style-name="Table1.A2" table:number-rows-spanned="2" table:number-columns-spanned="2" office:value-type="string">
            <text:p text:style-name="P8">CI</text:p>
          </table:table-cell>
          <table:covered-table-cell/>
          <table:table-cell table:style-name="Table1.A2" table:number-rows-spanned="2" table:number-columns-spanned="4" office:value-type="string">
            <text:p text:style-name="P8">SHMUX</text:p>
          </table:table-cell>
          <table:covered-table-cell/>
          <table:covered-table-cell/>
          <table:covered-table-cell/>
          <table:table-cell table:style-name="Table1.A2" table:number-rows-spanned="2" table:number-columns-spanned="6" office:value-type="string">
            <text:p text:style-name="P8">SТОРС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2" table:number-rows-spanned="2" office:value-type="string">
            <text:p text:style-name="P9">MOD</text:p>
          </table:table-cell>
          <table:table-cell table:style-name="Table1.A2" table:number-columns-spanned="2" office:value-type="string">
            <text:p text:style-name="P10">MNSA</text:p>
          </table:table-cell>
          <table:covered-table-cell/>
          <table:table-cell table:style-name="Table1.Y2" table:number-columns-spanned="5" office:value-type="string">
            <text:p text:style-name="P10">MODNM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Y2" table:number-columns-spanned="7" office:value-type="string">
            <text:p text:style-name="P11">PSHF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able:table table:name="Table2" table:style-name="Table2">
        <table:table-column table:style-name="Table2.A"/>
        <table:table-column table:style-name="Table2.B" table:number-columns-repeated="11"/>
        <table:table-column table:style-name="Table2.M"/>
        <table:table-column table:style-name="Table2.N"/>
        <table:table-column table:style-name="Table2.O" table:number-columns-repeated="2"/>
        <table:table-column table:style-name="Table2.Q"/>
        <table:table-column table:style-name="Table2.R"/>
        <table:table-column table:style-name="Table2.S"/>
        <table:table-column table:style-name="Table2.T"/>
        <table:table-column table:style-name="Table2.Q"/>
        <table:table-column table:style-name="Table2.T"/>
        <table:table-column table:style-name="Table2.W"/>
        <table:table-column table:style-name="Table2.X"/>
        <table:table-column table:style-name="Table2.T"/>
        <table:table-column table:style-name="Table2.O"/>
        <table:table-column table:style-name="Table2.a"/>
        <table:table-row>
          <table:table-cell table:style-name="Table2.A1" office:value-type="string">
            <text:p text:style-name="P55">55</text:p>
          </table:table-cell>
          <table:table-cell table:style-name="Table2.B1" office:value-type="string">
            <text:p text:style-name="P55">54</text:p>
          </table:table-cell>
          <table:table-cell table:style-name="Table2.C1" office:value-type="string">
            <text:p text:style-name="P55">53</text:p>
          </table:table-cell>
          <table:table-cell table:style-name="Table2.D1" office:value-type="string">
            <text:p text:style-name="P55">52</text:p>
          </table:table-cell>
          <table:table-cell table:style-name="Table2.E1" office:value-type="string">
            <text:p text:style-name="P55">51</text:p>
          </table:table-cell>
          <table:table-cell table:style-name="Table2.F1" office:value-type="string">
            <text:p text:style-name="P55">50</text:p>
          </table:table-cell>
          <table:table-cell table:style-name="Table2.G1" office:value-type="string">
            <text:p text:style-name="P55">49</text:p>
          </table:table-cell>
          <table:table-cell table:style-name="Table2.H1" office:value-type="string">
            <text:p text:style-name="P55">48</text:p>
          </table:table-cell>
          <table:table-cell table:style-name="Table2.I1" office:value-type="string">
            <text:p text:style-name="P55">47</text:p>
          </table:table-cell>
          <table:table-cell table:style-name="Table2.J1" office:value-type="string">
            <text:p text:style-name="P55">46</text:p>
          </table:table-cell>
          <table:table-cell table:style-name="Table2.K1" office:value-type="string">
            <text:p text:style-name="P55">45</text:p>
          </table:table-cell>
          <table:table-cell table:style-name="Table2.L1" office:value-type="string">
            <text:p text:style-name="P55">44</text:p>
          </table:table-cell>
          <table:table-cell table:style-name="Table2.M1" office:value-type="string">
            <text:p text:style-name="P55">43</text:p>
          </table:table-cell>
          <table:table-cell table:style-name="Table2.N1" office:value-type="string">
            <text:p text:style-name="P55">42</text:p>
          </table:table-cell>
          <table:table-cell table:style-name="Table2.O1" office:value-type="string">
            <text:p text:style-name="P55">41</text:p>
          </table:table-cell>
          <table:table-cell table:style-name="Table2.P1" office:value-type="string">
            <text:p text:style-name="P55">40</text:p>
          </table:table-cell>
          <table:table-cell table:style-name="Table2.Q1" office:value-type="string">
            <text:p text:style-name="P55">39</text:p>
          </table:table-cell>
          <table:table-cell table:style-name="Table2.R1" office:value-type="string">
            <text:p text:style-name="P55">38</text:p>
          </table:table-cell>
          <table:table-cell table:style-name="Table2.S1" office:value-type="string">
            <text:p text:style-name="P55">37</text:p>
          </table:table-cell>
          <table:table-cell table:style-name="Table2.T1" office:value-type="string">
            <text:p text:style-name="P55">36</text:p>
          </table:table-cell>
          <table:table-cell table:style-name="Table2.U1" office:value-type="string">
            <text:p text:style-name="P55">35</text:p>
          </table:table-cell>
          <table:table-cell table:style-name="Table2.V1" office:value-type="string">
            <text:p text:style-name="P55">34</text:p>
          </table:table-cell>
          <table:table-cell table:style-name="Table2.W1" office:value-type="string">
            <text:p text:style-name="P55">33</text:p>
          </table:table-cell>
          <table:table-cell table:style-name="Table2.X1" office:value-type="string">
            <text:p text:style-name="P55">32</text:p>
          </table:table-cell>
          <table:table-cell table:style-name="Table2.Y1" office:value-type="string">
            <text:p text:style-name="P55">31</text:p>
          </table:table-cell>
          <table:table-cell table:style-name="Table2.Z1" office:value-type="string">
            <text:p text:style-name="P55">30</text:p>
          </table:table-cell>
          <table:table-cell table:style-name="Table2.a1" office:value-type="string">
            <text:p text:style-name="P55">29</text:p>
          </table:table-cell>
        </table:table-row>
        <table:table-row>
          <table:table-cell table:style-name="Table2.A2" table:number-columns-spanned="4" office:value-type="string">
            <text:p text:style-name="P57">DSRC</text:p>
            <text:p text:style-name="P57">RTIME</text:p>
            <text:p text:style-name="P57">WTIME</text:p>
          </table:table-cell>
          <table:covered-table-cell/>
          <table:covered-table-cell/>
          <table:covered-table-cell/>
          <table:table-cell table:style-name="Table2.A2" table:number-columns-spanned="4" office:value-type="string">
            <text:p text:style-name="P12">YDST</text:p>
          </table:table-cell>
          <table:covered-table-cell/>
          <table:covered-table-cell/>
          <table:covered-table-cell/>
          <table:table-cell table:style-name="Table2.A2" table:number-columns-spanned="2" office:value-type="string">
            <text:p text:style-name="P13">SHF</text:p>
          </table:table-cell>
          <table:covered-table-cell/>
          <table:table-cell table:style-name="Table2.A2" table:number-columns-spanned="4" office:value-type="string">
            <text:p text:style-name="P14">ARBI</text:p>
          </table:table-cell>
          <table:covered-table-cell/>
          <table:covered-table-cell/>
          <table:covered-table-cell/>
          <table:table-cell table:style-name="Table2.A2" office:value-type="string">
            <text:p text:style-name="P14">RLD</text:p>
          </table:table-cell>
          <table:table-cell table:style-name="Table2.A2" office:value-type="string">
            <text:p text:style-name="P14">LЕТС</text:p>
          </table:table-cell>
          <table:table-cell table:style-name="Table2.A2" table:number-columns-spanned="3" office:value-type="string">
            <text:p text:style-name="P14">CYSTR</text:p>
          </table:table-cell>
          <table:covered-table-cell/>
          <table:covered-table-cell/>
          <table:table-cell table:style-name="Table2.A2" office:value-type="string">
            <text:p text:style-name="P15">SCI</text:p>
          </table:table-cell>
          <table:table-cell table:style-name="Table2.A2" office:value-type="string">
            <text:p text:style-name="P15">ICI</text:p>
          </table:table-cell>
          <table:table-cell table:style-name="Table2.A2" office:value-type="string">
            <text:p text:style-name="P15">IСС</text:p>
          </table:table-cell>
          <table:table-cell table:style-name="Table2.A2" office:value-type="string">
            <text:p text:style-name="P15">ISE</text:p>
          </table:table-cell>
          <table:table-cell table:style-name="Table2.A2" office:value-type="string">
            <text:p text:style-name="P15">СЕМ</text:p>
          </table:table-cell>
          <table:table-cell table:style-name="Table2.A2" office:value-type="string">
            <text:p text:style-name="P15">CEN</text:p>
          </table:table-cell>
          <table:table-cell table:style-name="Table2.A2" office:value-type="string">
            <text:p text:style-name="P15">CSM</text:p>
          </table:table-cell>
          <table:table-cell table:style-name="Table2.a2" office:value-type="string">
            <text:p text:style-name="P15">WЕМ</text:p>
          </table:table-cell>
        </table:table-row>
      </table:table>
      <text:p text:style-name="P3"/>
      <table:table table:name="Table3" table:style-name="Table3">
        <table:table-column table:style-name="Table3.A" table:number-columns-repeated="2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 table:number-columns-repeated="3"/>
        <table:table-column table:style-name="Table3.G"/>
        <table:table-column table:style-name="Table3.F"/>
        <table:table-column table:style-name="Table3.H"/>
        <table:table-column table:style-name="Table3.N"/>
        <table:table-column table:style-name="Table3.D"/>
        <table:table-column table:style-name="Table3.P"/>
        <table:table-column table:style-name="Table3.Q"/>
        <table:table-column table:style-name="Table3.D"/>
        <table:table-column table:style-name="Table3.S"/>
        <table:table-column table:style-name="Table3.T"/>
        <table:table-column table:style-name="Table3.H" table:number-columns-repeated="2"/>
        <table:table-column table:style-name="Table3.W"/>
        <table:table-column table:style-name="Table3.H" table:number-columns-repeated="3"/>
        <table:table-column table:style-name="Table3.a"/>
        <table:table-column table:style-name="Table3.b"/>
        <table:table-row>
          <table:table-cell table:style-name="Table3.A1" office:value-type="string">
            <text:p text:style-name="P55">28</text:p>
          </table:table-cell>
          <table:table-cell table:style-name="Table3.A1" office:value-type="string">
            <text:p text:style-name="P55">27</text:p>
          </table:table-cell>
          <table:table-cell table:style-name="Table3.A1" office:value-type="string">
            <text:p text:style-name="P55">26</text:p>
          </table:table-cell>
          <table:table-cell table:style-name="Table3.A1" office:value-type="string">
            <text:p text:style-name="P55">25</text:p>
          </table:table-cell>
          <table:table-cell table:style-name="Table3.A1" office:value-type="string">
            <text:p text:style-name="P55">24</text:p>
          </table:table-cell>
          <table:table-cell table:style-name="Table3.A1" office:value-type="string">
            <text:p text:style-name="P55">23</text:p>
          </table:table-cell>
          <table:table-cell table:style-name="Table3.A1" office:value-type="string">
            <text:p text:style-name="P55">22</text:p>
          </table:table-cell>
          <table:table-cell table:style-name="Table3.A1" office:value-type="string">
            <text:p text:style-name="P55">21</text:p>
          </table:table-cell>
          <table:table-cell table:style-name="Table3.A1" office:value-type="string">
            <text:p text:style-name="P55">20</text:p>
          </table:table-cell>
          <table:table-cell table:style-name="Table3.A1" office:value-type="string">
            <text:p text:style-name="P55">19</text:p>
          </table:table-cell>
          <table:table-cell table:style-name="Table3.A1" office:value-type="string">
            <text:p text:style-name="P55">18</text:p>
          </table:table-cell>
          <table:table-cell table:style-name="Table3.A1" office:value-type="string">
            <text:p text:style-name="P55">17</text:p>
          </table:table-cell>
          <table:table-cell table:style-name="Table3.A1" office:value-type="string">
            <text:p text:style-name="P55">16</text:p>
          </table:table-cell>
          <table:table-cell table:style-name="Table3.A1" office:value-type="string">
            <text:p text:style-name="P55">15</text:p>
          </table:table-cell>
          <table:table-cell table:style-name="Table3.A1" office:value-type="string">
            <text:p text:style-name="P55">14</text:p>
          </table:table-cell>
          <table:table-cell table:style-name="Table3.A1" office:value-type="string">
            <text:p text:style-name="P55">13</text:p>
          </table:table-cell>
          <table:table-cell table:style-name="Table3.A1" office:value-type="string">
            <text:p text:style-name="P55">12</text:p>
          </table:table-cell>
          <table:table-cell table:style-name="Table3.A1" office:value-type="string">
            <text:p text:style-name="P55">11</text:p>
          </table:table-cell>
          <table:table-cell table:style-name="Table3.A1" office:value-type="string">
            <text:p text:style-name="P55">10</text:p>
          </table:table-cell>
          <table:table-cell table:style-name="Table3.A1" office:value-type="string">
            <text:p text:style-name="P55">9</text:p>
          </table:table-cell>
          <table:table-cell table:style-name="Table3.A1" office:value-type="string">
            <text:p text:style-name="P55">8</text:p>
          </table:table-cell>
          <table:table-cell table:style-name="Table3.A1" office:value-type="string">
            <text:p text:style-name="P55">7</text:p>
          </table:table-cell>
          <table:table-cell table:style-name="Table3.A1" office:value-type="string">
            <text:p text:style-name="P55">6</text:p>
          </table:table-cell>
          <table:table-cell table:style-name="Table3.A1" office:value-type="string">
            <text:p text:style-name="P55">5</text:p>
          </table:table-cell>
          <table:table-cell table:style-name="Table3.A1" office:value-type="string">
            <text:p text:style-name="P55">4</text:p>
          </table:table-cell>
          <table:table-cell table:style-name="Table3.A1" office:value-type="string">
            <text:p text:style-name="P55">3</text:p>
          </table:table-cell>
          <table:table-cell table:style-name="Table3.A1" office:value-type="string">
            <text:p text:style-name="P55">2</text:p>
          </table:table-cell>
          <table:table-cell table:style-name="Table3.A1" office:value-type="string">
            <text:p text:style-name="P55">1</text:p>
          </table:table-cell>
        </table:table-row>
        <table:table-row>
          <table:table-cell table:style-name="Table3.A2" table:number-rows-spanned="2" office:value-type="string">
            <text:p text:style-name="P15">ЕСВ</text:p>
          </table:table-cell>
          <table:table-cell table:style-name="Table3.A2" table:number-rows-spanned="2" office:value-type="string">
            <text:p text:style-name="P15">WRB</text:p>
          </table:table-cell>
          <table:table-cell table:style-name="Table3.A2" table:number-rows-spanned="2" table:number-columns-spanned="2" office:value-type="string">
            <text:p text:style-name="P15">BRA</text:p>
          </table:table-cell>
          <table:covered-table-cell/>
          <table:table-cell table:style-name="Table3.A2" table:number-rows-spanned="2" office:value-type="string">
            <text:p text:style-name="P16">ЕСА</text:p>
          </table:table-cell>
          <table:table-cell table:style-name="Table3.A2" table:number-rows-spanned="2" office:value-type="string">
            <text:p text:style-name="P16">WRA</text:p>
          </table:table-cell>
          <table:table-cell table:style-name="Table3.A2" table:number-rows-spanned="2" table:number-columns-spanned="2" office:value-type="string">
            <text:p text:style-name="P17">ARA</text:p>
          </table:table-cell>
          <table:covered-table-cell/>
          <table:table-cell table:style-name="Table3.A2" table:number-rows-spanned="2" table:number-columns-spanned="3" office:value-type="string">
            <text:p text:style-name="P17">YDEV</text:p>
            <text:p text:style-name="P17">YDEVT</text:p>
          </table:table-cell>
          <table:covered-table-cell/>
          <table:covered-table-cell/>
          <table:table-cell table:style-name="Table3.A2" table:number-rows-spanned="2" office:value-type="string">
            <text:p text:style-name="P17">WRY</text:p>
          </table:table-cell>
          <table:table-cell table:style-name="Table3.A2" table:number-rows-spanned="2" table:number-columns-spanned="3" office:value-type="string">
            <text:p text:style-name="P17">DDEV</text:p>
            <text:p text:style-name="P17">YDTIM</text:p>
          </table:table-cell>
          <table:covered-table-cell/>
          <table:covered-table-cell/>
          <table:table-cell table:style-name="Table3.A2" table:number-rows-spanned="2" office:value-type="string">
            <text:p text:style-name="P17">WRD</text:p>
          </table:table-cell>
          <table:table-cell table:style-name="Table3.A2" table:number-rows-spanned="2" office:value-type="string">
            <text:p text:style-name="P17">IОМР</text:p>
          </table:table-cell>
          <table:table-cell table:style-name="Table3.A2" table:number-columns-spanned="5" office:value-type="string">
            <text:p text:style-name="P17">FFCNT</text:p>
          </table:table-cell>
          <table:covered-table-cell/>
          <table:covered-table-cell/>
          <table:covered-table-cell/>
          <table:covered-table-cell/>
          <table:table-cell table:style-name="Table3.A2" table:number-rows-spanned="2" table:number-columns-spanned="5" office:value-type="string">
            <text:p text:style-name="P18">COND</text:p>
          </table:table-cell>
          <table:covered-table-cell/>
          <table:covered-table-cell/>
          <table:covered-table-cell/>
          <table:covered-table-cell/>
          <table:table-cell table:style-name="Table3.b2" table:number-rows-spanned="2" office:value-type="string">
            <text:p text:style-name="P18">MPS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R3" office:value-type="string">
            <text:p text:style-name="P53"/>
          </table:table-cell>
          <table:table-cell table:style-name="Table3.A2" table:number-columns-spanned="4" office:value-type="string">
            <text:p text:style-name="P17">MPAD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ext:p text:style-name="P34">Описание полей микрокомандного слова:</text:p>
      <text:p text:style-name="P19"/>
      <table:table table:name="Microbits" table:style-name="Microbits">
        <table:table-column table:style-name="Microbits.A" table:number-columns-repeated="2"/>
        <table:table-column table:style-name="Microbits.C"/>
        <table:table-column table:style-name="Microbits.D"/>
        <table:table-row>
          <table:table-cell table:style-name="Microbits.A1" office:value-type="string">
            <text:p text:style-name="P58">Поле</text:p>
            <text:p text:style-name="P58"/>
          </table:table-cell>
          <table:table-cell table:style-name="Microbits.A1" office:value-type="string">
            <text:p text:style-name="P58">Биты</text:p>
          </table:table-cell>
          <table:table-cell table:style-name="Microbits.A1" office:value-type="string">
            <text:p text:style-name="P58">Ширина</text:p>
          </table:table-cell>
          <table:table-cell table:style-name="Microbits.D1" office:value-type="string">
            <text:p text:style-name="P58">Описание</text:p>
          </table:table-cell>
        </table:table-row>
        <table:table-row table:style-name="Microbits.2">
          <table:table-cell table:style-name="Microbits.A2" office:value-type="string">
            <text:p text:style-name="P147">SQI</text:p>
          </table:table-cell>
          <table:table-cell table:style-name="Microbits.A2" office:value-type="string">
            <text:p text:style-name="P59">112-109</text:p>
          </table:table-cell>
          <table:table-cell table:style-name="Microbits.A2" office:value-type="string">
            <text:p text:style-name="P59">4</text:p>
          </table:table-cell>
          <table:table-cell table:style-name="Microbits.D2" office:value-type="string">
            <text:p text:style-name="P155">Код операции селектора адреса микропрограмм (СУАМ).</text:p>
            <text:p text:style-name="P74"/>
            <text:p text:style-name="P100">0 — JZ, переход по нулевому адресу;</text:p>
            <text:p text:style-name="P100">1 — CJS, условный переход к подпрограмме по адресу, подаваемому на вход D СУАМ;</text:p>
            <text:p text:style-name="P100">2 — JМАР, переход по адресу D, выработка сигнала /МЕ;</text:p>
            <text:p text:style-name="P100">3 — CJP, условный переход по адресу, подаваемому на вход D СУАМ;</text:p>
            <text:p text:style-name="P100">4 — PUSH, загрузка стека и условная загрузка счетчика;</text:p>
            <text:p text:style-name="P100">5 — JSRP, условный переход к подпрограмме по адресу, выбираемому из регистра/счетчика или со входа D СУАМ;</text:p>
            <text:p text:style-name="P100">6 — CJV, условный переход по адресу D, выработка сигнала /VЕ;</text:p>
            <text:p text:style-name="P100">7 — JRP, усл. переход по адресу, выбираемому из регистра/счетчика или со входа D СУАМ;</text:p>
            <text:p text:style-name="P100">8 — RFCT, повторение цикла, если счетчик не равен 0;</text:p>
            <text:p text:style-name="P100">9 — RРСТ, повторение по адресу, подаваемому на вход D СУАМ, если счетчик не равен 0;</text:p>
            <text:p text:style-name="P100">10 — CRTN, условный возврат из подпрограммы;</text:p>
            <text:p text:style-name="P100">11 — CJPP, условный переход по адресу, подаваемому на вход D СУАМ, и извлечение из стека;</text:p>
            <text:p text:style-name="P100">12 — LDCT, загрузка счетчика и последовательная выборка;</text:p>
            <text:p text:style-name="P100">13 — LООР, проверка условия окончания цикла;</text:p>
            <text:p text:style-name="P100">14 — CONT, последовательная выборка;</text:p>
            <text:p text:style-name="P100">15 — TWB, переход по одному из 3 адресов.</text:p>
            <text:p text:style-name="P100"/>
          </table:table-cell>
        </table:table-row>
        <table:table-row table:style-name="Microbits.2">
          <table:table-cell table:style-name="Microbits.A2" office:value-type="string">
            <text:p text:style-name="P20">A</text:p>
          </table:table-cell>
          <table:table-cell table:style-name="Microbits.A2" office:value-type="string">
            <text:p text:style-name="P60">108-97</text:p>
          </table:table-cell>
          <table:table-cell table:style-name="Microbits.A2" office:value-type="string">
            <text:p text:style-name="P60">12</text:p>
          </table:table-cell>
          <table:table-cell table:style-name="Microbits.D2" office:value-type="string">
            <text:p text:style-name="P75">А<text:span text:style-name="T6">дрес следующей микрокоманды или адрес ПЗУ констант</text:span>.</text:p>
            <text:p text:style-name="P75"/>
          </table:table-cell>
        </table:table-row>
        <text:soft-page-break/>
        <table:table-row table:style-name="Microbits.2">
          <table:table-cell table:style-name="Microbits.A2" office:value-type="string">
            <text:p text:style-name="P21">МАР</text:p>
          </table:table-cell>
          <table:table-cell table:style-name="Microbits.A2" office:value-type="string">
            <text:p text:style-name="P60">96-95</text:p>
          </table:table-cell>
          <table:table-cell table:style-name="Microbits.A2" office:value-type="string">
            <text:p text:style-name="P60">2</text:p>
          </table:table-cell>
          <table:table-cell table:style-name="Microbits.D2" office:value-type="string">
            <text:p text:style-name="P156"><text:span text:style-name="T7">Выбор источника адреса, поступающего на вход D СУАМ</text:span>. </text:p>
            <text:p text:style-name="P101"/>
            <text:p text:style-name="P102">0 — РЕ, конвейерный регистр;</text:p>
            <text:p text:style-name="P102">1 — МЕ, ПНА КОП основного или дополнительного формата, в зависимости от КОП основного формата (3FН = 077В);</text:p>
            <text:p text:style-name="P102">2 — GRP, ПНА групп и микропрограммные признаки "След0" И "След1";</text:p>
            <text:p text:style-name="P102">3 — не используется (по умолчанию).</text:p>
            <text:p text:style-name="P102"/>
          </table:table-cell>
        </table:table-row>
        <table:table-row table:style-name="Microbits.2">
          <table:table-cell table:style-name="Microbits.A2" office:value-type="string">
            <text:p text:style-name="P22">ALU</text:p>
          </table:table-cell>
          <table:table-cell table:style-name="Microbits.A2" office:value-type="string">
            <text:p text:style-name="P60">94</text:p>
          </table:table-cell>
          <table:table-cell table:style-name="Microbits.A2" office:value-type="string">
            <text:p text:style-name="P60">1</text:p>
          </table:table-cell>
          <table:table-cell table:style-name="Microbits.D2" office:value-type="string">
            <text:p text:style-name="P76">Разрешение выдачи информации из МПС на шину Y. <text:span text:style-name="T8">По умолчанию — нет вывода (0).</text:span></text:p>
            <text:p text:style-name="P103"/>
          </table:table-cell>
        </table:table-row>
        <table:table-row table:style-name="Microbits.2">
          <table:table-cell table:style-name="Microbits.A2" office:value-type="string">
            <text:p text:style-name="P21">ALUD</text:p>
          </table:table-cell>
          <table:table-cell table:style-name="Microbits.A2" office:value-type="string">
            <text:p text:style-name="P60">93-91</text:p>
          </table:table-cell>
          <table:table-cell table:style-name="Microbits.A2" office:value-type="string">
            <text:p text:style-name="P60">3</text:p>
          </table:table-cell>
          <table:table-cell table:style-name="Microbits.D2" office:value-type="string">
            <text:p text:style-name="P76">Управление приемниками результата АЛУ МПС. <text:span text:style-name="T8">По умолчанию — нет загрузки в регистры (1).</text:span></text:p>
            <text:p text:style-name="P103"/>
            <text:p text:style-name="P105">0 — Q, загрузка в регистр Q;</text:p>
            <text:p text:style-name="P105">1 — NО, выдача результата только на выход У, содержитое регистров не изменяется;</text:p>
            <text:p text:style-name="P105">2 — ВА, загрузка в регистр в рзу, на выход У подается значение регистра А;</text:p>
            <text:p text:style-name="P105">3 — В, загрузка в регистр в РЗУ;</text:p>
            <text:p text:style-name="P105">4 — RSBQ, сдвиг вправо, загрузка F/2 в В, Q/2 в Q;</text:p>
            <text:p text:style-name="P105">5 — RSB, сдвиг вправо, загрузка F/2 в В;</text:p>
            <text:p text:style-name="P105">6 — LSBQ, сдвиг влево, загрузка 2F в В, 2Q в Q;</text:p>
            <text:p text:style-name="P105">7 — LSB, сдвиг влево, загрузка 2F в В.</text:p>
            <text:p text:style-name="P105"/>
          </table:table-cell>
        </table:table-row>
        <table:table-row table:style-name="Microbits.2">
          <table:table-cell table:style-name="Microbits.A2" office:value-type="string">
            <text:p text:style-name="P21">FUNC</text:p>
          </table:table-cell>
          <table:table-cell table:style-name="Microbits.A2" office:value-type="string">
            <text:p text:style-name="P60">90-88</text:p>
          </table:table-cell>
          <table:table-cell table:style-name="Microbits.A2" office:value-type="string">
            <text:p text:style-name="P60">3</text:p>
          </table:table-cell>
          <table:table-cell table:style-name="Microbits.D2" office:value-type="string">
            <text:p text:style-name="P155">Код операции АЛУ МПС.</text:p>
            <text:p text:style-name="P74"/>
            <text:p text:style-name="P106">0 — ADD, R + S + С0;</text:p>
            <text:p text:style-name="P78"><text:span text:style-name="T28">1 — SUBR, S </text:span><text:span text:style-name="T30">−</text:span><text:span text:style-name="T28"> R </text:span><text:span text:style-name="T30">−</text:span><text:span text:style-name="T29"> 1 + С0;</text:span></text:p>
            <text:p text:style-name="P78"><text:span text:style-name="T28">2 — SUBS, R </text:span><text:span text:style-name="T30">− </text:span><text:span text:style-name="T28">S </text:span><text:span text:style-name="T30">−</text:span><text:span text:style-name="T28"> 1 + С0;</text:span></text:p>
            <text:p text:style-name="P106">3 — OR, R | S;</text:p>
            <text:p text:style-name="P106">4 — AND, R &amp; S;</text:p>
            <text:p text:style-name="P106">5 — NOTRS, ~R &amp; S;</text:p>
            <text:p text:style-name="P106">6 — EXOR, R ^ S;</text:p>
            <text:p text:style-name="P106">7 — EXNOR, ~(R ^ S).</text:p>
            <text:p text:style-name="P106"/>
          </table:table-cell>
        </table:table-row>
        <table:table-row table:style-name="Microbits.2">
          <table:table-cell table:style-name="Microbits.A2" office:value-type="string">
            <text:p text:style-name="P21">ALUS</text:p>
          </table:table-cell>
          <table:table-cell table:style-name="Microbits.A2" office:value-type="string">
            <text:p text:style-name="P60">87-85</text:p>
          </table:table-cell>
          <table:table-cell table:style-name="Microbits.A2" office:value-type="string">
            <text:p text:style-name="P60">3</text:p>
          </table:table-cell>
          <table:table-cell table:style-name="Microbits.D2" office:value-type="string">
            <text:p text:style-name="P74">Управление источниками операндов на входы АЛУ.</text:p>
            <text:p text:style-name="P74"/>
            <text:p text:style-name="P107">0 — AQ;</text:p>
            <text:p text:style-name="P107">1 — АВ;</text:p>
            <text:p text:style-name="P107">2 — ZQ;</text:p>
            <text:p text:style-name="P107">3 — ZВ;</text:p>
            <text:p text:style-name="P107">4 — ZА;</text:p>
            <text:p text:style-name="P107">5 — DА;</text:p>
            <text:p text:style-name="P107">6 — DQ;</text:p>
            <text:p text:style-name="P107">7 — DZ.</text:p>
            <text:p text:style-name="P107"/>
          </table:table-cell>
        </table:table-row>
        <table:table-row table:style-name="Microbits.2">
          <table:table-cell table:style-name="Microbits.A2" office:value-type="string">
            <text:p text:style-name="P21">Н</text:p>
          </table:table-cell>
          <table:table-cell table:style-name="Microbits.A2" office:value-type="string">
            <text:p text:style-name="P61">84</text:p>
          </table:table-cell>
          <table:table-cell table:style-name="Microbits.A2" office:value-type="string">
            <text:p text:style-name="P60">1</text:p>
          </table:table-cell>
          <table:table-cell table:style-name="Microbits.D2" office:value-type="string">
            <text:p text:style-name="P78">Управление числом разрядов, участвующих в операции АЛУ: 32 или 64. <text:span text:style-name="T8">По умолчанию — 32 разряда (0).</text:span></text:p>
            <text:p text:style-name="P104"/>
          </table:table-cell>
        </table:table-row>
        <text:soft-page-break/>
        <table:table-row table:style-name="Microbits.2">
          <table:table-cell table:style-name="Microbits.A2" office:value-type="string">
            <text:p text:style-name="P21">RВ</text:p>
          </table:table-cell>
          <table:table-cell table:style-name="Microbits.A2" office:value-type="string">
            <text:p text:style-name="P61">83-80</text:p>
          </table:table-cell>
          <table:table-cell table:style-name="Microbits.A2" office:value-type="string">
            <text:p text:style-name="P60">4</text:p>
          </table:table-cell>
          <table:table-cell table:style-name="Microbits.D2" office:value-type="string">
            <text:p text:style-name="P79">Адрес регистра канала B МПС. <text:span text:style-name="T9">По умолчанию — регистр WR6 (10).</text:span></text:p>
            <text:p text:style-name="P108"/>
            <text:p text:style-name="P109">64-разрядные регистры:</text:p>
            <text:p text:style-name="P109">0 — А, сумматор;</text:p>
            <text:p text:style-name="P109">1 — У, регистр младших разрядов;</text:p>
            <text:p text:style-name="P109">2 — INTR, ГРП;</text:p>
            <text:p text:style-name="P109"/>
            <text:p text:style-name="P109">32-разрядные регистры (старшие 32 разряда не используются):</text:p>
            <text:p text:style-name="P109">3 — РС, СЧАС;</text:p>
            <text:p text:style-name="P109">4 — РССОРУ, РОП;</text:p>
            <text:p text:style-name="P109">5 — DADR, ИАОП;</text:p>
            <text:p text:style-name="P109"/>
            <text:p text:style-name="P109">Рабочие константы микропрограмм:</text:p>
            <text:p text:style-name="P109">6 — HALF, FFFF_FFFF_0000_0000;</text:p>
            <text:p text:style-name="P109">7 — ВУТЕ, 0000_0000_0000_00FF;</text:p>
            <text:p text:style-name="P109">8 — EXPN, FFF0_0000_0000_0000;</text:p>
            <text:p text:style-name="P109">9 — MANT, 000F_FFFF_FFFF_FFFF;</text:p>
            <text:p text:style-name="P109"/>
            <text:p text:style-name="P109">Рабочие регистры микропрограмм:</text:p>
            <text:p text:style-name="P109">10 — WR6, номер прерывания при внутренних прерываниях;</text:p>
            <text:p text:style-name="P109">11 — WR5, данные при чт/зп в часы, таймеры СВ;</text:p>
            <text:p text:style-name="P109">12 — WR4;</text:p>
            <text:p text:style-name="P109">13 — WR3;</text:p>
            <text:p text:style-name="P109">14 — WR2;</text:p>
            <text:p text:style-name="P109">15 — WR1.</text:p>
            <text:p text:style-name="P109"/>
          </table:table-cell>
        </table:table-row>
        <table:table-row table:style-name="Microbits.2">
          <table:table-cell table:style-name="Microbits.A2" office:value-type="string">
            <text:p text:style-name="P21">RА</text:p>
          </table:table-cell>
          <table:table-cell table:style-name="Microbits.A2" office:value-type="string">
            <text:p text:style-name="P61">79-76</text:p>
          </table:table-cell>
          <table:table-cell table:style-name="Microbits.A2" office:value-type="string">
            <text:p text:style-name="P60">4</text:p>
          </table:table-cell>
          <table:table-cell table:style-name="Microbits.D2" office:value-type="string">
            <text:p text:style-name="P74">Адрес регистра канала A МПС. <text:span text:style-name="T31">(Аналогично RB выше)</text:span></text:p>
            <text:p text:style-name="P110"/>
          </table:table-cell>
        </table:table-row>
        <table:table-row table:style-name="Microbits.2">
          <table:table-cell table:style-name="Microbits.A2" office:value-type="string">
            <text:p text:style-name="P21">CI</text:p>
          </table:table-cell>
          <table:table-cell table:style-name="Microbits.A2" office:value-type="string">
            <text:p text:style-name="P62">75-74</text:p>
          </table:table-cell>
          <table:table-cell table:style-name="Microbits.A2" office:value-type="string">
            <text:p text:style-name="P60">2</text:p>
          </table:table-cell>
          <table:table-cell table:style-name="Microbits.D2" office:value-type="string">
            <text:p text:style-name="P74">Управление входным переносом <text:span text:style-name="T10">C0</text:span> АЛУ МПС, разряды <text:span text:style-name="T32">I12-I11</text:span>.</text:p>
            <text:p text:style-name="P74"/>
            <text:p text:style-name="P111">0 — CI0, С0 МПС = 0;</text:p>
            <text:p text:style-name="P111">1 — CI1, С0 МПС = 1;</text:p>
            <text:p text:style-name="P111">2 — CIX, С0 МПС = СХ;</text:p>
            <text:p text:style-name="P111">3 — CIC, входной перенос с0 принимает значения NС, /NС, МС, /МС в зависимости от кодов операции I5-I1 СУСС.</text:p>
            <text:p text:style-name="P111"/>
          </table:table-cell>
        </table:table-row>
        <table:table-row table:style-name="Microbits.13">
          <table:table-cell table:style-name="Microbits.A2" office:value-type="string">
            <text:p text:style-name="P21">SHMUX</text:p>
          </table:table-cell>
          <table:table-cell table:style-name="Microbits.A2" office:value-type="string">
            <text:p text:style-name="P62">73-70</text:p>
          </table:table-cell>
          <table:table-cell table:style-name="Microbits.A2" office:value-type="string">
            <text:p text:style-name="P60">4</text:p>
          </table:table-cell>
          <table:table-cell table:style-name="Microbits.D2" office:value-type="string">
            <text:p text:style-name="P80">Управление организацией сдвигов в МПС, <text:span text:style-name="T33">разряды I9-I6 КОП СУСС</text:span>.</text:p>
            <text:p text:style-name="P112">Направление сдвига I10 задается разрядом I7 МПС.</text:p>
            <text:p text:style-name="P112"/>
            <text:p text:style-name="P113">Сдвиги вправо при I10=0:</text:p>
            <text:p text:style-name="P114">0 — LSLSL, логический сдвиг вправо одинарный, освобождающийся разряд заполняется "0", МС не изменяется;</text:p>
            <text:p text:style-name="P114">1 — NSNSL, сдвиг вправо одинарный, МС не изменяется, освобождающийся разряд заполняется "1";</text:p>
            <text:p text:style-name="P114">2 — ASLLS, РЗУ: логический сдвиг вправо, освобождающийся разряд заполняется "0", выдвинутый бит попадает в МС; Q: арифметический сдвиг вправо, освобождающийся разряд заполняется значением MN; используется с К1804ВС2 при операции нормализации чисел обычной длины в качестве последнего шага нормализации (сдвиг в сторону младших разрядов);</text:p>
            <text:p text:style-name="P114">3 — NDNS, сдвиг вправо двойной, освобождающиеся разряды заполняются "1", МС не изменяется;</text:p>
            <text:p text:style-name="P81"><text:span text:style-name="T34">4 — CDLDL, сдвиг вправо двойной, освобождающиеся разряды </text:span><text:soft-page-break/><text:span text:style-name="T34">заполняются значением МС, МС не изменяется;</text:span></text:p>
            <text:p text:style-name="P114">5 — ADNDL, арифметический сдвиг вправо двойной, МС не изеняется, освобождающиеся разряды заполняются значением MN; используется с К1804ВС2 при нормализации чисел двойной длины;</text:p>
            <text:p text:style-name="P114">6 — LDLD, логический сдвиг вправо двойной, освобождающиеся разряды заполняются "0", МС не изменяется;</text:p>
            <text:p text:style-name="P114">7 — LDLND, логический сдвиг вправо двойной, освобождающиеся разряды заполняются "0", выдвинутый из Q бит записывается в МС;</text:p>
            <text:p text:style-name="P114">8 — RSLRSL, циклический сдвиг вправо одинарный, выдвинутый из РЗУ бит записывается в МС;</text:p>
            <text:p text:style-name="P114">9 — RSSRSS, РЗУ: циклический сдвиг вправо совместно с содержимым МС, освобождающийся разряд заполняется значением МС, выдвинутый бит попадает в МС; Q: циклический сдвиг вправо;</text:p>
            <text:p text:style-name="P114">10 — RSRS, циклический сдвиг вправо одинарный, МС не изменяется;</text:p>
            <text:p text:style-name="P114">11 — IDCS, двойной сдвиг вправо с загрузкой в освобождающийся разряд значения IС (выходной перенос МПС), МС не изменяется; используется в повторяющихся микрокомандах сложения и сдвига при умножении и усреднении в арифметике без знака;</text:p>
            <text:p text:style-name="P114">12 — RDSRDS, циклический сдвиг вправо двойной совместно с содержимым МС, освобождающийся разряд заполняется значением МС, выдвинутый разряд попадает в МС;</text:p>
            <text:p text:style-name="P114">13 — RDLRDL, Циклический сдвиг вправо двойной, выдвинутый из Q разряд попадает в МС и старший разряд РЗУ;</text:p>
            <text:p text:style-name="P114">14 — VDCD, двойной сдвиг вправо с загрузкой значения IN^IV в освобождающийся разряд, МС не изменяется; используется в повторяющихся микрокомандах сложения и сдвига в двоичной дополнительной арифметике (при умножении);</text:p>
            <text:p text:style-name="P114">15 — RDRD, циклический сдвиг вправо двойной, МС не изменяется.</text:p>
            <text:p text:style-name="P113"/>
            <text:p text:style-name="P113">Сдвиги влево при I10=1:</text:p>
            <text:p text:style-name="P114">0 — LSLSL, логический сдвиг влево одинарный с загрузкой МС, освобождающийся разряд заполняется "0";</text:p>
            <text:p text:style-name="P114">1 — NSNSL, сдвиг влево одинарный с загрузкой МС, освобождающийся разряд заполняется "1";</text:p>
            <text:p text:style-name="P114">2 — ASLLS, логический сдвиг влево одинарный, МС не изменяется, освобождающиеся разряды заполняются "0";</text:p>
            <text:p text:style-name="P114">3 — NDNS, сдвиг влево одинарный, освобождающиеся разряды заполняются "1", МС не изменяется;</text:p>
            <text:p text:style-name="P114">4 — CDLDL, сдвиг влево двойной с загрузкой МС, освобожд. разряды заполняются "0";</text:p>
            <text:p text:style-name="P114">5 — ADNDL, сдвиг влево двойной с загрузкой МС, освобожд. разряды заполняются "1";</text:p>
            <text:p text:style-name="P114">6 — LDLD, сдвиг влево двойной, освобождающиеся разряды заполняются "0", МС не изменяется;</text:p>
            <text:p text:style-name="P114">7 — LDLND, сдвиг влево двойной, освобождающиеся разряды заполняются "1", MC не изменяется;</text:p>
            <text:p text:style-name="P114">8 — RSLRSL, циклический сдвиг влево одинарный с загрузкой MC;</text:p>
            <text:p text:style-name="P114">9 — RSSRSS, циклический сдвиг влево одинарный совместно с MC, освобождающийся разряд заполняется значением MC, выдвинутый разряд попадает в MC;</text:p>
            <text:p text:style-name="P114">10 — RSRS, циклический сдвиг влево одинарный, MC не изменяется;</text:p>
            <text:p text:style-name="P114">11 — IDCS, сдвиг влево одинарный, MC не изменяется, РЗУ: освобождающийся разряд заполняется значением MC; Q: освобождающийся разряд заполняется "0";</text:p>
            <text:p text:style-name="P81"><text:span text:style-name="T34">12 — RDSRDS, циклический сдвиг влево двойной совместно с </text:span><text:soft-page-break/><text:span text:style-name="T34">содержимым MC, освобождающийся разряд заполняется значением MC, выдвинутый разряд попадает в MC;</text:span></text:p>
            <text:p text:style-name="P114">13 — RDLRDL, циклический сдвиг влево двойной, выдвинутый бит попадает в MC и в освобождающийся разряд Q;</text:p>
            <text:p text:style-name="P114">14 — VDCD, сдвиг влево двойной, MC не изменяется, освобождающиеся разряды заполняются значением MC;</text:p>
            <text:p text:style-name="P114">15 — RDRD, циклический сдвиг влево двойной, MC не изменяется.</text:p>
            <text:p text:style-name="P113"/>
          </table:table-cell>
        </table:table-row>
        <table:table-row table:style-name="Microbits.13">
          <table:table-cell table:style-name="Microbits.A2" office:value-type="string">
            <text:p text:style-name="P21">SТОРС</text:p>
          </table:table-cell>
          <table:table-cell table:style-name="Microbits.A2" office:value-type="string">
            <text:p text:style-name="P62">69-64</text:p>
          </table:table-cell>
          <table:table-cell table:style-name="Microbits.A2" office:value-type="string">
            <text:p text:style-name="P60">6</text:p>
          </table:table-cell>
          <table:table-cell table:style-name="Microbits.D2" office:value-type="string">
            <text:p text:style-name="P157">Разряды I5-I0 КОП СУСС, управляющие:</text:p>
            <text:p text:style-name="P97"><text:s/><text:span text:style-name="T29">-</text:span> микромашинным статусным регистром N;</text:p>
            <text:p text:style-name="P97"><text:s/><text:span text:style-name="T29">-</text:span> машинным статусным регистром М;</text:p>
            <text:p text:style-name="P97"><text:s/><text:span text:style-name="T29">-</text:span> выходом У;</text:p>
            <text:p text:style-name="P97"><text:s/><text:span text:style-name="T29">-</text:span> выходом кода условия;</text:p>
            <text:p text:style-name="P97"><text:s/><text:span text:style-name="T29">-</text:span> входным переносом С0 АЛУ МПС.</text:p>
            <text:p text:style-name="P99"/>
            <text:p text:style-name="P115">0 — УТОМ, MTON;</text:p>
            <text:p text:style-name="P115">1 — SЕТМ, SETN;</text:p>
            <text:p text:style-name="P115">2 — MCN, NСМ;</text:p>
            <text:p text:style-name="P115">3 — CLRN, CLRM;</text:p>
            <text:p text:style-name="P115">5 — INVM;</text:p>
            <text:p text:style-name="P115">7 — ОРС7;</text:p>
            <text:p text:style-name="P115">8 — CLRNZ;</text:p>
            <text:p text:style-name="P115">9 — SETNZ;</text:p>
            <text:p text:style-name="P115">10 — CLRNC;</text:p>
            <text:p text:style-name="P115">11 — SETNC;</text:p>
            <text:p text:style-name="P115">12 — CLRNN;</text:p>
            <text:p text:style-name="P115">13 — SETNN;</text:p>
            <text:p text:style-name="P115">14 — CLRNV;</text:p>
            <text:p text:style-name="P115">15 — SETNV;</text:p>
            <text:p text:style-name="P115">18 — ОРС18;</text:p>
            <text:p text:style-name="P115">19 — ОРС19;</text:p>
            <text:p text:style-name="P116">20 — NZ, по умолчанию;</text:p>
            <text:p text:style-name="P115">21 — /NZ;</text:p>
            <text:p text:style-name="P115">22 — NV;</text:p>
            <text:p text:style-name="P115">23 — /NV;</text:p>
            <text:p text:style-name="P115">26 — NС;</text:p>
            <text:p text:style-name="P115">27 — /NС;</text:p>
            <text:p text:style-name="P115">30 — NN;</text:p>
            <text:p text:style-name="P115">31 — /NN;</text:p>
            <text:p text:style-name="P115">32 — ОРС32;</text:p>
            <text:p text:style-name="P115">33 — ОРС33;</text:p>
            <text:p text:style-name="P115">34 — ОРС34;</text:p>
            <text:p text:style-name="P115">36 — MZ;</text:p>
            <text:p text:style-name="P115">37 — /MZ;</text:p>
            <text:p text:style-name="P115">38 — MV;</text:p>
            <text:p text:style-name="P115">39 — /MV;</text:p>
            <text:p text:style-name="P115">42 — МС;</text:p>
            <text:p text:style-name="P115">43 — /МС;</text:p>
            <text:p text:style-name="P115">46 — MN;</text:p>
            <text:p text:style-name="P115">47 — /MN;</text:p>
            <text:p text:style-name="P115">52 — IZ;</text:p>
            <text:p text:style-name="P115">53 — /IZ;</text:p>
            <text:p text:style-name="P115">54 — IV;</text:p>
            <text:p text:style-name="P115">55 — /IV;</text:p>
            <text:p text:style-name="P115"><text:soft-page-break/>58 — IС;</text:p>
            <text:p text:style-name="P115">59 — /IС;</text:p>
            <text:p text:style-name="P115">62 — IN;</text:p>
            <text:p text:style-name="P115">63 — /IN.</text:p>
            <text:p text:style-name="P116"/>
          </table:table-cell>
        </table:table-row>
        <table:table-row table:style-name="Microbits.2">
          <table:table-cell table:style-name="Microbits.A2" office:value-type="string">
            <text:p text:style-name="P23">MOD</text:p>
          </table:table-cell>
          <table:table-cell table:style-name="Microbits.A2" office:value-type="string">
            <text:p text:style-name="P63">63</text:p>
          </table:table-cell>
          <table:table-cell table:style-name="Microbits.A2" office:value-type="string">
            <text:p text:style-name="P60">1</text:p>
          </table:table-cell>
          <table:table-cell table:style-name="Microbits.D2" office:value-type="string">
            <text:p text:style-name="P77">Режим привилегированных команд <text:span text:style-name="T11">002 и 032</text:span>, разрешающий обращение к специальным регистрам.</text:p>
            <text:p text:style-name="P77"/>
          </table:table-cell>
        </table:table-row>
        <table:table-row table:style-name="Microbits.2">
          <table:table-cell table:style-name="Microbits.A2" office:value-type="string">
            <text:p text:style-name="P24">PSHF</text:p>
          </table:table-cell>
          <table:table-cell table:style-name="Microbits.A2" office:value-type="string">
            <text:p text:style-name="P63">62-56</text:p>
          </table:table-cell>
          <table:table-cell table:style-name="Microbits.A2" office:value-type="string">
            <text:p text:style-name="P60">7</text:p>
          </table:table-cell>
          <table:table-cell table:style-name="Microbits.D2" office:value-type="string">
            <text:p text:style-name="P82">Параметр сдвига сдвигателя, задающий число сдвигов и направление.</text:p>
            <text:p text:style-name="P82"/>
            <text:p text:style-name="P118">0x40 - SН0, параметр сдвига на 0 разрядов</text:p>
            <text:p text:style-name="P82"/>
          </table:table-cell>
        </table:table-row>
        <table:table-row table:style-name="Microbits.2">
          <table:table-cell table:style-name="Microbits.A2" office:value-type="string">
            <text:p text:style-name="P23">MNSA</text:p>
          </table:table-cell>
          <table:table-cell table:style-name="Microbits.A2" office:value-type="string">
            <text:p text:style-name="P63">62-61</text:p>
          </table:table-cell>
          <table:table-cell table:style-name="Microbits.A2" office:value-type="string">
            <text:p text:style-name="P60">2</text:p>
          </table:table-cell>
          <table:table-cell table:style-name="Microbits.D2" office:value-type="string">
            <text:p text:style-name="P158">Адрес источника номера модификатора. По умолчанию — отсутствующий источник (2).</text:p>
            <text:p text:style-name="P98"/>
            <text:p text:style-name="P117">0 — U, регистр исполнительного адреса;</text:p>
            <text:p text:style-name="P117">1 — IRA, поле модификатора команды;</text:p>
            <text:p text:style-name="P117">3 — МР, микропрограмма.</text:p>
            <text:p text:style-name="P117"/>
          </table:table-cell>
        </table:table-row>
        <table:table-row table:style-name="Microbits.13">
          <table:table-cell table:style-name="Microbits.A2" office:value-type="string">
            <text:p text:style-name="P23">MODNM</text:p>
          </table:table-cell>
          <table:table-cell table:style-name="Microbits.A2" office:value-type="string">
            <text:p text:style-name="P63">60-56</text:p>
          </table:table-cell>
          <table:table-cell table:style-name="Microbits.A2" office:value-type="string">
            <text:p text:style-name="P60">5</text:p>
          </table:table-cell>
          <table:table-cell table:style-name="Microbits.D2" office:value-type="string">
            <text:p text:style-name="P90">Номер модификатора в группе регистров, используемый в микропрограмме. Р<text:span text:style-name="T35">егистры 8-3 - область упрятывания регистров общего назначения и рабочие регистры микропрограмм.</text:span></text:p>
            <text:p text:style-name="P119"/>
            <text:p text:style-name="P120">0 — MREZ, резерв;</text:p>
            <text:p text:style-name="P120">1 — PROCNC, номер процесса, равен содержимому РНП у активного процесса;</text:p>
            <text:p text:style-name="P120">2 — SVFA, регистр адреса поля упрятывания;</text:p>
            <text:p text:style-name="P120">3 — РССС, РОП;</text:p>
            <text:p text:style-name="P120">4 — РСС, СЧаС;</text:p>
            <text:p text:style-name="P120">5 — YCR, правая половина РМР;</text:p>
            <text:p text:style-name="P120">6 — YCL, левая половина РМР;</text:p>
            <text:p text:style-name="P120">7 — ACR, правая половина сумматора;</text:p>
            <text:p text:style-name="P120">8 — ACL, левая половина сумматора;</text:p>
            <text:p text:style-name="P120">9 — CTR, регистр счетного времени процесса, правая половина;</text:p>
            <text:p text:style-name="P120">10 — CTL, регистр счетного времени процесса, левая половина;</text:p>
            <text:p text:style-name="P120">11 — СТТ, таймер счетного времени процесса;</text:p>
            <text:p text:style-name="P120">12 — SPRADR, указатель стека адресов возврата из подпрограмм РАВ;</text:p>
            <text:p text:style-name="P120">13 — RRR, расширение регистра режимов, содержащее область упрятывания тега результата, номер предыдущей группы регистров и номер резервной группы регистров;</text:p>
            <text:p text:style-name="P120">14 — RR, регистр режимов;</text:p>
            <text:p text:style-name="P120">15 — С, регистр изменения адреса;</text:p>
            <text:p text:style-name="P120">16 — SР, указатель магазина;</text:p>
            <text:p text:style-name="P119">17 — М14;</text:p>
            <text:p text:style-name="P119">18 — М13;</text:p>
            <text:p text:style-name="P119">19 — М12;</text:p>
            <text:p text:style-name="P119">20 — М11;</text:p>
            <text:p text:style-name="P119">21 — М10;</text:p>
            <text:p text:style-name="P119">22 — М9;</text:p>
            <text:p text:style-name="P119">23 — М8;</text:p>
            <text:p text:style-name="P119">24 — М7;</text:p>
            <text:p text:style-name="P119">25 — М6;</text:p>
            <text:p text:style-name="P119">26 — М5;</text:p>
            <text:p text:style-name="P119"><text:soft-page-break/>27 — М4;</text:p>
            <text:p text:style-name="P119">28 — М3;</text:p>
            <text:p text:style-name="P119">29 — М2;</text:p>
            <text:p text:style-name="P119">30 — М1;</text:p>
            <text:p text:style-name="P119">31 — М0.</text:p>
            <text:p text:style-name="P119"/>
          </table:table-cell>
        </table:table-row>
        <table:table-row table:style-name="Microbits.2">
          <table:table-cell table:style-name="Microbits.A2" office:value-type="string">
            <text:p text:style-name="P150">DSRC</text:p>
          </table:table-cell>
          <table:table-cell table:style-name="Microbits.A2" office:value-type="string">
            <text:p text:style-name="P64">55-52</text:p>
          </table:table-cell>
          <table:table-cell table:style-name="Microbits.A2" office:value-type="string">
            <text:p text:style-name="P64">4</text:p>
          </table:table-cell>
          <table:table-cell table:style-name="Microbits.D2" office:value-type="string">
            <text:p text:style-name="P82">Управление источниками информации на шину D.</text:p>
            <text:p text:style-name="P82"/>
            <text:p text:style-name="P122">1 — MODGN, регистр номера группы ОЗУ модификаторов;</text:p>
            <text:p text:style-name="P122">2 — PROCN, регистр номера процесса;</text:p>
            <text:p text:style-name="P122">3 — CNT, триггеры признаков;</text:p>
            <text:p text:style-name="P122">4 — PHYSPG, регистр физической страницы;</text:p>
            <text:p text:style-name="P122">5 — ARBOPC, регистр КОП арбитра (для анализа при прерываниях);</text:p>
            <text:p text:style-name="P122">8 — СОМА, адресная часть команды;</text:p>
            <text:p text:style-name="P122">9 — SHIFT, результат сдвига;</text:p>
            <text:p text:style-name="P122">10 — ОРС, код операции команды;</text:p>
            <text:p text:style-name="P122">11 — LOS, результат поиска левой единицы;</text:p>
            <text:p text:style-name="P122">12 — PROM, ППЗУ констант.</text:p>
            <text:p text:style-name="P121"/>
          </table:table-cell>
        </table:table-row>
        <table:table-row table:style-name="Microbits.2">
          <table:table-cell table:style-name="Microbits.A2" office:value-type="string">
            <text:p text:style-name="P150">RTIME</text:p>
          </table:table-cell>
          <table:table-cell table:style-name="Microbits.A2" office:value-type="string">
            <text:p text:style-name="P64">55-52</text:p>
          </table:table-cell>
          <table:table-cell table:style-name="Microbits.A2" office:value-type="string">
            <text:p text:style-name="P64">4</text:p>
          </table:table-cell>
          <table:table-cell table:style-name="Microbits.D2" office:value-type="string">
            <text:p text:style-name="P83">Управление чтением информации с часов и таймера счетного времени.</text:p>
            <text:p text:style-name="P83"/>
            <text:p text:style-name="P124">14 — RТ, сигнал чтения часов, таймеров на шину У.</text:p>
            <text:p text:style-name="P123"/>
          </table:table-cell>
        </table:table-row>
        <table:table-row table:style-name="Microbits.2">
          <table:table-cell table:style-name="Microbits.A2" office:value-type="string">
            <text:p text:style-name="P150">WTIME</text:p>
          </table:table-cell>
          <table:table-cell table:style-name="Microbits.A2" office:value-type="string">
            <text:p text:style-name="P64">55-52</text:p>
          </table:table-cell>
          <table:table-cell table:style-name="Microbits.A2" office:value-type="string">
            <text:p text:style-name="P64">4</text:p>
          </table:table-cell>
          <table:table-cell table:style-name="Microbits.D2" office:value-type="string">
            <text:p text:style-name="P83">Управление записью информации в часы и таймер счетного времени.</text:p>
            <text:p text:style-name="P83"/>
            <text:p text:style-name="P124">15 — WТ, сигнал записи в часы, таймеры с шины У (совместно с сигналом WRD).</text:p>
            <text:p text:style-name="P123"/>
          </table:table-cell>
        </table:table-row>
        <table:table-row table:style-name="Microbits.2">
          <table:table-cell table:style-name="Microbits.A2" office:value-type="string">
            <text:p text:style-name="P28">YDST</text:p>
          </table:table-cell>
          <table:table-cell table:style-name="Microbits.A2" office:value-type="string">
            <text:p text:style-name="P65">51-48</text:p>
          </table:table-cell>
          <table:table-cell table:style-name="Microbits.A2" office:value-type="string">
            <text:p text:style-name="P65">4</text:p>
          </table:table-cell>
          <table:table-cell table:style-name="Microbits.D2" office:value-type="string">
            <text:p text:style-name="P82">Управление приемниками информации с шины Y ЦП.</text:p>
            <text:p text:style-name="P82"/>
            <text:p text:style-name="P126">1 — MODGN, регистр номера группы ОЗУ модификаторов;</text:p>
            <text:p text:style-name="P126">2 — PROCN, регистр номера процесса РНП;</text:p>
            <text:p text:style-name="P126">3 — CNT, регистр режимов и триггеры признаков;</text:p>
            <text:p text:style-name="P126">4 — PHYSPG, регистр физической страницы РФС;</text:p>
            <text:p text:style-name="P126">5 — ARBOPC, КОП арбитра (для пультового останова);</text:p>
            <text:p text:style-name="P126">8 — ADRREG, регистр исполнительного адреса (запись);</text:p>
            <text:p text:style-name="P126">9 — PSHIFT, регистр параметра сдвига (только запись);</text:p>
            <text:p text:style-name="P126">10 — CCLR, запуск сброса кэша.</text:p>
            <text:p text:style-name="P125"/>
          </table:table-cell>
        </table:table-row>
        <table:table-row table:style-name="Microbits.2">
          <table:table-cell table:style-name="Microbits.A2" office:value-type="string">
            <text:p text:style-name="P29">SHF</text:p>
          </table:table-cell>
          <table:table-cell table:style-name="Microbits.A2" office:value-type="string">
            <text:p text:style-name="P66">47-46</text:p>
          </table:table-cell>
          <table:table-cell table:style-name="Microbits.A2" office:value-type="string">
            <text:p text:style-name="P66">2</text:p>
          </table:table-cell>
          <table:table-cell table:style-name="Microbits.D2" office:value-type="string">
            <text:p text:style-name="P82">Код операции сдвигателя.</text:p>
            <text:p text:style-name="P82"/>
            <text:p text:style-name="P127">0 — CICL, циклический сдвиг вправо;</text:p>
            <text:p text:style-name="P127">1 — LOG, логический сдвиг;</text:p>
            <text:p text:style-name="P127">2 — ARIPH, арифметический сдвиг;</text:p>
            <text:p text:style-name="P127">3 — EMULF, "расхлопывание" - переход к формату БЭСМ-6.</text:p>
            <text:p text:style-name="P127"/>
          </table:table-cell>
        </table:table-row>
        <text:soft-page-break/>
        <table:table-row table:style-name="Microbits.2">
          <table:table-cell table:style-name="Microbits.A2" office:value-type="string">
            <text:p text:style-name="P30">ARBI</text:p>
          </table:table-cell>
          <table:table-cell table:style-name="Microbits.A2" office:value-type="string">
            <text:p text:style-name="P67">45-42</text:p>
          </table:table-cell>
          <table:table-cell table:style-name="Microbits.A2" office:value-type="string">
            <text:p text:style-name="P67">4</text:p>
          </table:table-cell>
          <table:table-cell table:style-name="Microbits.D2" office:value-type="string">
            <text:p text:style-name="P82">Код операции арбитра общей шины.</text:p>
            <text:p text:style-name="P128"/>
            <text:p text:style-name="P129">1 — CCRD, чтение кэш<text:span text:style-name="T38">а</text:span> команд;</text:p>
            <text:p text:style-name="P129">2 — CCWR, запись в кэш команд;</text:p>
            <text:p text:style-name="P129">3 — DCRD, чтение кэша операндов;</text:p>
            <text:p text:style-name="P129">4 — DCWR, запись в кэш операндов;</text:p>
            <text:p text:style-name="P129">8 — FЕТСН, чтение команды;</text:p>
            <text:p text:style-name="P129">9 — DRD, <text:s/>чтение операнда;</text:p>
            <text:p text:style-name="P129">10 — DWR, запись результата <text:span text:style-name="T37">(не используется)</text:span>;</text:p>
            <text:p text:style-name="P129">11 — RDMWR, чтение-модификация-запись (семафорная);</text:p>
            <text:p text:style-name="P129">12 — BTRWR, запись в режиме блочной передачи;</text:p>
            <text:p text:style-name="P129">13 — BTRRD, чтение в режиме блочной передачи;</text:p>
            <text:p text:style-name="P129">14 — BICLR, сброс прерываний на шине;</text:p>
            <text:p text:style-name="P129">15 — BIRD, чтение прерываний с шины.</text:p>
            <text:p text:style-name="P129"/>
          </table:table-cell>
        </table:table-row>
        <table:table-row table:style-name="Microbits.2">
          <table:table-cell table:style-name="Microbits.A2" office:value-type="string">
            <text:p text:style-name="P31">RLD</text:p>
          </table:table-cell>
          <table:table-cell table:style-name="Microbits.A2" office:value-type="string">
            <text:p text:style-name="P68">41</text:p>
          </table:table-cell>
          <table:table-cell table:style-name="Microbits.A2" office:value-type="string">
            <text:p text:style-name="P68">1</text:p>
          </table:table-cell>
          <table:table-cell table:style-name="Microbits.D2" office:value-type="string">
            <text:p text:style-name="P83">Управление загрузкой регистра селектора адреса <text:span text:style-name="T12">СУАМ и ШФ шин У ЦП и D СУАМ</text:span>.</text:p>
            <text:p text:style-name="P83"/>
          </table:table-cell>
        </table:table-row>
        <table:table-row table:style-name="Microbits.2">
          <table:table-cell table:style-name="Microbits.A2" office:value-type="string">
            <text:p text:style-name="P31">LЕТС</text:p>
          </table:table-cell>
          <table:table-cell table:style-name="Microbits.A2" office:value-type="string">
            <text:p text:style-name="P68">40</text:p>
          </table:table-cell>
          <table:table-cell table:style-name="Microbits.A2" office:value-type="string">
            <text:p text:style-name="P68">1</text:p>
          </table:table-cell>
          <table:table-cell table:style-name="Microbits.D2" office:value-type="string">
            <text:p text:style-name="P82">Управление прохождением признака ПИА на вход ПНА команд.</text:p>
            <text:p text:style-name="P82"/>
          </table:table-cell>
        </table:table-row>
        <table:table-row table:style-name="Microbits.2">
          <table:table-cell table:style-name="Microbits.A2" office:value-type="string">
            <text:p text:style-name="P32">CYSTR</text:p>
          </table:table-cell>
          <table:table-cell table:style-name="Microbits.A2" office:value-type="string">
            <text:p text:style-name="P69">39-37</text:p>
          </table:table-cell>
          <table:table-cell table:style-name="Microbits.A2" office:value-type="string">
            <text:p text:style-name="P69">3</text:p>
          </table:table-cell>
          <table:table-cell table:style-name="Microbits.D2" office:value-type="string">
            <text:p text:style-name="P91">Управление длительностью тактового импульса.</text:p>
            <text:p text:style-name="P130"/>
            <text:p text:style-name="P146">1 — NТ3, 3 нанотакта;</text:p>
            <text:p text:style-name="P146">0 — NТ4, 4 нанотакта;</text:p>
            <text:p text:style-name="P146">4 — NТ5, 5 нанотактов;</text:p>
            <text:p text:style-name="P146">6 — NТ6, 6 нанотактов;</text:p>
            <text:p text:style-name="P146">2 — NТ7, 7 нанотактов;</text:p>
            <text:p text:style-name="P146">3 — NТ8, 8 нанотактов;</text:p>
            <text:p text:style-name="P146">7 — NТ9, 9 нанотактов;</text:p>
            <text:p text:style-name="P146">5 — NТ10, 10 нанотактов = 500 нсек (по умолчанию).</text:p>
            <text:p text:style-name="P91"/>
          </table:table-cell>
        </table:table-row>
        <table:table-row table:style-name="Microbits.2">
          <table:table-cell table:style-name="Microbits.A2" office:value-type="string">
            <text:p text:style-name="P33">SCI</text:p>
          </table:table-cell>
          <table:table-cell table:style-name="Microbits.A2" office:value-type="string">
            <text:p text:style-name="P69">36</text:p>
          </table:table-cell>
          <table:table-cell table:style-name="Microbits.A2" office:value-type="string">
            <text:p text:style-name="P69">1</text:p>
          </table:table-cell>
          <table:table-cell table:style-name="Microbits.D2" office:value-type="string">
            <text:p text:style-name="P84">Управление передачей условия на вход инкрементора регистра адреса микропрограммы. <text:span text:style-name="T13">Условие, выбираемое полем COND, подается на вход CI СУАМ ("жду").</text:span></text:p>
            <text:p text:style-name="P131"/>
          </table:table-cell>
        </table:table-row>
        <table:table-row table:style-name="Microbits.2">
          <table:table-cell table:style-name="Microbits.A2" office:value-type="string">
            <text:p text:style-name="P149">ICI</text:p>
          </table:table-cell>
          <table:table-cell table:style-name="Microbits.A2" office:value-type="string">
            <text:p text:style-name="P69">35</text:p>
          </table:table-cell>
          <table:table-cell table:style-name="Microbits.A2" office:value-type="string">
            <text:p text:style-name="P69">1</text:p>
          </table:table-cell>
          <table:table-cell table:style-name="Microbits.D2" office:value-type="string">
            <text:p text:style-name="P82">Инверсия условия, передаваемого на вход инкрементора регистра адреса микропрограммы <text:span text:style-name="T14">(CI) СУАМ</text:span>.</text:p>
            <text:p text:style-name="P82"/>
          </table:table-cell>
        </table:table-row>
        <table:table-row table:style-name="Microbits.2">
          <table:table-cell table:style-name="Microbits.A2" office:value-type="string">
            <text:p text:style-name="P149">IСС</text:p>
          </table:table-cell>
          <table:table-cell table:style-name="Microbits.A2" office:value-type="string">
            <text:p text:style-name="P69">34</text:p>
          </table:table-cell>
          <table:table-cell table:style-name="Microbits.A2" office:value-type="string">
            <text:p text:style-name="P69">1</text:p>
          </table:table-cell>
          <table:table-cell table:style-name="Microbits.D2" office:value-type="string">
            <text:p text:style-name="P96">Инверсия условий, выбираемых полем COND, управляющих последовательностью исполнения микрокоманд.</text:p>
            <text:p text:style-name="P96"/>
          </table:table-cell>
        </table:table-row>
        <table:table-row table:style-name="Microbits.2">
          <table:table-cell table:style-name="Microbits.A2" office:value-type="string">
            <text:p text:style-name="P149">ISE</text:p>
          </table:table-cell>
          <table:table-cell table:style-name="Microbits.A2" office:value-type="string">
            <text:p text:style-name="P69">33</text:p>
          </table:table-cell>
          <table:table-cell table:style-name="Microbits.A2" office:value-type="string">
            <text:p text:style-name="P69">1</text:p>
          </table:table-cell>
          <table:table-cell table:style-name="Microbits.D2" office:value-type="string">
            <text:p text:style-name="P85">Разрешение внешних и внутренних прерываний. <text:span text:style-name="T15">Признак последней микроинструкции, разрешающий прохождение некоторых прерываний и копирование ТКК в ППК.</text:span></text:p>
            <text:p text:style-name="P132"/>
          </table:table-cell>
        </table:table-row>
        <table:table-row table:style-name="Microbits.2">
          <table:table-cell table:style-name="Microbits.A2" office:value-type="string">
            <text:p text:style-name="P149">СЕМ</text:p>
          </table:table-cell>
          <table:table-cell table:style-name="Microbits.A2" office:value-type="string">
            <text:p text:style-name="P69">32</text:p>
          </table:table-cell>
          <table:table-cell table:style-name="Microbits.A2" office:value-type="string">
            <text:p text:style-name="P69">1</text:p>
          </table:table-cell>
          <table:table-cell table:style-name="Microbits.D2" office:value-type="string">
            <text:p text:style-name="P86">Разрешение записи в машинный регистр состояния <text:span text:style-name="T16">М СУСС</text:span>.</text:p>
            <text:p text:style-name="P86"/>
          </table:table-cell>
        </table:table-row>
        <table:table-row table:style-name="Microbits.2">
          <table:table-cell table:style-name="Microbits.A2" office:value-type="string">
            <text:p text:style-name="P149">CEN</text:p>
          </table:table-cell>
          <table:table-cell table:style-name="Microbits.A2" office:value-type="string">
            <text:p text:style-name="P69">31</text:p>
          </table:table-cell>
          <table:table-cell table:style-name="Microbits.A2" office:value-type="string">
            <text:p text:style-name="P69">1</text:p>
          </table:table-cell>
          <table:table-cell table:style-name="Microbits.D2" office:value-type="string">
            <text:p text:style-name="P86">Разрешение записи в микромашинный регистр состояния <text:span text:style-name="T16">N СУСС</text:span>.</text:p>
            <text:p text:style-name="P86"/>
          </table:table-cell>
        </table:table-row>
        <text:soft-page-break/>
        <table:table-row table:style-name="Microbits.2">
          <table:table-cell table:style-name="Microbits.A2" office:value-type="string">
            <text:p text:style-name="P149">CSM</text:p>
          </table:table-cell>
          <table:table-cell table:style-name="Microbits.A2" office:value-type="string">
            <text:p text:style-name="P69">30</text:p>
          </table:table-cell>
          <table:table-cell table:style-name="Microbits.A2" office:value-type="string">
            <text:p text:style-name="P69">1</text:p>
          </table:table-cell>
          <table:table-cell table:style-name="Microbits.D2" office:value-type="string">
            <text:p text:style-name="P82">Управление обращением к ОЗУ модификаторов.</text:p>
            <text:p text:style-name="P82"/>
          </table:table-cell>
        </table:table-row>
        <table:table-row table:style-name="Microbits.2">
          <table:table-cell table:style-name="Microbits.A2" office:value-type="string">
            <text:p text:style-name="P149">WЕМ</text:p>
          </table:table-cell>
          <table:table-cell table:style-name="Microbits.A2" office:value-type="string">
            <text:p text:style-name="P69">29</text:p>
          </table:table-cell>
          <table:table-cell table:style-name="Microbits.A2" office:value-type="string">
            <text:p text:style-name="P69">1</text:p>
          </table:table-cell>
          <table:table-cell table:style-name="Microbits.D2" office:value-type="string">
            <text:p text:style-name="P82">Разрешение записи в ОЗУ модификаторов.</text:p>
            <text:p text:style-name="P82"/>
          </table:table-cell>
        </table:table-row>
        <table:table-row table:style-name="Microbits.2">
          <table:table-cell table:style-name="Microbits.A2" office:value-type="string">
            <text:p text:style-name="P149">ЕСВ</text:p>
          </table:table-cell>
          <table:table-cell table:style-name="Microbits.A2" office:value-type="string">
            <text:p text:style-name="P69">28</text:p>
          </table:table-cell>
          <table:table-cell table:style-name="Microbits.A2" office:value-type="string">
            <text:p text:style-name="P69">1</text:p>
          </table:table-cell>
          <table:table-cell table:style-name="Microbits.D2" office:value-type="string">
            <text:p text:style-name="P86"><text:span text:style-name="T16">Выбор</text:span> канал<text:span text:style-name="T16">а</text:span> B БОИ данных.</text:p>
            <text:p text:style-name="P86"/>
          </table:table-cell>
        </table:table-row>
        <table:table-row table:style-name="Microbits.2">
          <table:table-cell table:style-name="Microbits.A2" office:value-type="string">
            <text:p text:style-name="P149">WRB</text:p>
          </table:table-cell>
          <table:table-cell table:style-name="Microbits.A2" office:value-type="string">
            <text:p text:style-name="P69">27</text:p>
          </table:table-cell>
          <table:table-cell table:style-name="Microbits.A2" office:value-type="string">
            <text:p text:style-name="P69">1</text:p>
          </table:table-cell>
          <table:table-cell table:style-name="Microbits.D2" office:value-type="string">
            <text:p text:style-name="P82"><text:span text:style-name="T18">З</text:span>апись по каналу B в БОИ данных и БОИ тега.</text:p>
            <text:p text:style-name="P82"/>
          </table:table-cell>
        </table:table-row>
        <table:table-row table:style-name="Microbits.2">
          <table:table-cell table:style-name="Microbits.A2" office:value-type="string">
            <text:p text:style-name="P149">BRA</text:p>
          </table:table-cell>
          <table:table-cell table:style-name="Microbits.A2" office:value-type="string">
            <text:p text:style-name="P69">26-25</text:p>
          </table:table-cell>
          <table:table-cell table:style-name="Microbits.A2" office:value-type="string">
            <text:p text:style-name="P69">2</text:p>
          </table:table-cell>
          <table:table-cell table:style-name="Microbits.D2" office:value-type="string">
            <text:p text:style-name="P92">Адрес регистра канала B БОИ даннных и БОИ тега. <text:span text:style-name="T19">По умолчанию — 3 (чтобы не было случайной записи в RG0).</text:span></text:p>
            <text:p text:style-name="P133"/>
            <text:p text:style-name="P134">0 — RG0, физический адрес, в БОИ тега не используется;</text:p>
            <text:p text:style-name="P134">1 — RG1, регистр левой-правой команды, в БОИ тега - тег команды;</text:p>
            <text:p text:style-name="P134">2 — RG2, регистр операнда, в БОИ тега - тег операнда;</text:p>
            <text:p text:style-name="P134">3 — RG3, регистр результата, в БОИ тега - тег результата (сумматора).</text:p>
            <text:p text:style-name="P134"/>
          </table:table-cell>
        </table:table-row>
        <table:table-row table:style-name="Microbits.2">
          <table:table-cell table:style-name="Microbits.A2" office:value-type="string">
            <text:p text:style-name="P149">ЕСА</text:p>
          </table:table-cell>
          <table:table-cell table:style-name="Microbits.A2" office:value-type="string">
            <text:p text:style-name="P69">24</text:p>
          </table:table-cell>
          <table:table-cell table:style-name="Microbits.A2" office:value-type="string">
            <text:p text:style-name="P69">1</text:p>
          </table:table-cell>
          <table:table-cell table:style-name="Microbits.D2" office:value-type="string">
            <text:p text:style-name="P87"><text:span text:style-name="T17">Выбор</text:span> канал<text:span text:style-name="T17">а</text:span> A БОИ данных.</text:p>
            <text:p text:style-name="P87"/>
          </table:table-cell>
        </table:table-row>
        <table:table-row table:style-name="Microbits.2">
          <table:table-cell table:style-name="Microbits.A2" office:value-type="string">
            <text:p text:style-name="P149">WRA</text:p>
          </table:table-cell>
          <table:table-cell table:style-name="Microbits.A2" office:value-type="string">
            <text:p text:style-name="P69">23</text:p>
          </table:table-cell>
          <table:table-cell table:style-name="Microbits.A2" office:value-type="string">
            <text:p text:style-name="P69">1</text:p>
          </table:table-cell>
          <table:table-cell table:style-name="Microbits.D2" office:value-type="string">
            <text:p text:style-name="P88"><text:span text:style-name="T18">З</text:span>апись по каналу A в БОИ данных. </text:p>
            <text:p text:style-name="P88"/>
          </table:table-cell>
        </table:table-row>
        <table:table-row table:style-name="Microbits.2">
          <table:table-cell table:style-name="Microbits.A2" office:value-type="string">
            <text:p text:style-name="P149">ARA</text:p>
          </table:table-cell>
          <table:table-cell table:style-name="Microbits.A2" office:value-type="string">
            <text:p text:style-name="P69">22-21</text:p>
          </table:table-cell>
          <table:table-cell table:style-name="Microbits.A2" office:value-type="string">
            <text:p text:style-name="P69">2</text:p>
          </table:table-cell>
          <table:table-cell table:style-name="Microbits.D2" office:value-type="string">
            <text:p text:style-name="P92">Адрес регистра канала A БОИ даннных. <text:span text:style-name="T20">По умолчанию — 3 (чтобы не было случайной записи в RG0).</text:span></text:p>
            <text:p text:style-name="P136"/>
            <text:p text:style-name="P135">0 — RG0, физический адрес;</text:p>
            <text:p text:style-name="P135">1 — RG1, регистр левой-правой команды;</text:p>
            <text:p text:style-name="P135">2 — RG2, регистр операнда;</text:p>
            <text:p text:style-name="P135">3 — RG3, регистр результата.</text:p>
            <text:p text:style-name="P135"/>
          </table:table-cell>
        </table:table-row>
        <table:table-row table:style-name="Microbits.2">
          <table:table-cell table:style-name="Microbits.A2" office:value-type="string">
            <text:p text:style-name="P27">YDEV</text:p>
          </table:table-cell>
          <table:table-cell table:style-name="Microbits.A2" office:value-type="string">
            <text:p text:style-name="P70">20-18</text:p>
          </table:table-cell>
          <table:table-cell table:style-name="Microbits.A2" office:value-type="string">
            <text:p text:style-name="P70">3</text:p>
          </table:table-cell>
          <table:table-cell table:style-name="Microbits.D2" office:value-type="string">
            <text:p text:style-name="P92">Выбор источника или приемника информации с шины Y,<text:span text:style-name="T21"> управление — WRY</text:span>.</text:p>
            <text:p text:style-name="P92"/>
            <text:p text:style-name="P137">2 — PHYSAD, физический адрес (только на чтение);</text:p>
            <text:p text:style-name="P137">3 — RADRR, регистр исполнительного адреса (чтение);</text:p>
            <text:p text:style-name="P137">4 — PSMEM, ОЗУ приписок (CS);</text:p>
            <text:p text:style-name="P137">5 — МРМЕМ, ОЗУ обмена с ПП;</text:p>
            <text:p text:style-name="P137">6 — SТОРМ0, ОЗУ останова 0 (только на запись);</text:p>
            <text:p text:style-name="P137">7 — SТОРМ1, ОЗУ останова 1 (только на запись). Выборка ОЗУ останова совмещена с сигналом записи.</text:p>
            <text:p text:style-name="P137"/>
          </table:table-cell>
        </table:table-row>
        <table:table-row table:style-name="Microbits.2">
          <table:table-cell table:style-name="Microbits.A2" office:value-type="string">
            <text:p text:style-name="P27">YDEV<text:span text:style-name="T5">T</text:span></text:p>
          </table:table-cell>
          <table:table-cell table:style-name="Microbits.A2" office:value-type="string">
            <text:p text:style-name="P70">20-18</text:p>
          </table:table-cell>
          <table:table-cell table:style-name="Microbits.A2" office:value-type="string">
            <text:p text:style-name="P70">3</text:p>
          </table:table-cell>
          <table:table-cell table:style-name="Microbits.D2" office:value-type="string">
            <text:p text:style-name="P93">Выбор регистров БОИ тега, <text:span text:style-name="T22">управление — WRB</text:span>.</text:p>
            <text:p text:style-name="P93"/>
            <text:p text:style-name="P137">1 — ECBTAG, канал <text:span text:style-name="T39">B</text:span> БОИ тега (сигнал ЕСВ БОИ).</text:p>
            <text:p text:style-name="P137"/>
          </table:table-cell>
        </table:table-row>
        <table:table-row table:style-name="Microbits.2">
          <table:table-cell table:style-name="Microbits.A2" office:value-type="string">
            <text:p text:style-name="P148">WRY</text:p>
          </table:table-cell>
          <table:table-cell table:style-name="Microbits.A2" office:value-type="string">
            <text:p text:style-name="P71">17</text:p>
          </table:table-cell>
          <table:table-cell table:style-name="Microbits.A2" office:value-type="string">
            <text:p text:style-name="P71">1</text:p>
          </table:table-cell>
          <table:table-cell table:style-name="Microbits.D2" office:value-type="string">
            <text:p text:style-name="P82"><text:span text:style-name="T23">З</text:span>апись в источники или приемники шины Y.</text:p>
            <text:p text:style-name="P82"/>
          </table:table-cell>
        </table:table-row>
        <text:soft-page-break/>
        <table:table-row table:style-name="Microbits.2">
          <table:table-cell table:style-name="Microbits.A2" office:value-type="string">
            <text:p text:style-name="P148">DDEV</text:p>
          </table:table-cell>
          <table:table-cell table:style-name="Microbits.A2" office:value-type="string">
            <text:p text:style-name="P71">16-14</text:p>
          </table:table-cell>
          <table:table-cell table:style-name="Microbits.A2" office:value-type="string">
            <text:p text:style-name="P71">3</text:p>
          </table:table-cell>
          <table:table-cell table:style-name="Microbits.D2" office:value-type="string">
            <text:p text:style-name="P92">Выбор источника или приемника информации с шины D, <text:span text:style-name="T24">управление — WRD</text:span>.</text:p>
            <text:p text:style-name="P92"/>
            <text:p text:style-name="P138">1 — ВВ, БОБР, БИЗМ;</text:p>
            <text:p text:style-name="P138">2 — MODB, БМСП;</text:p>
            <text:p text:style-name="P138">3 — CLRCD, сброс ПИА, дополнительный сигнал;</text:p>
            <text:p text:style-name="P138">5 — STATUS, СУСС;</text:p>
            <text:p text:style-name="P138">6 — РРМЕМ0, ОЗУ приоритетов страниц 0;</text:p>
            <text:p text:style-name="P138">7 — РРМЕМ1, ОЗУ приоритетов страниц 1.</text:p>
            <text:p text:style-name="P138"/>
          </table:table-cell>
        </table:table-row>
        <table:table-row table:style-name="Microbits.2">
          <table:table-cell table:style-name="Microbits.A2" office:value-type="string">
            <text:p text:style-name="P148">YDTIM</text:p>
          </table:table-cell>
          <table:table-cell table:style-name="Microbits.A2" office:value-type="string">
            <text:p text:style-name="P71">16-14</text:p>
          </table:table-cell>
          <table:table-cell table:style-name="Microbits.A2" office:value-type="string">
            <text:p text:style-name="P71">3</text:p>
          </table:table-cell>
          <table:table-cell table:style-name="Microbits.D2" office:value-type="string">
            <text:p text:style-name="P94">Выбор часов и таймера счетного времени, <text:span text:style-name="T25">управление — RTIME, WTIME, WRD</text:span>. </text:p>
            <text:p text:style-name="P94"/>
            <text:p text:style-name="P139">4 - CTIME, регистр и таймер счетного времени (сигнал CS).</text:p>
            <text:p text:style-name="P139"/>
          </table:table-cell>
        </table:table-row>
        <table:table-row table:style-name="Microbits.2">
          <table:table-cell table:style-name="Microbits.A2" office:value-type="string">
            <text:p text:style-name="P148">WRD</text:p>
          </table:table-cell>
          <table:table-cell table:style-name="Microbits.A2" office:value-type="string">
            <text:p text:style-name="P71">13</text:p>
          </table:table-cell>
          <table:table-cell table:style-name="Microbits.A2" office:value-type="string">
            <text:p text:style-name="P71">1</text:p>
          </table:table-cell>
          <table:table-cell table:style-name="Microbits.D2" office:value-type="string">
            <text:p text:style-name="P82">Управление записью в источники или приемники шины D.</text:p>
            <text:p text:style-name="P82"/>
          </table:table-cell>
        </table:table-row>
        <table:table-row table:style-name="Microbits.2">
          <table:table-cell table:style-name="Microbits.A2" office:value-type="string">
            <text:p text:style-name="P148">IОМР</text:p>
          </table:table-cell>
          <table:table-cell table:style-name="Microbits.A2" office:value-type="string">
            <text:p text:style-name="P71">12</text:p>
          </table:table-cell>
          <table:table-cell table:style-name="Microbits.A2" office:value-type="string">
            <text:p text:style-name="P71">1</text:p>
          </table:table-cell>
          <table:table-cell table:style-name="Microbits.D2" office:value-type="string">
            <text:p text:style-name="P159">Выбор дешифратора триггеров признаков или блока обмена с ПП, управляющих сигналов часов и таймера счетного времени <text:span text:style-name="T40">(</text:span><text:span text:style-name="T42">YDTIM</text:span><text:span text:style-name="T43">=</text:span><text:span text:style-name="T44">CTIME</text:span><text:span text:style-name="T43">)</text:span><text:span text:style-name="T40">.</text:span></text:p>
            <text:p text:style-name="P159"/>
            <text:p text:style-name="P160">0 — Работает <text:span text:style-name="T45">дешифратор триггеров признаков </text:span>(FFCNT);</text:p>
            <text:p text:style-name="P160">1 — Обмен с<text:span text:style-name="T45"> ПП </text:span>в соответствии с MPADR<text:span text:style-name="T45">, </text:span>а также обращение к <text:span text:style-name="T45">час</text:span>ам<text:span text:style-name="T45"> и таймер</text:span>у<text:span text:style-name="T45"> счетного времени </text:span>(при <text:span text:style-name="T42">YDTIM</text:span><text:span text:style-name="T41">=</text:span><text:span text:style-name="T44">CTIME</text:span><text:span text:style-name="T41">).</text:span></text:p>
            <text:p text:style-name="P140"/>
          </table:table-cell>
        </table:table-row>
        <table:table-row table:style-name="Microbits.13">
          <table:table-cell table:style-name="Microbits.A2" office:value-type="string">
            <text:p text:style-name="P26">FFCNT</text:p>
          </table:table-cell>
          <table:table-cell table:style-name="Microbits.A2" office:value-type="string">
            <text:p text:style-name="P72">11-7</text:p>
          </table:table-cell>
          <table:table-cell table:style-name="Microbits.A2" office:value-type="string">
            <text:p text:style-name="P72">5</text:p>
          </table:table-cell>
          <table:table-cell table:style-name="Microbits.D2" office:value-type="string">
            <text:p text:style-name="P95">Установка/сброс триггеров признаков или управляющие сигналы <text:span text:style-name="T27">А1, А0 </text:span>для обращения к часам и таймеру.</text:p>
            <text:p text:style-name="P95"/>
            <text:p text:style-name="P141">1 — LOGGRP, установка логической группы;</text:p>
            <text:p text:style-name="P141">2 — MULGRP, установка группы умножения;</text:p>
            <text:p text:style-name="P141">3 — ADDGRP, установка группы сложения;</text:p>
            <text:p text:style-name="P141">5 — SЕТС, <text:s/>установка триггера ПИА;</text:p>
            <text:p text:style-name="P142">6 — CLRRCB, сброс триггера ППК;</text:p>
            <text:p text:style-name="P142">7 — SETRCB, установка триггера ППК;</text:p>
            <text:p text:style-name="P142">8 — CLRJMP, сброс триггера ППУ;</text:p>
            <text:p text:style-name="P142">9 — SETJMP, установка триггера ППУ;</text:p>
            <text:p text:style-name="P141">10 — SETEI, сброс маски прерываний (разрешение прерываний);</text:p>
            <text:p text:style-name="P141">11 — CLREI, установка маски прерываний (запрет прерываний);</text:p>
            <text:p text:style-name="P141">12 — CLRTR0, сброс микропрограммного признака "След0";</text:p>
            <text:p text:style-name="P141">13 — SETTR0, установка мп признака "След0";</text:p>
            <text:p text:style-name="P141">14 — CLRTR1, сброс мп признака "След1";</text:p>
            <text:p text:style-name="P141">15 — SETTR1, установка мп признака "След1";</text:p>
            <text:p text:style-name="P141">16 — CLRCT, сброс прерывания от часов счетного времени;</text:p>
            <text:p text:style-name="P141">17 — CLRCTT, сброс прерывания от таймера счетного времени;</text:p>
            <text:p text:style-name="P142">18 — CLRTKK, сброс триггера коммутации команд - ТКК (ППК стандартизатора);</text:p>
            <text:p text:style-name="P141">19 — SЕТТКК, установка ТКК;</text:p>
            <text:p text:style-name="P141">20 — SETNR, установка НР;</text:p>
            <text:p text:style-name="P141">21 — STRTLD, запуск загрузки ОЗУ БМСП единицами;</text:p>
            <text:p text:style-name="P141">22 — SETER, установка РЭ;</text:p>
            <text:p text:style-name="P141">23 — СНТКК, переброс ТКК (работает в счетном режиме!);</text:p>
            <text:p text:style-name="P142">24 — SETHLT, установка триггера "Останов" (Halt);</text:p>
            <text:p text:style-name="P141">25 — CLRINT, сброс прерываний (кроме прерываний от таймеров);</text:p>
            <text:p text:style-name="P142"><text:soft-page-break/>26 — CLRRUN, сброс триггера "Пуск";</text:p>
            <text:p text:style-name="P141">27 — RDMPCP, установка признака "ОЗУ обмена ПП -&gt; ЦП прочитано";</text:p>
            <text:p text:style-name="P141">28 — LDMPCP, установка признака "в ОЗУ обмена ПП -&gt; ЦП есть информация";</text:p>
            <text:p text:style-name="P141">29 — LDCPMP, установка признака "в ОЗУ обмена ЦП -&gt; ПП есть информация";</text:p>
            <text:p text:style-name="P141">30 — PRGINT, установка программного прерывания с номером 31;</text:p>
            <text:p text:style-name="P141">31 — EXTINT, установка внешнего прерывания на магистраль.</text:p>
            <text:p text:style-name="P141"/>
          </table:table-cell>
        </table:table-row>
        <table:table-row table:style-name="Microbits.2">
          <table:table-cell table:style-name="Microbits.A2" office:value-type="string">
            <text:p text:style-name="P26">MPADR</text:p>
          </table:table-cell>
          <table:table-cell table:style-name="Microbits.A2" office:value-type="string">
            <text:p text:style-name="P72">10-7</text:p>
          </table:table-cell>
          <table:table-cell table:style-name="Microbits.A2" office:value-type="string">
            <text:p text:style-name="P72">4</text:p>
          </table:table-cell>
          <table:table-cell table:style-name="Microbits.D2" office:value-type="string">
            <text:p text:style-name="P82">Адрес регистра в блоке обмена с ПП.</text:p>
            <text:p text:style-name="P82"/>
            <text:p text:style-name="P143">Информационные байты обращений ЦП к ПП (используются ОС через WMOD):</text:p>
            <text:p text:style-name="P143">0 — INFB1;</text:p>
            <text:p text:style-name="P143">1 — INFB2;</text:p>
            <text:p text:style-name="P143">2 — FСР, флаг для ПП по инициативе ЦП;</text:p>
            <text:p text:style-name="P143">3 — FМР, флаг ПП-ЦП по инициативе ПП.</text:p>
            <text:p text:style-name="P143"/>
            <text:p text:style-name="P143">Байты адреса регистра или внутренней памяти ЦП при обращениях ПП (в младшем по номеру регистре - старший байт адреса):</text:p>
            <text:p text:style-name="P143">4 — ADRB1;</text:p>
            <text:p text:style-name="P143">5 — ADRB2;</text:p>
            <text:p text:style-name="P143">6 — ADRB3;</text:p>
            <text:p text:style-name="P143">7 — ADRB4.</text:p>
            <text:p text:style-name="P143"/>
            <text:p text:style-name="P143">Байты данных при обращениях ПП (в младшем по номеру регистре - старший байт данных):</text:p>
            <text:p text:style-name="P143">8 — DАТАВ1;</text:p>
            <text:p text:style-name="P143">9 — DАТАВ2;</text:p>
            <text:p text:style-name="P143">10 — DАТАВ3;</text:p>
            <text:p text:style-name="P143">11 — DАТАВ4;</text:p>
            <text:p text:style-name="P143">12 — DАТАВ5;</text:p>
            <text:p text:style-name="P143">13 — DАТАВ6;</text:p>
            <text:p text:style-name="P143">14 — DАТАВ7;</text:p>
            <text:p text:style-name="P143">15 — DАТАВ8.</text:p>
            <text:p text:style-name="P143"/>
          </table:table-cell>
        </table:table-row>
        <text:soft-page-break/>
        <table:table-row table:style-name="Microbits.2">
          <table:table-cell table:style-name="Microbits.A2" office:value-type="string">
            <text:p text:style-name="P25">COND</text:p>
          </table:table-cell>
          <table:table-cell table:style-name="Microbits.A2" office:value-type="string">
            <text:p text:style-name="P73">6-2</text:p>
          </table:table-cell>
          <table:table-cell table:style-name="Microbits.A2" office:value-type="string">
            <text:p text:style-name="P73">5</text:p>
          </table:table-cell>
          <table:table-cell table:style-name="Microbits.D2" office:value-type="string">
            <text:p text:style-name="P82">Выбор условия, подлежащего проверке.</text:p>
            <text:p text:style-name="P82"/>
            <text:p text:style-name="P144">0 — YES, "да";</text:p>
            <text:p text:style-name="P144">1 — NORMB, блокировка нормализации (БНОР);</text:p>
            <text:p text:style-name="P144">2 — RNDB, блокировка округления (БОКР);</text:p>
            <text:p text:style-name="P144">3 — OVRIB, блокировка прерывания по переполнению (БПП);</text:p>
            <text:p text:style-name="P144">4 — BNB, блокировка выхода числа за диапазон БЭСМ-6 (ББЧ);</text:p>
            <text:p text:style-name="P144">5 — OVRFTB, блокировка проверки переполнения поля упрятывания (БППУ);</text:p>
            <text:p text:style-name="P144">6 — DRG, режим диспетчера;</text:p>
            <text:p text:style-name="P144">7 — EMLRG, режим эмуляции;</text:p>
            <text:p text:style-name="P144">8 — RСВ, ППК;</text:p>
            <text:p text:style-name="P144">9 — СВ, ПИА;</text:p>
            <text:p text:style-name="P144">10 — CEMLRG, РЭС, 20-й разряд РР (резерв);</text:p>
            <text:p text:style-name="P144">11 — СТ, сигнал СТ СУСС;</text:p>
            <text:p text:style-name="P144">12 — TR1, След1;</text:p>
            <text:p text:style-name="P144">13 — INTSTP, ПОП;</text:p>
            <text:p text:style-name="P144">14 — IR15, ИР15;</text:p>
            <text:p text:style-name="P144">15 — ТККВ, ТКК;</text:p>
            <text:p text:style-name="P144">16 — RUN, "пуск" от ПП;</text:p>
            <text:p text:style-name="P144">17 — NMLRDY, отсутствие готовности умножителя;</text:p>
            <text:p text:style-name="P144">19 — INT, признак наличия прерываний;</text:p>
            <text:p text:style-name="P144">20 — FULMEM, ОЗУ БМСП единицами заполнено;</text:p>
            <text:p text:style-name="P144">21 — ARBRDY, готовность арбитра;</text:p>
            <text:p text:style-name="P144">22 — TR0, След0;</text:p>
            <text:p text:style-name="P144">23 — СРМР, ОЗУ обмена "ЦП -&gt; ПП" свободно.</text:p>
            <text:p text:style-name="P144"/>
          </table:table-cell>
        </table:table-row>
        <table:table-row table:style-name="Microbits.2">
          <table:table-cell table:style-name="Microbits.A2" office:value-type="string">
            <text:p text:style-name="P25">MPS</text:p>
          </table:table-cell>
          <table:table-cell table:style-name="Microbits.A2" office:value-type="string">
            <text:p text:style-name="P73">1</text:p>
          </table:table-cell>
          <table:table-cell table:style-name="Microbits.A2" office:value-type="string">
            <text:p text:style-name="P73">1</text:p>
          </table:table-cell>
          <table:table-cell table:style-name="Microbits.D2" office:value-type="string">
            <text:p text:style-name="P89">Управление выбором источника параметра сдвига. <text:span text:style-name="T27">Задание параметра сдвига из микропрограммы, 56-62 разряды (1) или из регистра параметра сдвига (0).</text:span></text:p>
            <text:p text:style-name="P145"/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ndale Mono" svg:font-family="'Andale Mono'" style:font-pitch="fixed"/>
    <style:font-face style:name="DejaVu Sans Mono" svg:font-family="'DejaVu Sans Mono'" style:font-family-generic="modern" style:font-pitch="fixed"/>
    <style:font-face style:name="Lucida Sans Typewriter" svg:font-family="'Lucida Sans Typewriter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0402in" draw:rotation="0"/>
    <draw:hatch draw:name="Black_20_90_20_Degrees" draw:display-name="Black 90 Degrees" draw:style="single" draw:color="#000000" draw:distance="0.0169in" draw:rotation="900"/>
    <draw:hatch draw:name="Hatch_20_2" draw:display-name="Hatch 2" draw:style="single" draw:color="#000080" draw:distance="0.011in" draw:rotation="900"/>
    <draw:hatch draw:name="Hatch_20_3" draw:display-name="Hatch 3" draw:style="single" draw:color="#000080" draw:distance="0.0228in" draw:rotation="900"/>
    <draw:hatch draw:name="Hatch_20_4" draw:display-name="Hatch 4" draw:style="single" draw:color="#000000" draw:distance="0.0283in" draw:rotation="900"/>
    <draw:hatch draw:name="Hatch_20_5" draw:display-name="Hatch 5" draw:style="single" draw:color="#000000" draw:distance="0.0228in" draw:rotation="900"/>
    <draw:fill-image draw:name="Empty" xlink:href="Pictures/100000000000000800000008AEB03D6432C48F53.png" xlink:type="simple" xlink:show="embed" xlink:actuate="onLoad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0398in" fo:margin-bottom="0.0398in" loext:contextual-spacing="false" fo:orphans="2" fo:widows="2" style:page-number="auto" style:shadow="none"/>
      <style:text-properties fo:font-size="11pt"/>
    </style:style>
    <style:style style:name="Title" style:family="paragraph" style:parent-style-name="Standard" style:next-style-name="Text_20_body" style:class="chapter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 style:vertical-align="midd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Numbering_20_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list-style-name="Numbering_20_1" style:class="text">
      <style:paragraph-properties fo:margin-left="0.0402in" fo:margin-right="0.0402in" fo:text-indent="0.0402in" style:auto-text-indent="false">
        <style:tab-stops>
          <style:tab-stop style:position="0.1in"/>
        </style:tab-stops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Marginalia" style:family="paragraph" style:parent-style-name="Text_20_body" style:class="text" style:master-page-name="">
      <style:paragraph-properties fo:margin-left="1.5752in" fo:margin-right="0in" fo:margin-top="0in" fo:margin-bottom="0in" loext:contextual-spacing="false" fo:text-indent="0in" style:auto-text-indent="false" style:page-number="auto" style:border-line-width-left="0.0008in 0.0346in 0.0008in" fo:padding="0.0984in" fo:border-left="2.61pt double #000000" fo:border-right="none" fo:border-top="none" fo:border-bottom="none" style:shadow="none"/>
      <style:text-properties fo:font-style="italic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Код" style:family="paragraph" style:parent-style-name="Text_20_body" style:class="text">
      <style:text-properties style:font-name="Lucida Sans Typewriter" fo:font-family="'Lucida Sans Typewriter'" style:font-style-name="Обычный" style:font-family-generic="modern" style:font-pitch="fixed" fo:font-size="9pt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3" style:display-name="Heading 3" style:family="paragraph" style:parent-style-name="Title" style:next-style-name="Text_20_body" style:list-style-name="Numbering_20_1" style:class="text">
      <style:text-properties fo:font-size="12pt" fo:font-style="italic" fo:font-weight="normal" style:font-size-asian="14pt" style:font-weight-asian="bold" style:font-size-complex="14pt" style:font-weight-complex="bold"/>
    </style:style>
    <style:style style:name="List_20_1" style:display-name="List 1" style:family="paragraph" style:parent-style-name="List" style:class="list">
      <style:paragraph-properties fo:margin-left="0.5654in" fo:margin-right="0in" fo:margin-top="0in" fo:margin-bottom="0.0445in" loext:contextual-spacing="false" fo:text-indent="-0.25in" style:auto-text-indent="false">
        <style:tab-stops/>
      </style:paragraph-properties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prefix=" " style:num-suffix="." style:num-format="1">
        <style:list-level-properties text:min-label-width="0.05in" text:min-label-distance="0.05in"/>
      </text:list-level-style-number>
      <text:list-level-style-number text:level="2" text:style-name="Numbering_20_Symbols" style:num-prefix=" " style:num-suffix="." style:num-format="1" text:display-levels="2">
        <style:list-level-properties text:min-label-width="0.1in" text:min-label-distance="0.1in"/>
      </text:list-level-style-number>
      <text:list-level-style-number text:level="3" text:style-name="Numbering_20_Symbols" style:num-prefix=" " style:num-suffix=")" style:num-format="a">
        <style:list-level-properties text:min-label-width="0.05in" text:min-label-distance="0.05in"/>
      </text:list-level-style-number>
      <text:list-level-style-bullet text:level="4" text:style-name="Bullet_20_Symbols" text:bullet-char="•">
        <style:list-level-properties text:min-label-width="0.05in" text:min-label-distance="0.05in"/>
        <style:text-properties style:font-name="StarSymbol1"/>
      </text:list-level-style-bullet>
      <text:list-level-style-bullet text:level="5" text:style-name="Bullet_20_Symbols" text:bullet-char="•">
        <style:list-level-properties text:min-label-width="0.05in" text:min-label-distance="0.05in"/>
        <style:text-properties style:font-name="StarSymbol1"/>
      </text:list-level-style-bullet>
      <text:list-level-style-bullet text:level="6" text:style-name="Bullet_20_Symbols" text:bullet-char="•">
        <style:list-level-properties text:min-label-width="0.05in" text:min-label-distance="0.05in"/>
        <style:text-properties style:font-name="StarSymbol1"/>
      </text:list-level-style-bullet>
      <text:list-level-style-bullet text:level="7" text:style-name="Bullet_20_Symbols" text:bullet-char="•">
        <style:list-level-properties text:min-label-width="0.05in" text:min-label-distance="0.05in"/>
        <style:text-properties style:font-name="StarSymbol1"/>
      </text:list-level-style-bullet>
      <text:list-level-style-bullet text:level="8" text:style-name="Bullet_20_Symbols" text:bullet-char="•">
        <style:list-level-properties text:min-label-width="0.05in" text:min-label-distance="0.05in"/>
        <style:text-properties style:font-name="StarSymbol1"/>
      </text:list-level-style-bullet>
      <text:list-level-style-bullet text:level="9" text:style-name="Bullet_20_Symbols" text:bullet-char="•">
        <style:list-level-properties text:min-label-width="0.05in" text:min-label-distance="0.05in"/>
        <style:text-properties style:font-name="StarSymbol1"/>
      </text:list-level-style-bullet>
      <text:list-level-style-bullet text:level="10" text:style-name="Bullet_20_Symbols" text:bullet-char="•">
        <style:list-level-properties text:min-label-width="0.05in" text:min-label-distance="0.05in"/>
        <style:text-properties style:font-name="StarSymbol1"/>
      </text:list-level-style-bullet>
    </text:list-style>
    <text:list-style style:name="Numbering_20_2" style:display-name="Numbering 2">
      <text:list-level-style-number text:level="1" text:style-name="Numbering_20_Symbols" style:num-format="1">
        <style:list-level-properties/>
      </text:list-level-style-number>
      <text:list-level-style-number text:level="2" text:style-name="Numbering_20_Symbols" style:num-format="1" text:display-levels="2">
        <style:list-level-properties text:min-label-distance="0.05in"/>
      </text:list-level-style-number>
      <text:list-level-style-number text:level="3" text:style-name="Numbering_20_Symbols" style:num-format="1" text:start-value="3" text:display-levels="2">
        <style:list-level-properties/>
      </text:list-level-style-number>
      <text:list-level-style-number text:level="4" text:style-name="Numbering_20_Symbols" style:num-format="1" text:start-value="4" text:display-levels="2">
        <style:list-level-properties/>
      </text:list-level-style-number>
      <text:list-level-style-number text:level="5" text:style-name="Numbering_20_Symbols" style:num-format="1" text:start-value="5" text:display-levels="2">
        <style:list-level-properties/>
      </text:list-level-style-number>
      <text:list-level-style-number text:level="6" text:style-name="Numbering_20_Symbols" style:num-format="1" text:start-value="6" text:display-levels="2">
        <style:list-level-properties/>
      </text:list-level-style-number>
      <text:list-level-style-number text:level="7" text:style-name="Numbering_20_Symbols" style:num-format="1" text:start-value="7" text:display-levels="2">
        <style:list-level-properties/>
      </text:list-level-style-number>
      <text:list-level-style-number text:level="8" text:style-name="Numbering_20_Symbols" style:num-format="1" text:start-value="8" text:display-levels="2">
        <style:list-level-properties/>
      </text:list-level-style-number>
      <text:list-level-style-number text:level="9" text:style-name="Numbering_20_Symbols" style:num-format="1" text:start-value="9" text:display-levels="2">
        <style:list-level-properties/>
      </text:list-level-style-number>
      <text:list-level-style-number text:level="10" text:style-name="Numbering_20_Symbols" style:num-format="1" text:start-value="10" text:display-levels="2">
        <style:list-level-properties/>
      </text:list-level-style-number>
    </text:list-style>
    <text:list-style style:name="Numbering_20_3" style:display-name="Numbering 3">
      <text:list-level-style-number text:level="1" text:style-name="Numbering_20_Symbols" style:num-prefix=" " style:num-suffix=" " style:num-format="1">
        <style:list-level-properties text:min-label-width="0.5902in"/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space-before="1.1815in" text:min-label-width="0.5902in"/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space-before="1.1815in" text:min-label-width="0.5902in"/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space-before="3.5437in" text:min-label-width="0.5902in"/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space-before="4.7252in" text:min-label-width="0.5902in"/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space-before="5.9063in" text:min-label-width="0.5902in"/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space-before="7.0878in" text:min-label-width="0.5902in"/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space-before="8.2689in" text:min-label-width="0.5902in"/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space-before="9.45in" text:min-label-width="0.5902in"/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space-before="10.6315in" text:min-label-width="0.5902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min-label-width="0.1575in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initial-creator>Serge Vakulenko</meta:initial-creator>
    <meta:creation-date>2008-05-28T18:42:01</meta:creation-date>
    <dc:date>2016-10-21T19:48:04.024578909</dc:date>
    <meta:printed-by>Serge Vakulenko</meta:printed-by>
    <meta:print-date>2008-09-22T16:14:44</meta:print-date>
    <meta:editing-cycles>891</meta:editing-cycles>
    <meta:editing-duration>P9DT9H24M40S</meta:editing-duration>
    <dc:creator>Serge Vakulenko</dc:creator>
    <meta:document-statistic meta:table-count="7" meta:image-count="0" meta:object-count="0" meta:page-count="15" meta:paragraph-count="780" meta:word-count="3538" meta:character-count="22523" meta:non-whitespace-character-count="18199"/>
    <meta:user-defined meta:name="Поле 1"/>
    <meta:user-defined meta:name="Поле 2"/>
    <meta:user-defined meta:name="Поле 3"/>
    <meta:user-defined meta:name="Поле 4"/>
  </office:meta>
</office:document-meta>
</file>